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Luminance_20__26__20_Gamma">
      <style:table-properties table:display="true" style:writing-mode="lr-tb"/>
    </style:style>
    <style:style style:name="ta3" style:family="table" style:master-page-name="PageStyle_5f_Feuil2">
      <style:table-properties table:display="true" style:writing-mode="lr-tb"/>
    </style:style>
    <style:style style:name="ta4" style:family="table" style:master-page-name="PageStyle_5f_Feuil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1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draw:fill="none"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ce2"/>
        <table:table-column table:style-name="co2" table:default-cell-style-name="ce5"/>
        <table:table-column table:style-name="co2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Gamma : </text:p>
          </table:table-cell>
          <table:table-cell office:value-type="float" office:value="0.45">
            <text:p>0,45</text:p>
          </table:table-cell>
          <table:table-cell office:value-type="string">
            <text:p>Luminance</text:p>
          </table:table-cell>
          <table:table-cell office:value-type="string">
            <text:p>GAMMA</text:p>
          </table:table-cell>
          <table:table-cell office:value-type="string">
            <text:p>G</text:p>
          </table:table-cell>
          <table:table-cell office:value-type="string">
            <text:p>AnteG</text:p>
          </table:table-cell>
          <table:table-cell office:value-type="string">
            <text:p>AnteGAMM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0" office:value-type="float" office:value="0">
            <text:p>0</text:p>
          </table:table-cell>
          <table:table-cell table:formula="of:=[.$B$3]*([.C2]^(1/[.$B$1]))" office:value-type="float" office:value="0">
            <text:p>0</text:p>
          </table:table-cell>
          <table:table-cell table:formula="of:=[.C2]^(1/[.$B$1])" office:value-type="float" office:value="0">
            <text:p>0,00</text:p>
          </table:table-cell>
          <table:table-cell table:formula="of:=-((255-[.C2])^(1/[.$B$1]))" office:value-type="float" office:value="-222775.315618939">
            <text:p>-222775,315618939</text:p>
          </table:table-cell>
          <table:table-cell table:style-name="ce4" table:formula="of:=[.F2]*[.$B$6]+[.$B$7]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 = </text:p>
          </table:table-cell>
          <table:table-cell table:style-name="ce3" table:formula="of:=IF([.B1]&gt;0;255/(255^(1/[.B1]));0)" office:value-type="float" office:value="0.00114465105477028">
            <text:p>0</text:p>
          </table:table-cell>
          <table:table-cell table:formula="of:=[.C2]+1" office:value-type="float" office:value="1">
            <text:p>1</text:p>
          </table:table-cell>
          <table:table-cell table:style-name="ce4" table:formula="of:=[.$B$3]*([.C3]^(1/[.$B$1]))" office:value-type="float" office:value="0.00114465105477028">
            <text:p>0</text:p>
          </table:table-cell>
          <table:table-cell table:formula="of:=[.C3]^(1/[.$B$1])" office:value-type="float" office:value="1">
            <text:p>1,00</text:p>
          </table:table-cell>
          <table:table-cell table:formula="of:=-((255-[.C3])^(1/[.$B$1]))" office:value-type="float" office:value="-220838.569765998">
            <text:p>-220838,569765998</text:p>
          </table:table-cell>
          <table:table-cell table:style-name="ce4" table:formula="of:=[.F3]*[.$B$6]+[.$B$7]" office:value-type="float" office:value="2.21689818339004">
            <text:p>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X1 = </text:p>
          </table:table-cell>
          <table:table-cell table:formula="of:=1/([.C2]^(1/[.$B$1])+1)" office:value-type="float" office:value="1">
            <text:p>1</text:p>
          </table:table-cell>
          <table:table-cell table:formula="of:=[.C3]+1" office:value-type="float" office:value="2">
            <text:p>2</text:p>
          </table:table-cell>
          <table:table-cell table:style-name="ce4" table:formula="of:=[.$B$3]*([.C4]^(1/[.$B$1]))" office:value-type="float" office:value="0.00534107478228385">
            <text:p>0</text:p>
          </table:table-cell>
          <table:table-cell table:formula="of:=[.C4]^(1/[.$B$1])" office:value-type="float" office:value="4.66611615830447">
            <text:p>4,67</text:p>
          </table:table-cell>
          <table:table-cell table:formula="of:=-((255-[.C4])^(1/[.$B$1]))" office:value-type="float" office:value="-218911.120960723">
            <text:p>-218911,120960723</text:p>
          </table:table-cell>
          <table:table-cell table:style-name="ce4" table:formula="of:=[.F4]*[.$B$6]+[.$B$7]" office:value-type="float" office:value="4.42315449136356">
            <text:p>4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X2 = </text:p>
          </table:table-cell>
          <table:table-cell table:formula="of:=1/([.C257]^(1/[.$B$1])+1)" office:value-type="float" office:value="0.00000448880751628244">
            <text:p>4,48880751628244E-006</text:p>
          </table:table-cell>
          <table:table-cell table:formula="of:=[.C4]+1" office:value-type="float" office:value="3">
            <text:p>3</text:p>
          </table:table-cell>
          <table:table-cell table:style-name="ce4" table:formula="of:=[.$B$3]*([.C5]^(1/[.$B$1]))" office:value-type="float" office:value="0.0131505091484075">
            <text:p>0</text:p>
          </table:table-cell>
          <table:table-cell table:formula="of:=[.C5]^(1/[.$B$1])" office:value-type="float" office:value="11.4886620630832">
            <text:p>11,49</text:p>
          </table:table-cell>
          <table:table-cell table:formula="of:=-((255-[.C5])^(1/[.$B$1]))" office:value-type="float" office:value="-216992.961056715">
            <text:p>-216992,961056715</text:p>
          </table:table-cell>
          <table:table-cell table:style-name="ce4" table:formula="of:=[.F5]*[.$B$6]+[.$B$7]" office:value-type="float" office:value="6.61877824870481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 = </text:p>
          </table:table-cell>
          <table:table-cell table:formula="of:=255/([.F257]-[.F2])" office:value-type="float" office:value="0.00114465105477028">
            <text:p>0,0011446511</text:p>
          </table:table-cell>
          <table:table-cell table:formula="of:=[.C5]+1" office:value-type="float" office:value="4">
            <text:p>4</text:p>
          </table:table-cell>
          <table:table-cell table:style-name="ce4" table:formula="of:=[.$B$3]*([.C6]^(1/[.$B$1]))" office:value-type="float" office:value="0.0249220753443272">
            <text:p>0</text:p>
          </table:table-cell>
          <table:table-cell table:formula="of:=[.C6]^(1/[.$B$1])" office:value-type="float" office:value="21.77264000279">
            <text:p>21,77</text:p>
          </table:table-cell>
          <table:table-cell table:formula="of:=-((255-[.C6])^(1/[.$B$1]))" office:value-type="float" office:value="-215084.081882492">
            <text:p>-215084,081882492</text:p>
          </table:table-cell>
          <table:table-cell table:style-name="ce4" table:formula="of:=[.F6]*[.$B$6]+[.$B$7]" office:value-type="float" office:value="8.80377880890879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b = </text:p>
          </table:table-cell>
          <table:table-cell table:style-name="ce4" office:value-type="float" office:value="255">
            <text:p>255</text:p>
          </table:table-cell>
          <table:table-cell table:formula="of:=[.C6]+1" office:value-type="float" office:value="5">
            <text:p>5</text:p>
          </table:table-cell>
          <table:table-cell table:style-name="ce4" table:formula="of:=[.$B$3]*([.C7]^(1/[.$B$1]))" office:value-type="float" office:value="0.0409203923475136">
            <text:p>0</text:p>
          </table:table-cell>
          <table:table-cell table:formula="of:=[.C7]^(1/[.$B$1])" office:value-type="float" office:value="35.7492287077182">
            <text:p>35,75</text:p>
          </table:table-cell>
          <table:table-cell table:formula="of:=-((255-[.C7])^(1/[.$B$1]))" office:value-type="float" office:value="-213184.475241312">
            <text:p>-213184,475241312</text:p>
          </table:table-cell>
          <table:table-cell table:style-name="ce4" table:formula="of:=[.F7]*[.$B$6]+[.$B$7]" office:value-type="float" office:value="10.9781655543841">
            <text:p>11</text:p>
          </table:table-cell>
          <table:table-cell table:number-columns-repeated="1017"/>
        </table:table-row>
        <table:table-row table:style-name="ro1">
          <table:table-cell table:style-name="ce1"/>
          <table:table-cell/>
          <table:table-cell table:formula="of:=[.C7]+1" office:value-type="float" office:value="6">
            <text:p>6</text:p>
          </table:table-cell>
          <table:table-cell table:style-name="ce4" table:formula="of:=[.$B$3]*([.C8]^(1/[.$B$1]))" office:value-type="float" office:value="0.0613618032273147">
            <text:p>0</text:p>
          </table:table-cell>
          <table:table-cell table:formula="of:=[.C8]^(1/[.$B$1])" office:value-type="float" office:value="53.6074316898519">
            <text:p>53,61</text:p>
          </table:table-cell>
          <table:table-cell table:formula="of:=-((255-[.C8])^(1/[.$B$1]))" office:value-type="float" office:value="-211294.132910995">
            <text:p>-211294,132910995</text:p>
          </table:table-cell>
          <table:table-cell table:style-name="ce4" table:formula="of:=[.F8]*[.$B$6]+[.$B$7]" office:value-type="float" office:value="13.1419478966582">
            <text:p>13</text:p>
          </table:table-cell>
          <table:table-cell table:number-columns-repeated="1017"/>
        </table:table-row>
        <table:table-row table:style-name="ro1">
          <table:table-cell table:style-name="ce1"/>
          <table:table-cell/>
          <table:table-cell table:formula="of:=[.C8]+1" office:value-type="float" office:value="7">
            <text:p>7</text:p>
          </table:table-cell>
          <table:table-cell table:style-name="ce4" table:formula="of:=[.$B$3]*([.C9]^(1/[.$B$1]))" office:value-type="float" office:value="0.0864308446684019">
            <text:p>0</text:p>
          </table:table-cell>
          <table:table-cell table:formula="of:=[.C9]^(1/[.$B$1])" office:value-type="float" office:value="75.508465491038">
            <text:p>75,51</text:p>
          </table:table-cell>
          <table:table-cell table:formula="of:=-((255-[.C9])^(1/[.$B$1]))" office:value-type="float" office:value="-209413.04664374">
            <text:p>-209413,04664374</text:p>
          </table:table-cell>
          <table:table-cell table:style-name="ce4" table:formula="of:=[.F9]*[.$B$6]+[.$B$7]" office:value-type="float" office:value="15.2951352765847">
            <text:p>1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9]+1" office:value-type="float" office:value="8">
            <text:p>8</text:p>
          </table:table-cell>
          <table:table-cell table:style-name="ce4" table:formula="of:=[.$B$3]*([.C10]^(1/[.$B$1]))" office:value-type="float" office:value="0.116289298462646">
            <text:p>0</text:p>
          </table:table-cell>
          <table:table-cell table:formula="of:=[.C10]^(1/[.$B$1])" office:value-type="float" office:value="101.593667325965">
            <text:p>101,59</text:p>
          </table:table-cell>
          <table:table-cell table:formula="of:=-((255-[.C10])^(1/[.$B$1]))" office:value-type="float" office:value="-207541.208165945">
            <text:p>-207541,208165945</text:p>
          </table:table-cell>
          <table:table-cell table:style-name="ce4" table:formula="of:=[.F10]*[.$B$6]+[.$B$7]" office:value-type="float" office:value="17.4377371645529">
            <text:p>1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0]+1" office:value-type="float" office:value="9">
            <text:p>9</text:p>
          </table:table-cell>
          <table:table-cell table:style-name="ce4" table:formula="of:=[.$B$3]*([.C11]^(1/[.$B$1]))" office:value-type="float" office:value="0.151081755563537">
            <text:p>0</text:p>
          </table:table-cell>
          <table:table-cell table:formula="of:=[.C11]^(1/[.$B$1])" office:value-type="float" office:value="131.989355999727">
            <text:p>131,99</text:p>
          </table:table-cell>
          <table:table-cell table:formula="of:=-((255-[.C11])^(1/[.$B$1]))" office:value-type="float" office:value="-205678.609178016">
            <text:p>-205678,609178016</text:p>
          </table:table-cell>
          <table:table-cell table:style-name="ce4" table:formula="of:=[.F11]*[.$B$6]+[.$B$7]" office:value-type="float" office:value="19.5697630607002">
            <text:p>2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1]+1" office:value-type="float" office:value="10">
            <text:p>10</text:p>
          </table:table-cell>
          <table:table-cell table:style-name="ce4" table:formula="of:=[.$B$3]*([.C12]^(1/[.$B$1]))" office:value-type="float" office:value="0.190939303936892">
            <text:p>0</text:p>
          </table:table-cell>
          <table:table-cell table:formula="of:=[.C12]^(1/[.$B$1])" office:value-type="float" office:value="166.810053720006">
            <text:p>166,81</text:p>
          </table:table-cell>
          <table:table-cell table:formula="of:=-((255-[.C12])^(1/[.$B$1]))" office:value-type="float" office:value="-203825.241354184">
            <text:p>-203825,241354184</text:p>
          </table:table-cell>
          <table:table-cell table:style-name="ce4" table:formula="of:=[.F12]*[.$B$6]+[.$B$7]" office:value-type="float" office:value="21.6912224951263">
            <text:p>2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2]+1" office:value-type="float" office:value="11">
            <text:p>11</text:p>
          </table:table-cell>
          <table:table-cell table:style-name="ce4" table:formula="of:=[.$B$3]*([.C13]^(1/[.$B$1]))" office:value-type="float" office:value="0.235982109907084">
            <text:p>0</text:p>
          </table:table-cell>
          <table:table-cell table:formula="of:=[.C13]^(1/[.$B$1])" office:value-type="float" office:value="206.160741235191">
            <text:p>206,16</text:p>
          </table:table-cell>
          <table:table-cell table:formula="of:=-((255-[.C13])^(1/[.$B$1]))" office:value-type="float" office:value="-201981.096342316">
            <text:p>-201981,096342316</text:p>
          </table:table-cell>
          <table:table-cell table:style-name="ce4" table:formula="of:=[.F13]*[.$B$6]+[.$B$7]" office:value-type="float" office:value="23.8021250281102">
            <text:p>2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3]+1" office:value-type="float" office:value="12">
            <text:p>12</text:p>
          </table:table-cell>
          <table:table-cell table:style-name="ce4" table:formula="of:=[.$B$3]*([.C14]^(1/[.$B$1]))" office:value-type="float" office:value="0.286321301541672">
            <text:p>0</text:p>
          </table:table-cell>
          <table:table-cell table:formula="of:=[.C14]^(1/[.$B$1])" office:value-type="float" office:value="250.138503213221">
            <text:p>250,14</text:p>
          </table:table-cell>
          <table:table-cell table:formula="of:=-((255-[.C14])^(1/[.$B$1]))" office:value-type="float" office:value="-200146.165763721">
            <text:p>-200146,165763721</text:p>
          </table:table-cell>
          <table:table-cell table:style-name="ce4" table:formula="of:=[.F14]*[.$B$6]+[.$B$7]" office:value-type="float" office:value="25.9024802503294">
            <text:p>2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4]+1" office:value-type="float" office:value="13">
            <text:p>13</text:p>
          </table:table-cell>
          <table:table-cell table:style-name="ce4" table:formula="of:=[.$B$3]*([.C15]^(1/[.$B$1]))" office:value-type="float" office:value="0.342060388461928">
            <text:p>0</text:p>
          </table:table-cell>
          <table:table-cell table:formula="of:=[.C15]^(1/[.$B$1])" office:value-type="float" office:value="298.833768628795">
            <text:p>298,83</text:p>
          </table:table-cell>
          <table:table-cell table:formula="of:=-((255-[.C15])^(1/[.$B$1]))" office:value-type="float" office:value="-198320.441212957">
            <text:p>-198320,441212957</text:p>
          </table:table-cell>
          <table:table-cell table:style-name="ce4" table:formula="of:=[.F15]*[.$B$6]+[.$B$7]" office:value-type="float" office:value="27.9922977830819">
            <text:p>2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5]+1" office:value-type="float" office:value="14">
            <text:p>14</text:p>
          </table:table-cell>
          <table:table-cell table:style-name="ce4" table:formula="of:=[.$B$3]*([.C16]^(1/[.$B$1]))" office:value-type="float" office:value="0.403296360883134">
            <text:p>0</text:p>
          </table:table-cell>
          <table:table-cell table:formula="of:=[.C16]^(1/[.$B$1])" office:value-type="float" office:value="352.331270916508">
            <text:p>352,33</text:p>
          </table:table-cell>
          <table:table-cell table:formula="of:=-((255-[.C16])^(1/[.$B$1]))" office:value-type="float" office:value="-196503.914257634">
            <text:p>-196503,914257634</text:p>
          </table:table-cell>
          <table:table-cell table:style-name="ce4" table:formula="of:=[.F16]*[.$B$6]+[.$B$7]" office:value-type="float" office:value="30.0715872785104">
            <text:p>3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6]+1" office:value-type="float" office:value="15">
            <text:p>15</text:p>
          </table:table-cell>
          <table:table-cell table:style-name="ce4" table:formula="of:=[.$B$3]*([.C17]^(1/[.$B$1]))" office:value-type="float" office:value="0.470120559169359">
            <text:p>0</text:p>
          </table:table-cell>
          <table:table-cell table:formula="of:=[.C17]^(1/[.$B$1])" office:value-type="float" office:value="410.710807638846">
            <text:p>410,71</text:p>
          </table:table-cell>
          <table:table-cell table:formula="of:=-((255-[.C17])^(1/[.$B$1]))" office:value-type="float" office:value="-194696.57643822">
            <text:p>-194696,57643822</text:p>
          </table:table-cell>
          <table:table-cell table:style-name="ce4" table:formula="of:=[.F17]*[.$B$6]+[.$B$7]" office:value-type="float" office:value="32.1403584198295">
            <text:p>3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7]+1" office:value-type="float" office:value="16">
            <text:p>16</text:p>
          </table:table-cell>
          <table:table-cell table:style-name="ce4" table:formula="of:=[.$B$3]*([.C18]^(1/[.$B$1]))" office:value-type="float" office:value="0.542619374594446">
            <text:p>1</text:p>
          </table:table-cell>
          <table:table-cell table:formula="of:=[.C18]^(1/[.$B$1])" office:value-type="float" office:value="474.047852691093">
            <text:p>474,05</text:p>
          </table:table-cell>
          <table:table-cell table:formula="of:=-((255-[.C18])^(1/[.$B$1]))" office:value-type="float" office:value="-192898.419267833">
            <text:p>-192898,419267833</text:p>
          </table:table-cell>
          <table:table-cell table:style-name="ce4" table:formula="of:=[.F18]*[.$B$6]+[.$B$7]" office:value-type="float" office:value="34.1986209215552">
            <text:p>3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8]+1" office:value-type="float" office:value="17">
            <text:p>17</text:p>
          </table:table-cell>
          <table:table-cell table:style-name="ce4" table:formula="of:=[.$B$3]*([.C19]^(1/[.$B$1]))" office:value-type="float" office:value="0.620874823007412">
            <text:p>1</text:p>
          </table:table-cell>
          <table:table-cell table:formula="of:=[.C19]^(1/[.$B$1])" office:value-type="float" office:value="542.414057471878">
            <text:p>542,41</text:p>
          </table:table-cell>
          <table:table-cell table:formula="of:=-((255-[.C19])^(1/[.$B$1]))" office:value-type="float" office:value="-191109.434232046">
            <text:p>-191109,434232046</text:p>
          </table:table-cell>
          <table:table-cell table:style-name="ce4" table:formula="of:=[.F19]*[.$B$6]+[.$B$7]" office:value-type="float" office:value="36.2463845297367">
            <text:p>3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9]+1" office:value-type="float" office:value="18">
            <text:p>18</text:p>
          </table:table-cell>
          <table:table-cell table:style-name="ce4" table:formula="of:=[.$B$3]*([.C20]^(1/[.$B$1]))" office:value-type="float" office:value="0.704965020860026">
            <text:p>1</text:p>
          </table:table-cell>
          <table:table-cell table:formula="of:=[.C20]^(1/[.$B$1])" office:value-type="float" office:value="615.877666754525">
            <text:p>615,88</text:p>
          </table:table-cell>
          <table:table-cell table:formula="of:=-((255-[.C20])^(1/[.$B$1]))" office:value-type="float" office:value="-189329.612788677">
            <text:p>-189329,612788677</text:p>
          </table:table-cell>
          <table:table-cell table:style-name="ce4" table:formula="of:=[.F20]*[.$B$6]+[.$B$7]" office:value-type="float" office:value="38.2836590221923">
            <text:p>3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0]+1" office:value-type="float" office:value="19">
            <text:p>19</text:p>
          </table:table-cell>
          <table:table-cell table:style-name="ce4" table:formula="of:=[.$B$3]*([.C21]^(1/[.$B$1]))" office:value-type="float" office:value="0.794964584911225">
            <text:p>1</text:p>
          </table:table-cell>
          <table:table-cell table:formula="of:=[.C21]^(1/[.$B$1])" office:value-type="float" office:value="694.503867880301">
            <text:p>694,50</text:p>
          </table:table-cell>
          <table:table-cell table:formula="of:=-((255-[.C21])^(1/[.$B$1]))" office:value-type="float" office:value="-187558.946367581">
            <text:p>-187558,946367581</text:p>
          </table:table-cell>
          <table:table-cell table:style-name="ce4" table:formula="of:=[.F21]*[.$B$6]+[.$B$7]" office:value-type="float" office:value="40.310454208746">
            <text:p>4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1]+1" office:value-type="float" office:value="20">
            <text:p>20</text:p>
          </table:table-cell>
          <table:table-cell table:style-name="ce4" table:formula="of:=[.$B$3]*([.C22]^(1/[.$B$1]))" office:value-type="float" office:value="0.890944971355338">
            <text:p>1</text:p>
          </table:table-cell>
          <table:table-cell table:formula="of:=[.C22]^(1/[.$B$1])" office:value-type="float" office:value="778.355087030556">
            <text:p>778,36</text:p>
          </table:table-cell>
          <table:table-cell table:formula="of:=-((255-[.C22])^(1/[.$B$1]))" office:value-type="float" office:value="-185797.426370443">
            <text:p>-185797,426370443</text:p>
          </table:table-cell>
          <table:table-cell table:style-name="ce4" table:formula="of:=[.F22]*[.$B$6]+[.$B$7]" office:value-type="float" office:value="42.3267799314687">
            <text:p>4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2]+1" office:value-type="float" office:value="21">
            <text:p>21</text:p>
          </table:table-cell>
          <table:table-cell table:style-name="ce4" table:formula="of:=[.$B$3]*([.C23]^(1/[.$B$1]))" office:value-type="float" office:value="0.992974766222104">
            <text:p>1</text:p>
          </table:table-cell>
          <table:table-cell table:formula="of:=[.C23]^(1/[.$B$1])" office:value-type="float" office:value="867.491242928514">
            <text:p>867,49</text:p>
          </table:table-cell>
          <table:table-cell table:formula="of:=-((255-[.C23])^(1/[.$B$1]))" office:value-type="float" office:value="-184045.044170564">
            <text:p>-184045,044170564</text:p>
          </table:table-cell>
          <table:table-cell table:style-name="ce4" table:formula="of:=[.F23]*[.$B$6]+[.$B$7]" office:value-type="float" office:value="44.3326460649215">
            <text:p>4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3]+1" office:value-type="float" office:value="22">
            <text:p>22</text:p>
          </table:table-cell>
          <table:table-cell table:style-name="ce4" table:formula="of:=[.$B$3]*([.C24]^(1/[.$B$1]))" office:value-type="float" office:value="1.10111993610823">
            <text:p>1</text:p>
          </table:table-cell>
          <table:table-cell table:formula="of:=[.C24]^(1/[.$B$1])" office:value-type="float" office:value="961.969965885551">
            <text:p>961,97</text:p>
          </table:table-cell>
          <table:table-cell table:formula="of:=-((255-[.C24])^(1/[.$B$1]))" office:value-type="float" office:value="-182301.791112643">
            <text:p>-182301,791112643</text:p>
          </table:table-cell>
          <table:table-cell table:style-name="ce4" table:formula="of:=[.F24]*[.$B$6]+[.$B$7]" office:value-type="float" office:value="46.3280625164015">
            <text:p>4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4]+1" office:value-type="float" office:value="23">
            <text:p>23</text:p>
          </table:table-cell>
          <table:table-cell table:style-name="ce4" table:formula="of:=[.$B$3]*([.C25]^(1/[.$B$1]))" office:value-type="float" office:value="1.21544404626861">
            <text:p>1</text:p>
          </table:table-cell>
          <table:table-cell table:formula="of:=[.C25]^(1/[.$B$1])" office:value-type="float" office:value="1061.84678833196">
            <text:p>1061,85</text:p>
          </table:table-cell>
          <table:table-cell table:formula="of:=-((255-[.C25])^(1/[.$B$1]))" office:value-type="float" office:value="-180567.658512566">
            <text:p>-180567,658512566</text:p>
          </table:table-cell>
          <table:table-cell table:style-name="ce4" table:formula="of:=[.F25]*[.$B$6]+[.$B$7]" office:value-type="float" office:value="48.3130392261912">
            <text:p>4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5]+1" office:value-type="float" office:value="24">
            <text:p>24</text:p>
          </table:table-cell>
          <table:table-cell table:style-name="ce4" table:formula="of:=[.$B$3]*([.C26]^(1/[.$B$1]))" office:value-type="float" office:value="1.33600845159036">
            <text:p>1</text:p>
          </table:table-cell>
          <table:table-cell table:formula="of:=[.C26]^(1/[.$B$1])" office:value-type="float" office:value="1167.1753116573">
            <text:p>1167,18</text:p>
          </table:table-cell>
          <table:table-cell table:formula="of:=-((255-[.C26])^(1/[.$B$1]))" office:value-type="float" office:value="-178842.63765718">
            <text:p>-178842,63765718</text:p>
          </table:table-cell>
          <table:table-cell table:style-name="ce4" table:formula="of:=[.F26]*[.$B$6]+[.$B$7]" office:value-type="float" office:value="50.2875861678105">
            <text:p>5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6]+1" office:value-type="float" office:value="25">
            <text:p>25</text:p>
          </table:table-cell>
          <table:table-cell table:style-name="ce4" table:formula="of:=[.$B$3]*([.C27]^(1/[.$B$1]))" office:value-type="float" office:value="1.46287246484083">
            <text:p>1</text:p>
          </table:table-cell>
          <table:table-cell table:formula="of:=[.C27]^(1/[.$B$1])" office:value-type="float" office:value="1278.00735319674">
            <text:p>1278,01</text:p>
          </table:table-cell>
          <table:table-cell table:formula="of:=-((255-[.C27])^(1/[.$B$1]))" office:value-type="float" office:value="-177126.71980407">
            <text:p>-177126,71980407</text:p>
          </table:table-cell>
          <table:table-cell table:style-name="ce4" table:formula="of:=[.F27]*[.$B$6]+[.$B$7]" office:value-type="float" office:value="52.251713348272">
            <text:p>5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7]+1" office:value-type="float" office:value="26">
            <text:p>26</text:p>
          </table:table-cell>
          <table:table-cell table:style-name="ce4" table:formula="of:=[.$B$3]*([.C28]^(1/[.$B$1]))" office:value-type="float" office:value="1.5960935057181">
            <text:p>2</text:p>
          </table:table-cell>
          <table:table-cell table:formula="of:=[.C28]^(1/[.$B$1])" office:value-type="float" office:value="1394.39307644584">
            <text:p>1394,39</text:p>
          </table:table-cell>
          <table:table-cell table:formula="of:=-((255-[.C28])^(1/[.$B$1]))" office:value-type="float" office:value="-175419.896181338">
            <text:p>-175419,896181338</text:p>
          </table:table-cell>
          <table:table-cell table:style-name="ce4" table:formula="of:=[.F28]*[.$B$6]+[.$B$7]" office:value-type="float" office:value="54.2054308083388">
            <text:p>5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8]+1" office:value-type="float" office:value="27">
            <text:p>27</text:p>
          </table:table-cell>
          <table:table-cell table:style-name="ce4" table:formula="of:=[.$B$3]*([.C29]^(1/[.$B$1]))" office:value-type="float" office:value="1.73572723356681">
            <text:p>2</text:p>
          </table:table-cell>
          <table:table-cell table:formula="of:=[.C29]^(1/[.$B$1])" office:value-type="float" office:value="1516.38110700484">
            <text:p>1516,38</text:p>
          </table:table-cell>
          <table:table-cell table:formula="of:=-((255-[.C29])^(1/[.$B$1]))" office:value-type="float" office:value="-173722.157987371">
            <text:p>-173722,157987371</text:p>
          </table:table-cell>
          <table:table-cell table:style-name="ce4" table:formula="of:=[.F29]*[.$B$6]+[.$B$7]" office:value-type="float" office:value="56.1487486227865">
            <text:p>5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9]+1" office:value-type="float" office:value="28">
            <text:p>28</text:p>
          </table:table-cell>
          <table:table-cell table:style-name="ce4" table:formula="of:=[.$B$3]*([.C30]^(1/[.$B$1]))" office:value-type="float" office:value="1.88182766610218">
            <text:p>2</text:p>
          </table:table-cell>
          <table:table-cell table:formula="of:=[.C30]^(1/[.$B$1])" office:value-type="float" office:value="1644.01863629947">
            <text:p>1644,02</text:p>
          </table:table-cell>
          <table:table-cell table:formula="of:=-((255-[.C30])^(1/[.$B$1]))" office:value-type="float" office:value="-172033.496390612">
            <text:p>-172033,496390612</text:p>
          </table:table-cell>
          <table:table-cell table:style-name="ce4" table:formula="of:=[.F30]*[.$B$6]+[.$B$7]" office:value-type="float" office:value="58.081676900667">
            <text:p>5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30]+1" office:value-type="float" office:value="29">
            <text:p>29</text:p>
          </table:table-cell>
          <table:table-cell table:style-name="ce4" table:formula="of:=[.$B$3]*([.C31]^(1/[.$B$1]))" office:value-type="float" office:value="2.03444728607592">
            <text:p>2</text:p>
          </table:table-cell>
          <table:table-cell table:formula="of:=[.C31]^(1/[.$B$1])" office:value-type="float" office:value="1777.35151476728">
            <text:p>1777,35</text:p>
          </table:table-cell>
          <table:table-cell table:formula="of:=-((255-[.C31])^(1/[.$B$1]))" office:value-type="float" office:value="-170353.902529324">
            <text:p>-170353,902529324</text:p>
          </table:table-cell>
          <table:table-cell table:style-name="ce4" table:formula="of:=[.F31]*[.$B$6]+[.$B$7]" office:value-type="float" office:value="60.0042257855764">
            <text:p>6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31]+1" office:value-type="float" office:value="30">
            <text:p>30</text:p>
          </table:table-cell>
          <table:table-cell table:style-name="ce4" table:formula="of:=[.$B$3]*([.C32]^(1/[.$B$1]))" office:value-type="float" office:value="2.19363713749128">
            <text:p>2</text:p>
          </table:table-cell>
          <table:table-cell table:formula="of:=[.C32]^(1/[.$B$1])" office:value-type="float" office:value="1916.4243359139">
            <text:p>1916,42</text:p>
          </table:table-cell>
          <table:table-cell table:formula="of:=-((255-[.C32])^(1/[.$B$1]))" office:value-type="float" office:value="-168683.367511353">
            <text:p>-168683,367511353</text:p>
          </table:table-cell>
          <table:table-cell table:style-name="ce4" table:formula="of:=[.F32]*[.$B$6]+[.$B$7]" office:value-type="float" office:value="61.9164054559265">
            <text:p>6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32]+1" office:value-type="float" office:value="31">
            <text:p>31</text:p>
          </table:table-cell>
          <table:table-cell table:style-name="ce4" table:formula="of:=[.$B$3]*([.C33]^(1/[.$B$1]))" office:value-type="float" office:value="2.35944691271276">
            <text:p>2</text:p>
          </table:table-cell>
          <table:table-cell table:formula="of:=[.C33]^(1/[.$B$1])" office:value-type="float" office:value="2061.28051241457">
            <text:p>2061,28</text:p>
          </table:table-cell>
          <table:table-cell table:formula="of:=-((255-[.C33])^(1/[.$B$1]))" office:value-type="float" office:value="-167021.882413894">
            <text:p>-167021,882413894</text:p>
          </table:table-cell>
          <table:table-cell table:style-name="ce4" table:formula="of:=[.F33]*[.$B$6]+[.$B$7]" office:value-type="float" office:value="63.8182261252184">
            <text:p>6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33]+1" office:value-type="float" office:value="32">
            <text:p>32</text:p>
          </table:table-cell>
          <table:table-cell table:style-name="ce4" table:formula="of:=[.$B$3]*([.C34]^(1/[.$B$1]))" office:value-type="float" office:value="2.53192503160421">
            <text:p>3</text:p>
          </table:table-cell>
          <table:table-cell table:formula="of:=[.C34]^(1/[.$B$1])" office:value-type="float" office:value="2211.96234525144">
            <text:p>2211,96</text:p>
          </table:table-cell>
          <table:table-cell table:formula="of:=-((255-[.C34])^(1/[.$B$1]))" office:value-type="float" office:value="-165369.43828324">
            <text:p>-165369,43828324</text:p>
          </table:table-cell>
          <table:table-cell table:style-name="ce4" table:formula="of:=[.F34]*[.$B$6]+[.$B$7]" office:value-type="float" office:value="65.7096980423208">
            <text:p>6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34]+1" office:value-type="float" office:value="33">
            <text:p>33</text:p>
          </table:table-cell>
          <table:table-cell table:style-name="ce4" table:formula="of:=[.$B$3]*([.C35]^(1/[.$B$1]))" office:value-type="float" office:value="2.71111871365584">
            <text:p>3</text:p>
          </table:table-cell>
          <table:table-cell table:formula="of:=[.C35]^(1/[.$B$1])" office:value-type="float" office:value="2368.51108672585">
            <text:p>2368,51</text:p>
          </table:table-cell>
          <table:table-cell table:formula="of:=-((255-[.C35])^(1/[.$B$1]))" office:value-type="float" office:value="-163726.026134541">
            <text:p>-163726,026134541</text:p>
          </table:table-cell>
          <table:table-cell table:style-name="ce4" table:formula="of:=[.F35]*[.$B$6]+[.$B$7]" office:value-type="float" office:value="67.5908314917508">
            <text:p>6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35]+1" office:value-type="float" office:value="34">
            <text:p>34</text:p>
          </table:table-cell>
          <table:table-cell table:style-name="ce4" table:formula="of:=[.$B$3]*([.C36]^(1/[.$B$1]))" office:value-type="float" office:value="2.89707404391931">
            <text:p>3</text:p>
          </table:table-cell>
          <table:table-cell table:formula="of:=[.C36]^(1/[.$B$1])" office:value-type="float" office:value="2530.96699806102">
            <text:p>2530,97</text:p>
          </table:table-cell>
          <table:table-cell table:formula="of:=-((255-[.C36])^(1/[.$B$1]))" office:value-type="float" office:value="-162091.636951557">
            <text:p>-162091,636951557</text:p>
          </table:table-cell>
          <table:table-cell table:style-name="ce4" table:formula="of:=[.F36]*[.$B$6]+[.$B$7]" office:value-type="float" office:value="69.461636793959">
            <text:p>6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36]+1" office:value-type="float" office:value="35">
            <text:p>35</text:p>
          </table:table-cell>
          <table:table-cell table:style-name="ce4" table:formula="of:=[.$B$3]*([.C37]^(1/[.$B$1]))" office:value-type="float" office:value="3.08983603345197">
            <text:p>3</text:p>
          </table:table-cell>
          <table:table-cell table:formula="of:=[.C37]^(1/[.$B$1])" office:value-type="float" office:value="2699.36940220797">
            <text:p>2699,37</text:p>
          </table:table-cell>
          <table:table-cell table:formula="of:=-((255-[.C37])^(1/[.$B$1]))" office:value-type="float" office:value="-160466.261686401">
            <text:p>-160466,261686401</text:p>
          </table:table-cell>
          <table:table-cell table:style-name="ce4" table:formula="of:=[.F37]*[.$B$6]+[.$B$7]" office:value-type="float" office:value="71.3221243056173">
            <text:p>7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37]+1" office:value-type="float" office:value="36">
            <text:p>36</text:p>
          </table:table-cell>
          <table:table-cell table:style-name="ce4" table:formula="of:=[.$B$3]*([.C38]^(1/[.$B$1]))" office:value-type="float" office:value="3.28944867487441">
            <text:p>3</text:p>
          </table:table-cell>
          <table:table-cell table:formula="of:=[.C38]^(1/[.$B$1])" office:value-type="float" office:value="2873.75673238214">
            <text:p>2873,76</text:p>
          </table:table-cell>
          <table:table-cell table:formula="of:=-((255-[.C38])^(1/[.$B$1]))" office:value-type="float" office:value="-158849.891259288">
            <text:p>-158849,891259288</text:p>
          </table:table-cell>
          <table:table-cell table:style-name="ce4" table:formula="of:=[.F38]*[.$B$6]+[.$B$7]" office:value-type="float" office:value="73.1723044199113">
            <text:p>7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38]+1" office:value-type="float" office:value="37">
            <text:p>37</text:p>
          </table:table-cell>
          <table:table-cell table:style-name="ce4" table:formula="of:=[.$B$3]*([.C39]^(1/[.$B$1]))" office:value-type="float" office:value="3.49595499356344">
            <text:p>3</text:p>
          </table:table-cell>
          <table:table-cell table:formula="of:=[.C39]^(1/[.$B$1])" office:value-type="float" office:value="3054.16657678706">
            <text:p>3054,17</text:p>
          </table:table-cell>
          <table:table-cell table:formula="of:=-((255-[.C39])^(1/[.$B$1]))" office:value-type="float" office:value="-157242.516558277">
            <text:p>-157242,516558277</text:p>
          </table:table-cell>
          <table:table-cell table:style-name="ce4" table:formula="of:=[.F39]*[.$B$6]+[.$B$7]" office:value-type="float" office:value="75.0121875668352">
            <text:p>7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39]+1" office:value-type="float" office:value="38">
            <text:p>38</text:p>
          </table:table-cell>
          <table:table-cell table:style-name="ce4" table:formula="of:=[.$B$3]*([.C40]^(1/[.$B$1]))" office:value-type="float" office:value="3.70939709493407">
            <text:p>4</text:p>
          </table:table-cell>
          <table:table-cell table:formula="of:=[.C40]^(1/[.$B$1])" office:value-type="float" office:value="3240.63571992122">
            <text:p>3240,64</text:p>
          </table:table-cell>
          <table:table-cell table:formula="of:=-((255-[.C40])^(1/[.$B$1]))" office:value-type="float" office:value="-155644.128439005">
            <text:p>-155644,128439005</text:p>
          </table:table-cell>
          <table:table-cell table:style-name="ce4" table:formula="of:=[.F40]*[.$B$6]+[.$B$7]" office:value-type="float" office:value="76.841784213492">
            <text:p>7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40]+1" office:value-type="float" office:value="39">
            <text:p>39</text:p>
          </table:table-cell>
          <table:table-cell table:style-name="ce4" table:formula="of:=[.$B$3]*([.C41]^(1/[.$B$1]))" office:value-type="float" office:value="3.92981620820604">
            <text:p>4</text:p>
          </table:table-cell>
          <table:table-cell table:formula="of:=[.C41]^(1/[.$B$1])" office:value-type="float" office:value="3433.20018081381">
            <text:p>3433,20</text:p>
          </table:table-cell>
          <table:table-cell table:formula="of:=-((255-[.C41])^(1/[.$B$1]))" office:value-type="float" office:value="-154054.717724428">
            <text:p>-154054,717724428</text:p>
          </table:table-cell>
          <table:table-cell table:style-name="ce4" table:formula="of:=[.F41]*[.$B$6]+[.$B$7]" office:value-type="float" office:value="78.661104864396">
            <text:p>7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41]+1" office:value-type="float" office:value="40">
            <text:p>40</text:p>
          </table:table-cell>
          <table:table-cell table:style-name="ce4" table:formula="of:=[.$B$3]*([.C42]^(1/[.$B$1]))" office:value-type="float" office:value="4.15725272700125">
            <text:p>4</text:p>
          </table:table-cell>
          <table:table-cell table:formula="of:=[.C42]^(1/[.$B$1])" office:value-type="float" office:value="3631.89524849176">
            <text:p>3631,90</text:p>
          </table:table-cell>
          <table:table-cell table:formula="of:=-((255-[.C42])^(1/[.$B$1]))" office:value-type="float" office:value="-152474.275204548">
            <text:p>-152474,275204548</text:p>
          </table:table-cell>
          <table:table-cell table:style-name="ce4" table:formula="of:=[.F42]*[.$B$6]+[.$B$7]" office:value-type="float" office:value="80.4701600617801">
            <text:p>8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42]+1" office:value-type="float" office:value="41">
            <text:p>41</text:p>
          </table:table-cell>
          <table:table-cell table:style-name="ce4" table:formula="of:=[.$B$3]*([.C43]^(1/[.$B$1]))" office:value-type="float" office:value="4.39174624707618">
            <text:p>4</text:p>
          </table:table-cell>
          <table:table-cell table:formula="of:=[.C43]^(1/[.$B$1])" office:value-type="float" office:value="3836.75551494386">
            <text:p>3836,76</text:p>
          </table:table-cell>
          <table:table-cell table:formula="of:=-((255-[.C43])^(1/[.$B$1]))" office:value-type="float" office:value="-150902.791636145">
            <text:p>-150902,791636145</text:p>
          </table:table-cell>
          <table:table-cell table:style-name="ce4" table:formula="of:=[.F43]*[.$B$6]+[.$B$7]" office:value-type="float" office:value="82.2689603859068">
            <text:p>8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43]+1" office:value-type="float" office:value="42">
            <text:p>42</text:p>
          </table:table-cell>
          <table:table-cell table:style-name="ce4" table:formula="of:=[.$B$3]*([.C44]^(1/[.$B$1]))" office:value-type="float" office:value="4.63333560145756">
            <text:p>5</text:p>
          </table:table-cell>
          <table:table-cell table:formula="of:=[.C44]^(1/[.$B$1])" office:value-type="float" office:value="4047.81490581636">
            <text:p>4047,81</text:p>
          </table:table-cell>
          <table:table-cell table:formula="of:=-((255-[.C44])^(1/[.$B$1]))" office:value-type="float" office:value="-149340.257742499">
            <text:p>-149340,257742499</text:p>
          </table:table-cell>
          <table:table-cell table:style-name="ce4" table:formula="of:=[.F44]*[.$B$6]+[.$B$7]" office:value-type="float" office:value="84.0575164553831">
            <text:p>8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44]+1" office:value-type="float" office:value="43">
            <text:p>43</text:p>
          </table:table-cell>
          <table:table-cell table:style-name="ce4" table:formula="of:=[.$B$3]*([.C45]^(1/[.$B$1]))" office:value-type="float" office:value="4.88205889321856">
            <text:p>5</text:p>
          </table:table-cell>
          <table:table-cell table:formula="of:=[.C45]^(1/[.$B$1])" office:value-type="float" office:value="4265.1067090471">
            <text:p>4265,11</text:p>
          </table:table-cell>
          <table:table-cell table:formula="of:=-((255-[.C45])^(1/[.$B$1]))" office:value-type="float" office:value="-147786.664213112">
            <text:p>-147786,664213112</text:p>
          </table:table-cell>
          <table:table-cell table:style-name="ce4" table:formula="of:=[.F45]*[.$B$6]+[.$B$7]" office:value-type="float" office:value="85.8358389274799">
            <text:p>8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45]+1" office:value-type="float" office:value="44">
            <text:p>44</text:p>
          </table:table-cell>
          <table:table-cell table:style-name="ce4" table:formula="of:=[.$B$3]*([.C46]^(1/[.$B$1]))" office:value-type="float" office:value="5.13795352610578">
            <text:p>5</text:p>
          </table:table-cell>
          <table:table-cell table:formula="of:=[.C46]^(1/[.$B$1])" office:value-type="float" office:value="4488.66360162217">
            <text:p>4488,66</text:p>
          </table:table-cell>
          <table:table-cell table:formula="of:=-((255-[.C46])^(1/[.$B$1]))" office:value-type="float" office:value="-146242.001703427">
            <text:p>-146242,001703427</text:p>
          </table:table-cell>
          <table:table-cell table:style-name="ce4" table:formula="of:=[.F46]*[.$B$6]+[.$B$7]" office:value-type="float" office:value="87.6039384984549">
            <text:p>8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46]+1" office:value-type="float" office:value="45">
            <text:p>45</text:p>
          </table:table-cell>
          <table:table-cell table:style-name="ce4" table:formula="of:=[.$B$3]*([.C47]^(1/[.$B$1]))" office:value-type="float" office:value="5.40105623320446">
            <text:p>5</text:p>
          </table:table-cell>
          <table:table-cell table:formula="of:=[.C47]^(1/[.$B$1])" office:value-type="float" office:value="4718.51767461867">
            <text:p>4718,52</text:p>
          </table:table-cell>
          <table:table-cell table:formula="of:=-((255-[.C47])^(1/[.$B$1]))" office:value-type="float" office:value="-144706.26083454">
            <text:p>-144706,26083454</text:p>
          </table:table-cell>
          <table:table-cell table:style-name="ce4" table:formula="of:=[.F47]*[.$B$6]+[.$B$7]" office:value-type="float" office:value="89.3618259038805">
            <text:p>8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47]+1" office:value-type="float" office:value="46">
            <text:p>46</text:p>
          </table:table-cell>
          <table:table-cell table:style-name="ce4" table:formula="of:=[.$B$3]*([.C48]^(1/[.$B$1]))" office:value-type="float" office:value="5.67140310380892">
            <text:p>6</text:p>
          </table:table-cell>
          <table:table-cell table:formula="of:=[.C48]^(1/[.$B$1])" office:value-type="float" office:value="4954.70045667945">
            <text:p>4954,70</text:p>
          </table:table-cell>
          <table:table-cell table:formula="of:=-((255-[.C48])^(1/[.$B$1]))" office:value-type="float" office:value="-143179.43219291">
            <text:p>-143179,43219291</text:p>
          </table:table-cell>
          <table:table-cell table:style-name="ce4" table:formula="of:=[.F48]*[.$B$6]+[.$B$7]" office:value-type="float" office:value="91.1095119189758">
            <text:p>9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48]+1" office:value-type="float" office:value="47">
            <text:p>47</text:p>
          </table:table-cell>
          <table:table-cell table:style-name="ce4" table:formula="of:=[.$B$3]*([.C49]^(1/[.$B$1]))" office:value-type="float" office:value="5.94902960864762">
            <text:p>6</text:p>
          </table:table-cell>
          <table:table-cell table:formula="of:=[.C49]^(1/[.$B$1])" office:value-type="float" office:value="5197.24293605053">
            <text:p>5197,24</text:p>
          </table:table-cell>
          <table:table-cell table:formula="of:=-((255-[.C49])^(1/[.$B$1]))" office:value-type="float" office:value="-141661.506330067">
            <text:p>-141661,506330067</text:p>
          </table:table-cell>
          <table:table-cell table:style-name="ce4" table:formula="of:=[.F49]*[.$B$6]+[.$B$7]" office:value-type="float" office:value="92.8470073589421">
            <text:p>9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49]+1" office:value-type="float" office:value="48">
            <text:p>48</text:p>
          </table:table-cell>
          <table:table-cell table:style-name="ce4" table:formula="of:=[.$B$3]*([.C50]^(1/[.$B$1]))" office:value-type="float" office:value="6.23397062359713">
            <text:p>6</text:p>
          </table:table-cell>
          <table:table-cell table:formula="of:=[.C50]^(1/[.$B$1])" office:value-type="float" office:value="5446.1755812982">
            <text:p>5446,18</text:p>
          </table:table-cell>
          <table:table-cell table:formula="of:=-((255-[.C50])^(1/[.$B$1]))" office:value-type="float" office:value="-140152.473762313">
            <text:p>-140152,473762313</text:p>
          </table:table-cell>
          <table:table-cell table:style-name="ce4" table:formula="of:=[.F50]*[.$B$6]+[.$B$7]" office:value-type="float" office:value="94.5743230793044">
            <text:p>9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50]+1" office:value-type="float" office:value="49">
            <text:p>49</text:p>
          </table:table-cell>
          <table:table-cell table:style-name="ce4" table:formula="of:=[.$B$3]*([.C51]^(1/[.$B$1]))" office:value-type="float" office:value="6.52626045200529">
            <text:p>7</text:p>
          </table:table-cell>
          <table:table-cell table:formula="of:=[.C51]^(1/[.$B$1])" office:value-type="float" office:value="5701.52836081128">
            <text:p>5701,53</text:p>
          </table:table-cell>
          <table:table-cell table:formula="of:=-((255-[.C51])^(1/[.$B$1]))" office:value-type="float" office:value="-138652.324970421">
            <text:p>-138652,324970421</text:p>
          </table:table-cell>
          <table:table-cell table:style-name="ce4" table:formula="of:=[.F51]*[.$B$6]+[.$B$7]" office:value-type="float" office:value="96.2914699762564">
            <text:p>9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51]+1" office:value-type="float" office:value="50">
            <text:p>50</text:p>
          </table:table-cell>
          <table:table-cell table:style-name="ce4" table:formula="of:=[.$B$3]*([.C52]^(1/[.$B$1]))" office:value-type="float" office:value="6.82593284573247">
            <text:p>7</text:p>
          </table:table-cell>
          <table:table-cell table:formula="of:=[.C52]^(1/[.$B$1])" office:value-type="float" office:value="5963.33076118325">
            <text:p>5963,33</text:p>
          </table:table-cell>
          <table:table-cell table:formula="of:=-((255-[.C52])^(1/[.$B$1]))" office:value-type="float" office:value="-137161.050399327">
            <text:p>-137161,050399327</text:p>
          </table:table-cell>
          <table:table-cell table:style-name="ce4" table:formula="of:=[.F52]*[.$B$6]+[.$B$7]" office:value-type="float" office:value="97.9984589870105">
            <text:p>9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52]+1" office:value-type="float" office:value="51">
            <text:p>51</text:p>
          </table:table-cell>
          <table:table-cell table:style-name="ce4" table:formula="of:=[.$B$3]*([.C53]^(1/[.$B$1]))" office:value-type="float" office:value="7.13302102500874">
            <text:p>7</text:p>
          </table:table-cell>
          <table:table-cell table:formula="of:=[.C53]^(1/[.$B$1])" office:value-type="float" office:value="6231.61180456018">
            <text:p>6231,61</text:p>
          </table:table-cell>
          <table:table-cell table:formula="of:=-((255-[.C53])^(1/[.$B$1]))" office:value-type="float" office:value="-135678.640457826">
            <text:p>-135678,640457826</text:p>
          </table:table-cell>
          <table:table-cell table:style-name="ce4" table:formula="of:=[.F53]*[.$B$6]+[.$B$7]" office:value-type="float" office:value="99.6953010901524">
            <text:p>10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53]+1" office:value-type="float" office:value="52">
            <text:p>52</text:p>
          </table:table-cell>
          <table:table-cell table:style-name="ce4" table:formula="of:=[.$B$3]*([.C54]^(1/[.$B$1]))" office:value-type="float" office:value="7.44755769719607">
            <text:p>7</text:p>
          </table:table-cell>
          <table:table-cell table:formula="of:=[.C54]^(1/[.$B$1])" office:value-type="float" office:value="6506.4000650318">
            <text:p>6506,40</text:p>
          </table:table-cell>
          <table:table-cell table:formula="of:=-((255-[.C54])^(1/[.$B$1]))" office:value-type="float" office:value="-134205.085518249">
            <text:p>-134205,085518249</text:p>
          </table:table-cell>
          <table:table-cell table:style-name="ce4" table:formula="of:=[.F54]*[.$B$6]+[.$B$7]" office:value-type="float" office:value="101.382007306001">
            <text:p>10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54]+1" office:value-type="float" office:value="53">
            <text:p>53</text:p>
          </table:table-cell>
          <table:table-cell table:style-name="ce4" table:formula="of:=[.$B$3]*([.C55]^(1/[.$B$1]))" office:value-type="float" office:value="7.76957507453588">
            <text:p>8</text:p>
          </table:table-cell>
          <table:table-cell table:formula="of:=[.C55]^(1/[.$B$1])" office:value-type="float" office:value="6787.72368413634">
            <text:p>6787,72</text:p>
          </table:table-cell>
          <table:table-cell table:formula="of:=-((255-[.C55])^(1/[.$B$1]))" office:value-type="float" office:value="-132740.375916154">
            <text:p>-132740,375916154</text:p>
          </table:table-cell>
          <table:table-cell table:style-name="ce4" table:formula="of:=[.F55]*[.$B$6]+[.$B$7]" office:value-type="float" office:value="103.058588696971">
            <text:p>10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55]+1" office:value-type="float" office:value="54">
            <text:p>54</text:p>
          </table:table-cell>
          <table:table-cell table:style-name="ce4" table:formula="of:=[.$B$3]*([.C56]^(1/[.$B$1]))" office:value-type="float" office:value="8.09910489095522">
            <text:p>8</text:p>
          </table:table-cell>
          <table:table-cell table:formula="of:=[.C56]^(1/[.$B$1])" office:value-type="float" office:value="7075.61038554289">
            <text:p>7075,61</text:p>
          </table:table-cell>
          <table:table-cell table:formula="of:=-((255-[.C56])^(1/[.$B$1]))" office:value-type="float" office:value="-131284.501949997">
            <text:p>-131284,501949997</text:p>
          </table:table-cell>
          <table:table-cell table:style-name="ce4" table:formula="of:=[.F56]*[.$B$6]+[.$B$7]" office:value-type="float" office:value="104.725056367945">
            <text:p>10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56]+1" office:value-type="float" office:value="55">
            <text:p>55</text:p>
          </table:table-cell>
          <table:table-cell table:style-name="ce4" table:formula="of:=[.$B$3]*([.C57]^(1/[.$B$1]))" office:value-type="float" office:value="8.43617841799825">
            <text:p>8</text:p>
          </table:table-cell>
          <table:table-cell table:formula="of:=[.C57]^(1/[.$B$1])" office:value-type="float" office:value="7370.08748896956">
            <text:p>7370,09</text:p>
          </table:table-cell>
          <table:table-cell table:formula="of:=-((255-[.C57])^(1/[.$B$1]))" office:value-type="float" office:value="-129837.453880807">
            <text:p>-129837,453880807</text:p>
          </table:table-cell>
          <table:table-cell table:style-name="ce4" table:formula="of:=[.F57]*[.$B$6]+[.$B$7]" office:value-type="float" office:value="106.381421466647">
            <text:p>10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57]+1" office:value-type="float" office:value="56">
            <text:p>56</text:p>
          </table:table-cell>
          <table:table-cell table:style-name="ce4" table:formula="of:=[.$B$3]*([.C58]^(1/[.$B$1]))" office:value-type="float" office:value="8.78082647994376">
            <text:p>9</text:p>
          </table:table-cell>
          <table:table-cell table:formula="of:=[.C58]^(1/[.$B$1])" office:value-type="float" office:value="7671.18192339061">
            <text:p>7671,18</text:p>
          </table:table-cell>
          <table:table-cell table:formula="of:=-((255-[.C58])^(1/[.$B$1]))" office:value-type="float" office:value="-128399.221931854">
            <text:p>-128399,221931854</text:p>
          </table:table-cell>
          <table:table-cell table:style-name="ce4" table:formula="of:=[.F58]*[.$B$6]+[.$B$7]" office:value-type="float" office:value="108.02769518402">
            <text:p>10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58]+1" office:value-type="float" office:value="57">
            <text:p>57</text:p>
          </table:table-cell>
          <table:table-cell table:style-name="ce4" table:formula="of:=[.$B$3]*([.C59]^(1/[.$B$1]))" office:value-type="float" office:value="9.13307946816426">
            <text:p>9</text:p>
          </table:table-cell>
          <table:table-cell table:formula="of:=[.C59]^(1/[.$B$1])" office:value-type="float" office:value="7978.92023958094">
            <text:p>7978,92</text:p>
          </table:table-cell>
          <table:table-cell table:formula="of:=-((255-[.C59])^(1/[.$B$1]))" office:value-type="float" office:value="-126969.796288313">
            <text:p>-126969,796288313</text:p>
          </table:table-cell>
          <table:table-cell table:style-name="ce4" table:formula="of:=[.F59]*[.$B$6]+[.$B$7]" office:value-type="float" office:value="109.663888754615">
            <text:p>1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59]+1" office:value-type="float" office:value="58">
            <text:p>58</text:p>
          </table:table-cell>
          <table:table-cell table:style-name="ce4" table:formula="of:=[.$B$3]*([.C60]^(1/[.$B$1]))" office:value-type="float" office:value="9.49296735477752">
            <text:p>9</text:p>
          </table:table-cell>
          <table:table-cell table:formula="of:=[.C60]^(1/[.$B$1])" office:value-type="float" office:value="8293.32862204252">
            <text:p>8293,33</text:p>
          </table:table-cell>
          <table:table-cell table:formula="of:=-((255-[.C60])^(1/[.$B$1]))" office:value-type="float" office:value="-125549.167096923">
            <text:p>-125549,167096923</text:p>
          </table:table-cell>
          <table:table-cell table:style-name="ce4" table:formula="of:=[.F60]*[.$B$6]+[.$B$7]" office:value-type="float" office:value="111.290013456977">
            <text:p>1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60]+1" office:value-type="float" office:value="59">
            <text:p>59</text:p>
          </table:table-cell>
          <table:table-cell table:style-name="ce4" table:formula="of:=[.$B$3]*([.C61]^(1/[.$B$1]))" office:value-type="float" office:value="9.86051970563711">
            <text:p>10</text:p>
          </table:table-cell>
          <table:table-cell table:formula="of:=[.C61]^(1/[.$B$1])" office:value-type="float" office:value="8614.43290035322">
            <text:p>8614,43</text:p>
          </table:table-cell>
          <table:table-cell table:formula="of:=-((255-[.C61])^(1/[.$B$1]))" office:value-type="float" office:value="-124137.324465642">
            <text:p>-124137,324465642</text:p>
          </table:table-cell>
          <table:table-cell table:style-name="ce4" table:formula="of:=[.F61]*[.$B$6]+[.$B$7]" office:value-type="float" office:value="112.906080614043">
            <text:p>11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61]+1" office:value-type="float" office:value="60">
            <text:p>60</text:p>
          </table:table-cell>
          <table:table-cell table:style-name="ce4" table:formula="of:=[.$B$3]*([.C62]^(1/[.$B$1]))" office:value-type="float" office:value="10.2357656927048">
            <text:p>10</text:p>
          </table:table-cell>
          <table:table-cell table:formula="of:=[.C62]^(1/[.$B$1])" office:value-type="float" office:value="8942.25855997575">
            <text:p>8942,26</text:p>
          </table:table-cell>
          <table:table-cell table:formula="of:=-((255-[.C62])^(1/[.$B$1]))" office:value-type="float" office:value="-122734.258463293">
            <text:p>-122734,258463293</text:p>
          </table:table-cell>
          <table:table-cell table:style-name="ce4" table:formula="of:=[.F62]*[.$B$6]+[.$B$7]" office:value-type="float" office:value="114.512101593544">
            <text:p>11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62]+1" office:value-type="float" office:value="61">
            <text:p>61</text:p>
          </table:table-cell>
          <table:table-cell table:style-name="ce4" table:formula="of:=[.$B$3]*([.C63]^(1/[.$B$1]))" office:value-type="float" office:value="10.618734105844">
            <text:p>11</text:p>
          </table:table-cell>
          <table:table-cell table:formula="of:=[.C63]^(1/[.$B$1])" office:value-type="float" office:value="9276.83075256072">
            <text:p>9276,83</text:p>
          </table:table-cell>
          <table:table-cell table:formula="of:=-((255-[.C63])^(1/[.$B$1]))" office:value-type="float" office:value="-121339.959119212">
            <text:p>-121339,959119212</text:p>
          </table:table-cell>
          <table:table-cell table:style-name="ce4" table:formula="of:=[.F63]*[.$B$6]+[.$B$7]" office:value-type="float" office:value="116.108087808411">
            <text:p>11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63]+1" office:value-type="float" office:value="62">
            <text:p>62</text:p>
          </table:table-cell>
          <table:table-cell table:style-name="ce4" table:formula="of:=[.$B$3]*([.C64]^(1/[.$B$1]))" office:value-type="float" office:value="11.0094533640706">
            <text:p>11</text:p>
          </table:table-cell>
          <table:table-cell table:formula="of:=[.C64]^(1/[.$B$1])" office:value-type="float" office:value="9618.17430577576">
            <text:p>9618,17</text:p>
          </table:table-cell>
          <table:table-cell table:formula="of:=-((255-[.C64])^(1/[.$B$1]))" office:value-type="float" office:value="-119954.416422888">
            <text:p>-119954,416422888</text:p>
          </table:table-cell>
          <table:table-cell table:style-name="ce4" table:formula="of:=[.F64]*[.$B$6]+[.$B$7]" office:value-type="float" office:value="117.694050717188">
            <text:p>11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64]+1" office:value-type="float" office:value="63">
            <text:p>63</text:p>
          </table:table-cell>
          <table:table-cell table:style-name="ce4" table:formula="of:=[.$B$3]*([.C65]^(1/[.$B$1]))" office:value-type="float" office:value="11.4079515262948">
            <text:p>11</text:p>
          </table:table-cell>
          <table:table-cell table:formula="of:=[.C65]^(1/[.$B$1])" office:value-type="float" office:value="9966.31373268968">
            <text:p>9966,31</text:p>
          </table:table-cell>
          <table:table-cell table:formula="of:=-((255-[.C65])^(1/[.$B$1]))" office:value-type="float" office:value="-118577.620323591">
            <text:p>-118577,620323591</text:p>
          </table:table-cell>
          <table:table-cell table:style-name="ce4" table:formula="of:=[.F65]*[.$B$6]+[.$B$7]" office:value-type="float" office:value="119.270001824451">
            <text:p>11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65]+1" office:value-type="float" office:value="64">
            <text:p>64</text:p>
          </table:table-cell>
          <table:table-cell table:style-name="ce4" table:formula="of:=[.$B$3]*([.C66]^(1/[.$B$1]))" office:value-type="float" office:value="11.8142563015839">
            <text:p>12</text:p>
          </table:table-cell>
          <table:table-cell table:formula="of:=[.C66]^(1/[.$B$1])" office:value-type="float" office:value="10321.2732407388">
            <text:p>10321,27</text:p>
          </table:table-cell>
          <table:table-cell table:formula="of:=-((255-[.C66])^(1/[.$B$1]))" office:value-type="float" office:value="-117209.560730009">
            <text:p>-117209,560730009</text:p>
          </table:table-cell>
          <table:table-cell table:style-name="ce4" table:formula="of:=[.F66]*[.$B$6]+[.$B$7]" office:value-type="float" office:value="120.835952681234">
            <text:p>12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66]+1" office:value-type="float" office:value="65">
            <text:p>65</text:p>
          </table:table-cell>
          <table:table-cell table:style-name="ce4" table:formula="of:=[.$B$3]*([.C67]^(1/[.$B$1]))" office:value-type="float" office:value="12.2283950589764">
            <text:p>12</text:p>
          </table:table-cell>
          <table:table-cell table:formula="of:=[.C67]^(1/[.$B$1])" office:value-type="float" office:value="10683.0767403001">
            <text:p>10683,08</text:p>
          </table:table-cell>
          <table:table-cell table:formula="of:=-((255-[.C67])^(1/[.$B$1]))" office:value-type="float" office:value="-115850.227509865">
            <text:p>-115850,227509865</text:p>
          </table:table-cell>
          <table:table-cell table:style-name="ce4" table:formula="of:=[.F67]*[.$B$6]+[.$B$7]" office:value-type="float" office:value="122.391914885456">
            <text:p>12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67]+1" office:value-type="float" office:value="66">
            <text:p>66</text:p>
          </table:table-cell>
          <table:table-cell table:style-name="ce4" table:formula="of:=[.$B$3]*([.C68]^(1/[.$B$1]))" office:value-type="float" office:value="12.6503948368711">
            <text:p>13</text:p>
          </table:table-cell>
          <table:table-cell table:formula="of:=[.C68]^(1/[.$B$1])" office:value-type="float" office:value="11051.7478528947">
            <text:p>11051,75</text:p>
          </table:table-cell>
          <table:table-cell table:formula="of:=-((255-[.C68])^(1/[.$B$1]))" office:value-type="float" office:value="-114499.610489537">
            <text:p>-114499,610489537</text:p>
          </table:table-cell>
          <table:table-cell table:style-name="ce4" table:formula="of:=[.F68]*[.$B$6]+[.$B$7]" office:value-type="float" office:value="123.937900082365">
            <text:p>12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68]+1" office:value-type="float" office:value="67">
            <text:p>67</text:p>
          </table:table-cell>
          <table:table-cell table:style-name="ce4" table:formula="of:=[.$B$3]*([.C69]^(1/[.$B$1]))" office:value-type="float" office:value="13.0802823520188">
            <text:p>13</text:p>
          </table:table-cell>
          <table:table-cell table:formula="of:=[.C69]^(1/[.$B$1])" office:value-type="float" office:value="11427.3099190425">
            <text:p>11427,31</text:p>
          </table:table-cell>
          <table:table-cell table:formula="of:=-((255-[.C69])^(1/[.$B$1]))" office:value-type="float" office:value="-113157.699453672">
            <text:p>-113157,699453672</text:p>
          </table:table-cell>
          <table:table-cell table:style-name="ce4" table:formula="of:=[.F69]*[.$B$6]+[.$B$7]" office:value-type="float" office:value="125.473919964976">
            <text:p>12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69]+1" office:value-type="float" office:value="68">
            <text:p>68</text:p>
          </table:table-cell>
          <table:table-cell table:style-name="ce4" table:formula="of:=[.$B$3]*([.C70]^(1/[.$B$1]))" office:value-type="float" office:value="13.5180840081364">
            <text:p>14</text:p>
          </table:table-cell>
          <table:table-cell table:formula="of:=[.C70]^(1/[.$B$1])" office:value-type="float" office:value="11809.7860057879">
            <text:p>11809,79</text:p>
          </table:table-cell>
          <table:table-cell table:formula="of:=-((255-[.C70])^(1/[.$B$1]))" office:value-type="float" office:value="-111824.48414479">
            <text:p>-111824,48414479</text:p>
          </table:table-cell>
          <table:table-cell table:style-name="ce4" table:formula="of:=[.F70]*[.$B$6]+[.$B$7]" office:value-type="float" office:value="126.999986274524">
            <text:p>12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70]+1" office:value-type="float" office:value="69">
            <text:p>69</text:p>
          </table:table-cell>
          <table:table-cell table:style-name="ce4" table:formula="of:=[.$B$3]*([.C71]^(1/[.$B$1]))" office:value-type="float" office:value="13.9638259041665">
            <text:p>14</text:p>
          </table:table-cell>
          <table:table-cell table:formula="of:=[.C71]^(1/[.$B$1])" office:value-type="float" office:value="12199.1989139161">
            <text:p>12199,20</text:p>
          </table:table-cell>
          <table:table-cell table:formula="of:=-((255-[.C71])^(1/[.$B$1]))" office:value-type="float" office:value="-110499.954262887">
            <text:p>-110499,954262887</text:p>
          </table:table-cell>
          <table:table-cell table:style-name="ce4" table:formula="of:=[.F71]*[.$B$6]+[.$B$7]" office:value-type="float" office:value="128.516110800918">
            <text:p>12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71]+1" office:value-type="float" office:value="70">
            <text:p>70</text:p>
          </table:table-cell>
          <table:table-cell table:style-name="ce4" table:formula="of:=[.$B$3]*([.C72]^(1/[.$B$1]))" office:value-type="float" office:value="14.4175338422016">
            <text:p>14</text:p>
          </table:table-cell>
          <table:table-cell table:formula="of:=[.C72]^(1/[.$B$1])" office:value-type="float" office:value="12595.5711848753">
            <text:p>12595,57</text:p>
          </table:table-cell>
          <table:table-cell table:formula="of:=-((255-[.C72])^(1/[.$B$1]))" office:value-type="float" office:value="-109184.09946503">
            <text:p>-109184,09946503</text:p>
          </table:table-cell>
          <table:table-cell table:style-name="ce4" table:formula="of:=[.F72]*[.$B$6]+[.$B$7]" office:value-type="float" office:value="130.022305383211">
            <text:p>13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72]+1" office:value-type="float" office:value="71">
            <text:p>71</text:p>
          </table:table-cell>
          <table:table-cell table:style-name="ce4" table:formula="of:=[.$B$3]*([.C73]^(1/[.$B$1]))" office:value-type="float" office:value="14.8792333350905">
            <text:p>15</text:p>
          </table:table-cell>
          <table:table-cell table:formula="of:=[.C73]^(1/[.$B$1])" office:value-type="float" office:value="12998.925107422">
            <text:p>12998,93</text:p>
          </table:table-cell>
          <table:table-cell table:formula="of:=-((255-[.C73])^(1/[.$B$1]))" office:value-type="float" office:value="-107876.909364941">
            <text:p>-107876,909364941</text:p>
          </table:table-cell>
          <table:table-cell table:style-name="ce4" table:formula="of:=[.F73]*[.$B$6]+[.$B$7]" office:value-type="float" office:value="131.518581910062">
            <text:p>13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73]+1" office:value-type="float" office:value="72">
            <text:p>72</text:p>
          </table:table-cell>
          <table:table-cell table:style-name="ce4" table:formula="of:=[.$B$3]*([.C74]^(1/[.$B$1]))" office:value-type="float" office:value="15.3489496137447">
            <text:p>15</text:p>
          </table:table-cell>
          <table:table-cell table:formula="of:=[.C74]^(1/[.$B$1])" office:value-type="float" office:value="13409.2827240046">
            <text:p>13409,28</text:p>
          </table:table-cell>
          <table:table-cell table:formula="of:=-((255-[.C74])^(1/[.$B$1]))" office:value-type="float" office:value="-106578.373532588">
            <text:p>-106578,373532588</text:p>
          </table:table-cell>
          <table:table-cell table:style-name="ce4" table:formula="of:=[.F74]*[.$B$6]+[.$B$7]" office:value-type="float" office:value="133.004952320223">
            <text:p>13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74]+1" office:value-type="float" office:value="73">
            <text:p>73</text:p>
          </table:table-cell>
          <table:table-cell table:style-name="ce4" table:formula="of:=[.$B$3]*([.C75]^(1/[.$B$1]))" office:value-type="float" office:value="15.8267076341605">
            <text:p>16</text:p>
          </table:table-cell>
          <table:table-cell table:formula="of:=[.C75]^(1/[.$B$1])" office:value-type="float" office:value="13826.6658368971">
            <text:p>13826,67</text:p>
          </table:table-cell>
          <table:table-cell table:formula="of:=-((255-[.C75])^(1/[.$B$1]))" office:value-type="float" office:value="-105288.481493753">
            <text:p>-105288,481493753</text:p>
          </table:table-cell>
          <table:table-cell table:style-name="ce4" table:formula="of:=[.F75]*[.$B$6]+[.$B$7]" office:value-type="float" office:value="134.481428603015">
            <text:p>13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75]+1" office:value-type="float" office:value="74">
            <text:p>74</text:p>
          </table:table-cell>
          <table:table-cell table:style-name="ce4" table:formula="of:=[.$B$3]*([.C76]^(1/[.$B$1]))" office:value-type="float" office:value="16.3125320841716">
            <text:p>16</text:p>
          </table:table-cell>
          <table:table-cell table:formula="of:=[.C76]^(1/[.$B$1])" office:value-type="float" office:value="14251.0960140996">
            <text:p>14251,10</text:p>
          </table:table-cell>
          <table:table-cell table:formula="of:=-((255-[.C76])^(1/[.$B$1]))" office:value-type="float" office:value="-104007.222729608">
            <text:p>-104007,222729608</text:p>
          </table:table-cell>
          <table:table-cell table:style-name="ce4" table:formula="of:=[.F76]*[.$B$6]+[.$B$7]" office:value-type="float" office:value="135.948022798827">
            <text:p>13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76]+1" office:value-type="float" office:value="75">
            <text:p>75</text:p>
          </table:table-cell>
          <table:table-cell table:style-name="ce4" table:formula="of:=[.$B$3]*([.C77]^(1/[.$B$1]))" office:value-type="float" office:value="16.8064473899458">
            <text:p>17</text:p>
          </table:table-cell>
          <table:table-cell table:formula="of:=[.C77]^(1/[.$B$1])" office:value-type="float" office:value="14682.5945950128">
            <text:p>14682,59</text:p>
          </table:table-cell>
          <table:table-cell table:formula="of:=-((255-[.C77])^(1/[.$B$1]))" office:value-type="float" office:value="-102734.586676274">
            <text:p>-102734,586676274</text:p>
          </table:table-cell>
          <table:table-cell table:style-name="ce4" table:formula="of:=[.F77]*[.$B$6]+[.$B$7]" office:value-type="float" office:value="137.404746999614">
            <text:p>13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77]+1" office:value-type="float" office:value="76">
            <text:p>76</text:p>
          </table:table-cell>
          <table:table-cell table:style-name="ce4" table:formula="of:=[.$B$3]*([.C78]^(1/[.$B$1]))" office:value-type="float" office:value="17.3084777222395">
            <text:p>17</text:p>
          </table:table-cell>
          <table:table-cell table:formula="of:=[.C78]^(1/[.$B$1])" office:value-type="float" office:value="15121.182695903">
            <text:p>15121,18</text:p>
          </table:table-cell>
          <table:table-cell table:formula="of:=-((255-[.C78])^(1/[.$B$1]))" office:value-type="float" office:value="-101470.562724381">
            <text:p>-101470,562724381</text:p>
          </table:table-cell>
          <table:table-cell table:style-name="ce4" table:formula="of:=[.F78]*[.$B$6]+[.$B$7]" office:value-type="float" office:value="138.851613349403">
            <text:p>13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78]+1" office:value-type="float" office:value="77">
            <text:p>77</text:p>
          </table:table-cell>
          <table:table-cell table:style-name="ce4" table:formula="of:=[.$B$3]*([.C79]^(1/[.$B$1]))" office:value-type="float" office:value="17.8186470024214">
            <text:p>18</text:p>
          </table:table-cell>
          <table:table-cell table:formula="of:=[.C79]^(1/[.$B$1])" office:value-type="float" office:value="15566.8812151642">
            <text:p>15566,88</text:p>
          </table:table-cell>
          <table:table-cell table:formula="of:=-((255-[.C79])^(1/[.$B$1]))" office:value-type="float" office:value="-100215.140218616">
            <text:p>-100215,140218616</text:p>
          </table:table-cell>
          <table:table-cell table:style-name="ce4" table:formula="of:=[.F79]*[.$B$6]+[.$B$7]" office:value-type="float" office:value="140.28863404481">
            <text:p>14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79]+1" office:value-type="float" office:value="78">
            <text:p>78</text:p>
          </table:table-cell>
          <table:table-cell table:style-name="ce4" table:formula="of:=[.$B$3]*([.C80]^(1/[.$B$1]))" office:value-type="float" office:value="18.336978908277">
            <text:p>18</text:p>
          </table:table-cell>
          <table:table-cell table:formula="of:=[.C80]^(1/[.$B$1])" office:value-type="float" office:value="16019.7108383891">
            <text:p>16019,71</text:p>
          </table:table-cell>
          <table:table-cell table:formula="of:=-((255-[.C80])^(1/[.$B$1]))" office:value-type="float" office:value="-98968.3084572636">
            <text:p>-98968,3084572636</text:p>
          </table:table-cell>
          <table:table-cell table:style-name="ce4" table:formula="of:=[.F80]*[.$B$6]+[.$B$7]" office:value-type="float" office:value="141.715821335563">
            <text:p>14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80]+1" office:value-type="float" office:value="79">
            <text:p>79</text:p>
          </table:table-cell>
          <table:table-cell table:style-name="ce4" table:formula="of:=[.$B$3]*([.C81]^(1/[.$B$1]))" office:value-type="float" office:value="18.8634968796052">
            <text:p>19</text:p>
          </table:table-cell>
          <table:table-cell table:formula="of:=[.C81]^(1/[.$B$1])" office:value-type="float" office:value="16479.6920432584">
            <text:p>16479,69</text:p>
          </table:table-cell>
          <table:table-cell table:formula="of:=-((255-[.C81])^(1/[.$B$1]))" office:value-type="float" office:value="-97730.0566917464">
            <text:p>-97730,0566917464</text:p>
          </table:table-cell>
          <table:table-cell table:style-name="ce4" table:formula="of:=[.F81]*[.$B$6]+[.$B$7]" office:value-type="float" office:value="143.133187525033">
            <text:p>14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81]+1" office:value-type="float" office:value="80">
            <text:p>80</text:p>
          </table:table-cell>
          <table:table-cell table:style-name="ce4" table:formula="of:=[.$B$3]*([.C82]^(1/[.$B$1]))" office:value-type="float" office:value="19.3982241236159">
            <text:p>19</text:p>
          </table:table-cell>
          <table:table-cell table:formula="of:=[.C82]^(1/[.$B$1])" office:value-type="float" office:value="16946.8451042566">
            <text:p>16946,85</text:p>
          </table:table-cell>
          <table:table-cell table:formula="of:=-((255-[.C82])^(1/[.$B$1]))" office:value-type="float" office:value="-96500.3741261492">
            <text:p>-96500,3741261492</text:p>
          </table:table-cell>
          <table:table-cell table:style-name="ce4" table:formula="of:=[.F82]*[.$B$6]+[.$B$7]" office:value-type="float" office:value="144.540744970777">
            <text:p>14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82]+1" office:value-type="float" office:value="81">
            <text:p>81</text:p>
          </table:table-cell>
          <table:table-cell table:style-name="ce4" table:formula="of:=[.$B$3]*([.C83]^(1/[.$B$1]))" office:value-type="float" office:value="19.9411836201394">
            <text:p>20</text:p>
          </table:table-cell>
          <table:table-cell table:formula="of:=[.C83]^(1/[.$B$1])" office:value-type="float" office:value="17421.1900972226">
            <text:p>17421,19</text:p>
          </table:table-cell>
          <table:table-cell table:formula="of:=-((255-[.C83])^(1/[.$B$1]))" office:value-type="float" office:value="-95279.2499167417">
            <text:p>-95279,2499167417</text:p>
          </table:table-cell>
          <table:table-cell table:style-name="ce4" table:formula="of:=[.F83]*[.$B$6]+[.$B$7]" office:value-type="float" office:value="145.938506085081">
            <text:p>14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83]+1" office:value-type="float" office:value="82">
            <text:p>82</text:p>
          </table:table-cell>
          <table:table-cell table:style-name="ce4" table:formula="of:=[.$B$3]*([.C84]^(1/[.$B$1]))" office:value-type="float" office:value="20.4923981266552">
            <text:p>20</text:p>
          </table:table-cell>
          <table:table-cell table:formula="of:=[.C84]^(1/[.$B$1])" office:value-type="float" office:value="17902.7469037433">
            <text:p>17902,75</text:p>
          </table:table-cell>
          <table:table-cell table:formula="of:=-((255-[.C84])^(1/[.$B$1]))" office:value-type="float" office:value="-94066.673171491">
            <text:p>-94066,673171491</text:p>
          </table:table-cell>
          <table:table-cell table:style-name="ce4" table:formula="of:=[.F84]*[.$B$6]+[.$B$7]" office:value-type="float" office:value="147.326483335522">
            <text:p>14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84]+1" office:value-type="float" office:value="83">
            <text:p>83</text:p>
          </table:table-cell>
          <table:table-cell table:style-name="ce4" table:formula="of:=[.$B$3]*([.C85]^(1/[.$B$1]))" office:value-type="float" office:value="21.0518901831494">
            <text:p>21</text:p>
          </table:table-cell>
          <table:table-cell table:formula="of:=[.C85]^(1/[.$B$1])" office:value-type="float" office:value="18391.5352153974">
            <text:p>18391,54</text:p>
          </table:table-cell>
          <table:table-cell table:formula="of:=-((255-[.C85])^(1/[.$B$1]))" office:value-type="float" office:value="-92862.632949567">
            <text:p>-92862,632949567</text:p>
          </table:table-cell>
          <table:table-cell table:style-name="ce4" table:formula="of:=[.F85]*[.$B$6]+[.$B$7]" office:value-type="float" office:value="148.704689245533">
            <text:p>14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85]+1" office:value-type="float" office:value="84">
            <text:p>84</text:p>
          </table:table-cell>
          <table:table-cell table:style-name="ce4" table:formula="of:=[.$B$3]*([.C86]^(1/[.$B$1]))" office:value-type="float" office:value="21.6196821168085">
            <text:p>22</text:p>
          </table:table-cell>
          <table:table-cell table:formula="of:=[.C86]^(1/[.$B$1])" office:value-type="float" office:value="18887.5745378554">
            <text:p>18887,57</text:p>
          </table:table-cell>
          <table:table-cell table:formula="of:=-((255-[.C86])^(1/[.$B$1]))" office:value-type="float" office:value="-91667.1182608401">
            <text:p>-91667,1182608401</text:p>
          </table:table-cell>
          <table:table-cell table:style-name="ce4" table:formula="of:=[.F86]*[.$B$6]+[.$B$7]" office:value-type="float" office:value="150.073136394977">
            <text:p>15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86]+1" office:value-type="float" office:value="85">
            <text:p>85</text:p>
          </table:table-cell>
          <table:table-cell table:style-name="ce4" table:formula="of:=[.$B$3]*([.C87]^(1/[.$B$1]))" office:value-type="float" office:value="22.195796046556">
            <text:p>22</text:p>
          </table:table-cell>
          <table:table-cell table:formula="of:=[.C87]^(1/[.$B$1])" office:value-type="float" office:value="19390.8841948436">
            <text:p>19390,88</text:p>
          </table:table-cell>
          <table:table-cell table:formula="of:=-((255-[.C87])^(1/[.$B$1]))" office:value-type="float" office:value="-90480.1180653703">
            <text:p>-90480,1180653703</text:p>
          </table:table-cell>
          <table:table-cell table:style-name="ce4" table:formula="of:=[.F87]*[.$B$6]+[.$B$7]" office:value-type="float" office:value="151.431837420734">
            <text:p>15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87]+1" office:value-type="float" office:value="86">
            <text:p>86</text:p>
          </table:table-cell>
          <table:table-cell table:style-name="ce4" table:formula="of:=[.$B$3]*([.C88]^(1/[.$B$1]))" office:value-type="float" office:value="22.7802538874411">
            <text:p>23</text:p>
          </table:table-cell>
          <table:table-cell table:formula="of:=[.C88]^(1/[.$B$1])" office:value-type="float" office:value="19901.4833319774">
            <text:p>19901,48</text:p>
          </table:table-cell>
          <table:table-cell table:formula="of:=-((255-[.C88])^(1/[.$B$1]))" office:value-type="float" office:value="-89301.6212728881">
            <text:p>-89301,6212728881</text:p>
          </table:table-cell>
          <table:table-cell table:style-name="ce4" table:formula="of:=[.F88]*[.$B$6]+[.$B$7]" office:value-type="float" office:value="152.780805017293">
            <text:p>15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88]+1" office:value-type="float" office:value="87">
            <text:p>87</text:p>
          </table:table-cell>
          <table:table-cell table:style-name="ce4" table:formula="of:=[.$B$3]*([.C89]^(1/[.$B$1]))" office:value-type="float" office:value="23.3730773548829">
            <text:p>23</text:p>
          </table:table-cell>
          <table:table-cell table:formula="of:=[.C89]^(1/[.$B$1])" office:value-type="float" office:value="20419.3909204702">
            <text:p>20419,39</text:p>
          </table:table-cell>
          <table:table-cell table:formula="of:=-((255-[.C89])^(1/[.$B$1]))" office:value-type="float" office:value="-88131.6167422671">
            <text:p>-88131,6167422671</text:p>
          </table:table-cell>
          <table:table-cell table:style-name="ce4" table:formula="of:=[.F89]*[.$B$6]+[.$B$7]" office:value-type="float" office:value="154.120051937354">
            <text:p>15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89]+1" office:value-type="float" office:value="88">
            <text:p>88</text:p>
          </table:table-cell>
          <table:table-cell table:style-name="ce4" table:formula="of:=[.$B$3]*([.C90]^(1/[.$B$1]))" office:value-type="float" office:value="23.9742879687796">
            <text:p>24</text:p>
          </table:table-cell>
          <table:table-cell table:formula="of:=[.C90]^(1/[.$B$1])" office:value-type="float" office:value="20944.6257607223">
            <text:p>20944,63</text:p>
          </table:table-cell>
          <table:table-cell table:formula="of:=-((255-[.C90])^(1/[.$B$1]))" office:value-type="float" office:value="-86970.0932809876">
            <text:p>-86970,0932809876</text:p>
          </table:table-cell>
          <table:table-cell table:style-name="ce4" table:formula="of:=[.F90]*[.$B$6]+[.$B$7]" office:value-type="float" office:value="155.449590992448">
            <text:p>15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90]+1" office:value-type="float" office:value="89">
            <text:p>89</text:p>
          </table:table-cell>
          <table:table-cell table:style-name="ce4" table:formula="of:=[.$B$3]*([.C91]^(1/[.$B$1]))" office:value-type="float" office:value="24.5839070574859">
            <text:p>25</text:p>
          </table:table-cell>
          <table:table-cell table:formula="of:=[.C91]^(1/[.$B$1])" office:value-type="float" office:value="21477.2064857963">
            <text:p>21477,21</text:p>
          </table:table-cell>
          <table:table-cell table:formula="of:=-((255-[.C91])^(1/[.$B$1]))" office:value-type="float" office:value="-85817.0396445916">
            <text:p>-85817,0396445916</text:p>
          </table:table-cell>
          <table:table-cell table:style-name="ce4" table:formula="of:=[.F91]*[.$B$6]+[.$B$7]" office:value-type="float" office:value="156.769435053555">
            <text:p>15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91]+1" office:value-type="float" office:value="90">
            <text:p>90</text:p>
          </table:table-cell>
          <table:table-cell table:style-name="ce4" table:formula="of:=[.$B$3]*([.C92]^(1/[.$B$1]))" office:value-type="float" office:value="25.2019557616664">
            <text:p>25</text:p>
          </table:table-cell>
          <table:table-cell table:formula="of:=[.C92]^(1/[.$B$1])" office:value-type="float" office:value="22017.1515647834">
            <text:p>22017,15</text:p>
          </table:table-cell>
          <table:table-cell table:formula="of:=-((255-[.C92])^(1/[.$B$1]))" office:value-type="float" office:value="-84672.4445361286">
            <text:p>-84672,4445361286</text:p>
          </table:table-cell>
          <table:table-cell table:style-name="ce4" table:formula="of:=[.F92]*[.$B$6]+[.$B$7]" office:value-type="float" office:value="158.079597051742">
            <text:p>15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92]+1" office:value-type="float" office:value="91">
            <text:p>91</text:p>
          </table:table-cell>
          <table:table-cell table:style-name="ce4" table:formula="of:=[.$B$3]*([.C93]^(1/[.$B$1]))" office:value-type="float" office:value="25.8284550380285">
            <text:p>26</text:p>
          </table:table-cell>
          <table:table-cell table:formula="of:=[.C93]^(1/[.$B$1])" office:value-type="float" office:value="22564.4793060642">
            <text:p>22564,48</text:p>
          </table:table-cell>
          <table:table-cell table:formula="of:=-((255-[.C93])^(1/[.$B$1]))" office:value-type="float" office:value="-83536.296605592">
            <text:p>-83536,296605592</text:p>
          </table:table-cell>
          <table:table-cell table:style-name="ce4" table:formula="of:=[.F93]*[.$B$6]+[.$B$7]" office:value-type="float" office:value="159.380089978806">
            <text:p>15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93]+1" office:value-type="float" office:value="92">
            <text:p>92</text:p>
          </table:table-cell>
          <table:table-cell table:style-name="ce4" table:formula="of:=[.$B$3]*([.C94]^(1/[.$B$1]))" office:value-type="float" office:value="26.4634256629409">
            <text:p>26</text:p>
          </table:table-cell>
          <table:table-cell table:formula="of:=[.C94]^(1/[.$B$1])" office:value-type="float" office:value="23119.2078604705">
            <text:p>23119,21</text:p>
          </table:table-cell>
          <table:table-cell table:formula="of:=-((255-[.C94])^(1/[.$B$1]))" office:value-type="float" office:value="-82408.5844493463">
            <text:p>-82408,5844493463</text:p>
          </table:table-cell>
          <table:table-cell table:style-name="ce4" table:formula="of:=[.F94]*[.$B$6]+[.$B$7]" office:value-type="float" office:value="160.67092688793">
            <text:p>16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94]+1" office:value-type="float" office:value="93">
            <text:p>93</text:p>
          </table:table-cell>
          <table:table-cell table:style-name="ce4" table:formula="of:=[.$B$3]*([.C95]^(1/[.$B$1]))" office:value-type="float" office:value="27.1068882359419">
            <text:p>27</text:p>
          </table:table-cell>
          <table:table-cell table:formula="of:=[.C95]^(1/[.$B$1])" office:value-type="float" office:value="23681.35522435">
            <text:p>23681,36</text:p>
          </table:table-cell>
          <table:table-cell table:formula="of:=-((255-[.C95])^(1/[.$B$1]))" office:value-type="float" office:value="-81289.2966095439">
            <text:p>-81289,2966095439</text:p>
          </table:table-cell>
          <table:table-cell table:style-name="ce4" table:formula="of:=[.F95]*[.$B$6]+[.$B$7]" office:value-type="float" office:value="161.952120894351">
            <text:p>16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95]+1" office:value-type="float" office:value="94">
            <text:p>94</text:p>
          </table:table-cell>
          <table:table-cell table:style-name="ce4" table:formula="of:=[.$B$3]*([.C96]^(1/[.$B$1]))" office:value-type="float" office:value="27.7588631831424">
            <text:p>28</text:p>
          </table:table-cell>
          <table:table-cell table:formula="of:=[.C96]^(1/[.$B$1])" office:value-type="float" office:value="24250.9392425391">
            <text:p>24250,94</text:p>
          </table:table-cell>
          <table:table-cell table:formula="of:=-((255-[.C96])^(1/[.$B$1]))" office:value-type="float" office:value="-80178.4215735332">
            <text:p>-80178,4215735332</text:p>
          </table:table-cell>
          <table:table-cell table:style-name="ce4" table:formula="of:=[.F96]*[.$B$6]+[.$B$7]" office:value-type="float" office:value="163.223685176039">
            <text:p>16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96]+1" office:value-type="float" office:value="95">
            <text:p>95</text:p>
          </table:table-cell>
          <table:table-cell table:style-name="ce4" table:formula="of:=[.$B$3]*([.C97]^(1/[.$B$1]))" office:value-type="float" office:value="28.4193707605277">
            <text:p>28</text:p>
          </table:table-cell>
          <table:table-cell table:formula="of:=[.C97]^(1/[.$B$1])" office:value-type="float" office:value="24827.9776112478">
            <text:p>24827,98</text:p>
          </table:table-cell>
          <table:table-cell table:formula="of:=-((255-[.C97])^(1/[.$B$1]))" office:value-type="float" office:value="-79075.9477732547">
            <text:p>-79075,9477732547</text:p>
          </table:table-cell>
          <table:table-cell table:style-name="ce4" table:formula="of:=[.F97]*[.$B$6]+[.$B$7]" office:value-type="float" office:value="164.485632974385">
            <text:p>16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97]+1" office:value-type="float" office:value="96">
            <text:p>96</text:p>
          </table:table-cell>
          <table:table-cell table:style-name="ce4" table:formula="of:=[.$B$3]*([.C98]^(1/[.$B$1]))" office:value-type="float" office:value="29.0884310571619">
            <text:p>29</text:p>
          </table:table-cell>
          <table:table-cell table:formula="of:=[.C98]^(1/[.$B$1])" office:value-type="float" office:value="25412.4878808588">
            <text:p>25412,49</text:p>
          </table:table-cell>
          <table:table-cell table:formula="of:=-((255-[.C98])^(1/[.$B$1]))" office:value-type="float" office:value="-77981.8635846284">
            <text:p>-77981,8635846284</text:p>
          </table:table-cell>
          <table:table-cell table:style-name="ce4" table:formula="of:=[.F98]*[.$B$6]+[.$B$7]" office:value-type="float" office:value="165.737977594903">
            <text:p>16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98]+1" office:value-type="float" office:value="97">
            <text:p>97</text:p>
          </table:table-cell>
          <table:table-cell table:style-name="ce4" table:formula="of:=[.$B$3]*([.C99]^(1/[.$B$1]))" office:value-type="float" office:value="29.7660639982992">
            <text:p>30</text:p>
          </table:table-cell>
          <table:table-cell table:formula="of:=[.C99]^(1/[.$B$1])" office:value-type="float" office:value="26004.4874586456">
            <text:p>26004,49</text:p>
          </table:table-cell>
          <table:table-cell table:formula="of:=-((255-[.C99])^(1/[.$B$1]))" office:value-type="float" office:value="-76896.1573269298">
            <text:p>-76896,1573269298</text:p>
          </table:table-cell>
          <table:table-cell table:style-name="ce4" table:formula="of:=[.F99]*[.$B$6]+[.$B$7]" office:value-type="float" office:value="166.980732407948">
            <text:p>16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99]+1" office:value-type="float" office:value="98">
            <text:p>98</text:p>
          </table:table-cell>
          <table:table-cell table:style-name="ce4" table:formula="of:=[.$B$3]*([.C100]^(1/[.$B$1]))" office:value-type="float" office:value="30.4522893484053">
            <text:p>30</text:p>
          </table:table-cell>
          <table:table-cell table:formula="of:=[.C100]^(1/[.$B$1])" office:value-type="float" office:value="26603.9936114127">
            <text:p>26603,99</text:p>
          </table:table-cell>
          <table:table-cell table:formula="of:=-((255-[.C100])^(1/[.$B$1]))" office:value-type="float" office:value="-75818.8172621546">
            <text:p>-75818,8172621546</text:p>
          </table:table-cell>
          <table:table-cell table:style-name="ce4" table:formula="of:=[.F100]*[.$B$6]+[.$B$7]" office:value-type="float" office:value="168.21391084944">
            <text:p>16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00]+1" office:value-type="float" office:value="99">
            <text:p>99</text:p>
          </table:table-cell>
          <table:table-cell table:style-name="ce4" table:formula="of:=[.$B$3]*([.C101]^(1/[.$B$1]))" office:value-type="float" office:value="31.1471267140927">
            <text:p>31</text:p>
          </table:table-cell>
          <table:table-cell table:formula="of:=[.C101]^(1/[.$B$1])" office:value-type="float" office:value="27211.0234680591">
            <text:p>27211,02</text:p>
          </table:table-cell>
          <table:table-cell table:formula="of:=-((255-[.C101])^(1/[.$B$1]))" office:value-type="float" office:value="-74749.8315943728">
            <text:p>-74749,8315943728</text:p>
          </table:table-cell>
          <table:table-cell table:style-name="ce4" table:formula="of:=[.F101]*[.$B$6]+[.$B$7]" office:value-type="float" office:value="169.4375264216">
            <text:p>16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01]+1" office:value-type="float" office:value="100">
            <text:p>100</text:p>
          </table:table-cell>
          <table:table-cell table:style-name="ce4" table:formula="of:=[.$B$3]*([.C102]^(1/[.$B$1]))" office:value-type="float" office:value="31.8505955469735">
            <text:p>32</text:p>
          </table:table-cell>
          <table:table-cell table:formula="of:=[.C102]^(1/[.$B$1])" office:value-type="float" office:value="27825.5940220713">
            <text:p>27825,59</text:p>
          </table:table-cell>
          <table:table-cell table:formula="of:=-((255-[.C102])^(1/[.$B$1]))" office:value-type="float" office:value="-73689.1884690712">
            <text:p>-73689,1884690712</text:p>
          </table:table-cell>
          <table:table-cell table:style-name="ce4" table:formula="of:=[.F102]*[.$B$6]+[.$B$7]" office:value-type="float" office:value="170.651592693712">
            <text:p>17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02]+1" office:value-type="float" office:value="101">
            <text:p>101</text:p>
          </table:table-cell>
          <table:table-cell table:style-name="ce4" table:formula="of:=[.$B$3]*([.C103]^(1/[.$B$1]))" office:value-type="float" office:value="32.5627151464314">
            <text:p>33</text:p>
          </table:table-cell>
          <table:table-cell table:formula="of:=[.C103]^(1/[.$B$1])" office:value-type="float" office:value="28447.7221339445">
            <text:p>28447,72</text:p>
          </table:table-cell>
          <table:table-cell table:formula="of:=-((255-[.C103])^(1/[.$B$1]))" office:value-type="float" office:value="-72636.8759724842">
            <text:p>-72636,8759724842</text:p>
          </table:table-cell>
          <table:table-cell table:style-name="ce4" table:formula="of:=[.F103]*[.$B$6]+[.$B$7]" office:value-type="float" office:value="171.856123302878">
            <text:p>17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03]+1" office:value-type="float" office:value="102">
            <text:p>102</text:p>
          </table:table-cell>
          <table:table-cell table:style-name="ce4" table:formula="of:=[.$B$3]*([.C104]^(1/[.$B$1]))" office:value-type="float" office:value="33.2835046623188">
            <text:p>33</text:p>
          </table:table-cell>
          <table:table-cell table:formula="of:=[.C104]^(1/[.$B$1])" office:value-type="float" office:value="29077.4245335391">
            <text:p>29077,42</text:p>
          </table:table-cell>
          <table:table-cell table:formula="of:=-((255-[.C104])^(1/[.$B$1]))" office:value-type="float" office:value="-71592.8821309118">
            <text:p>-71592,8821309118</text:p>
          </table:table-cell>
          <table:table-cell table:style-name="ce4" table:formula="of:=[.F104]*[.$B$6]+[.$B$7]" office:value-type="float" office:value="173.051131954807">
            <text:p>17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04]+1" office:value-type="float" office:value="103">
            <text:p>103</text:p>
          </table:table-cell>
          <table:table-cell table:style-name="ce4" table:formula="of:=[.$B$3]*([.C105]^(1/[.$B$1]))" office:value-type="float" office:value="34.0129830975776">
            <text:p>34</text:p>
          </table:table-cell>
          <table:table-cell table:formula="of:=[.C105]^(1/[.$B$1])" office:value-type="float" office:value="29714.7178223705">
            <text:p>29714,72</text:p>
          </table:table-cell>
          <table:table-cell table:formula="of:=-((255-[.C105])^(1/[.$B$1]))" office:value-type="float" office:value="-70557.1949100271">
            <text:p>-70557,1949100271</text:p>
          </table:table-cell>
          <table:table-cell table:style-name="ce4" table:formula="of:=[.F105]*[.$B$6]+[.$B$7]" office:value-type="float" office:value="174.236632424605">
            <text:p>17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05]+1" office:value-type="float" office:value="104">
            <text:p>104</text:p>
          </table:table-cell>
          <table:table-cell table:style-name="ce4" table:formula="of:=[.$B$3]*([.C106]^(1/[.$B$1]))" office:value-type="float" office:value="34.7511693107914">
            <text:p>35</text:p>
          </table:table-cell>
          <table:table-cell table:formula="of:=[.C106]^(1/[.$B$1])" office:value-type="float" office:value="30359.6184758381">
            <text:p>30359,62</text:p>
          </table:table-cell>
          <table:table-cell table:formula="of:=-((255-[.C106])^(1/[.$B$1]))" office:value-type="float" office:value="-69529.8022141688">
            <text:p>-69529,8022141688</text:p>
          </table:table-cell>
          <table:table-cell table:style-name="ce4" table:formula="of:=[.F106]*[.$B$6]+[.$B$7]" office:value-type="float" office:value="175.412638557583">
            <text:p>17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06]+1" office:value-type="float" office:value="105">
            <text:p>105</text:p>
          </table:table-cell>
          <table:table-cell table:style-name="ce4" table:formula="of:=[.$B$3]*([.C107]^(1/[.$B$1]))" office:value-type="float" office:value="35.498082018667">
            <text:p>35</text:p>
          </table:table-cell>
          <table:table-cell table:formula="of:=[.C107]^(1/[.$B$1])" office:value-type="float" office:value="31012.1428453942">
            <text:p>31012,14</text:p>
          </table:table-cell>
          <table:table-cell table:formula="of:=-((255-[.C107])^(1/[.$B$1]))" office:value-type="float" office:value="-68510.691885623">
            <text:p>-68510,691885623</text:p>
          </table:table-cell>
          <table:table-cell table:style-name="ce4" table:formula="of:=[.F107]*[.$B$6]+[.$B$7]" office:value-type="float" office:value="176.57916427008">
            <text:p>17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07]+1" office:value-type="float" office:value="106">
            <text:p>106</text:p>
          </table:table-cell>
          <table:table-cell table:style-name="ce4" table:formula="of:=[.$B$3]*([.C108]^(1/[.$B$1]))" office:value-type="float" office:value="36.2537397984515">
            <text:p>36</text:p>
          </table:table-cell>
          <table:table-cell table:formula="of:=[.C108]^(1/[.$B$1])" office:value-type="float" office:value="31672.3071606545">
            <text:p>31672,31</text:p>
          </table:table-cell>
          <table:table-cell table:formula="of:=-((255-[.C108])^(1/[.$B$1]))" office:value-type="float" office:value="-67499.8517038899">
            <text:p>-67499,8517038899</text:p>
          </table:table-cell>
          <table:table-cell table:style-name="ce4" table:formula="of:=[.F108]*[.$B$6]+[.$B$7]" office:value-type="float" office:value="177.736223550305">
            <text:p>17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08]+1" office:value-type="float" office:value="107">
            <text:p>107</text:p>
          </table:table-cell>
          <table:table-cell table:style-name="ce4" table:formula="of:=[.$B$3]*([.C109]^(1/[.$B$1]))" office:value-type="float" office:value="37.0181610902843">
            <text:p>37</text:p>
          </table:table-cell>
          <table:table-cell table:formula="of:=[.C109]^(1/[.$B$1])" office:value-type="float" office:value="32340.1275314541">
            <text:p>32340,13</text:p>
          </table:table-cell>
          <table:table-cell table:formula="of:=-((255-[.C109])^(1/[.$B$1]))" office:value-type="float" office:value="-66497.2693849383">
            <text:p>-66497,2693849383</text:p>
          </table:table-cell>
          <table:table-cell table:style-name="ce4" table:formula="of:=[.F109]*[.$B$6]+[.$B$7]" office:value-type="float" office:value="178.883830459187">
            <text:p>17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09]+1" office:value-type="float" office:value="108">
            <text:p>108</text:p>
          </table:table-cell>
          <table:table-cell table:style-name="ce4" table:formula="of:=[.$B$3]*([.C110]^(1/[.$B$1]))" office:value-type="float" office:value="37.7913641994889">
            <text:p>38</text:p>
          </table:table-cell>
          <table:table-cell table:formula="of:=[.C110]^(1/[.$B$1])" office:value-type="float" office:value="33015.6199498486">
            <text:p>33015,62</text:p>
          </table:table-cell>
          <table:table-cell table:formula="of:=-((255-[.C110])^(1/[.$B$1]))" office:value-type="float" office:value="-65502.9325804453">
            <text:p>-65502,9325804453</text:p>
          </table:table-cell>
          <table:table-cell table:style-name="ce4" table:formula="of:=[.F110]*[.$B$6]+[.$B$7]" office:value-type="float" office:value="180.021999131247">
            <text:p>18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10]+1" office:value-type="float" office:value="109">
            <text:p>109</text:p>
          </table:table-cell>
          <table:table-cell table:style-name="ce4" table:formula="of:=[.$B$3]*([.C111]^(1/[.$B$1]))" office:value-type="float" office:value="38.5733672988045">
            <text:p>39</text:p>
          </table:table-cell>
          <table:table-cell table:formula="of:=[.C111]^(1/[.$B$1])" office:value-type="float" office:value="33698.8002920644">
            <text:p>33698,80</text:p>
          </table:table-cell>
          <table:table-cell table:formula="of:=-((255-[.C111])^(1/[.$B$1]))" office:value-type="float" office:value="-64516.8288770221">
            <text:p>-64516,8288770221</text:p>
          </table:table-cell>
          <table:table-cell table:style-name="ce4" table:formula="of:=[.F111]*[.$B$6]+[.$B$7]" office:value-type="float" office:value="181.150743775483">
            <text:p>18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11]+1" office:value-type="float" office:value="110">
            <text:p>110</text:p>
          </table:table-cell>
          <table:table-cell table:style-name="ce4" table:formula="of:=[.$B$3]*([.C112]^(1/[.$B$1]))" office:value-type="float" office:value="39.3641884305611">
            <text:p>39</text:p>
          </table:table-cell>
          <table:table-cell table:formula="of:=[.C112]^(1/[.$B$1])" office:value-type="float" office:value="34389.6843203985">
            <text:p>34389,68</text:p>
          </table:table-cell>
          <table:table-cell table:formula="of:=-((255-[.C112])^(1/[.$B$1]))" office:value-type="float" office:value="-63538.9457954248">
            <text:p>-63538,9457954248</text:p>
          </table:table-cell>
          <table:table-cell table:style-name="ce4" table:formula="of:=[.F112]*[.$B$6]+[.$B$7]" office:value-type="float" office:value="182.270078676275">
            <text:p>18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12]+1" office:value-type="float" office:value="111">
            <text:p>111</text:p>
          </table:table-cell>
          <table:table-cell table:style-name="ce4" table:formula="of:=[.$B$3]*([.C113]^(1/[.$B$1]))" office:value-type="float" office:value="40.1638455087985">
            <text:p>40</text:p>
          </table:table-cell>
          <table:table-cell table:formula="of:=[.C113]^(1/[.$B$1])" office:value-type="float" office:value="35088.2876850701">
            <text:p>35088,29</text:p>
          </table:table-cell>
          <table:table-cell table:formula="of:=-((255-[.C113])^(1/[.$B$1]))" office:value-type="float" office:value="-62569.2707897506">
            <text:p>-62569,2707897506</text:p>
          </table:table-cell>
          <table:table-cell table:style-name="ce4" table:formula="of:=[.F113]*[.$B$6]+[.$B$7]" office:value-type="float" office:value="183.380018194305">
            <text:p>18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13]+1" office:value-type="float" office:value="112">
            <text:p>112</text:p>
          </table:table-cell>
          <table:table-cell table:style-name="ce4" table:formula="of:=[.$B$3]*([.C114]^(1/[.$B$1]))" office:value-type="float" office:value="40.9723563213333">
            <text:p>41</text:p>
          </table:table-cell>
          <table:table-cell table:formula="of:=[.C114]^(1/[.$B$1])" office:value-type="float" office:value="35794.625926026">
            <text:p>35794,63</text:p>
          </table:table-cell>
          <table:table-cell table:formula="of:=-((255-[.C114])^(1/[.$B$1]))" office:value-type="float" office:value="-61607.791246618">
            <text:p>-61607,791246618</text:p>
          </table:table-cell>
          <table:table-cell table:style-name="ce4" table:formula="of:=[.F114]*[.$B$6]+[.$B$7]" office:value-type="float" office:value="184.480576767492">
            <text:p>18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14]+1" office:value-type="float" office:value="113">
            <text:p>113</text:p>
          </table:table-cell>
          <table:table-cell table:style-name="ce4" table:formula="of:=[.$B$3]*([.C115]^(1/[.$B$1]))" office:value-type="float" office:value="41.7897385317727">
            <text:p>42</text:p>
          </table:table-cell>
          <table:table-cell table:formula="of:=[.C115]^(1/[.$B$1])" office:value-type="float" office:value="36508.7144747004">
            <text:p>36508,71</text:p>
          </table:table-cell>
          <table:table-cell table:formula="of:=-((255-[.C115])^(1/[.$B$1]))" office:value-type="float" office:value="-60654.4944843316">
            <text:p>-60654,4944843316</text:p>
          </table:table-cell>
          <table:table-cell table:style-name="ce4" table:formula="of:=[.F115]*[.$B$6]+[.$B$7]" office:value-type="float" office:value="185.571768911952">
            <text:p>18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15]+1" office:value-type="float" office:value="114">
            <text:p>114</text:p>
          </table:table-cell>
          <table:table-cell table:style-name="ce4" table:formula="of:=[.$B$3]*([.C116]^(1/[.$B$1]))" office:value-type="float" office:value="42.61600968148">
            <text:p>43</text:p>
          </table:table-cell>
          <table:table-cell table:formula="of:=[.C116]^(1/[.$B$1])" office:value-type="float" office:value="37230.5686557312">
            <text:p>37230,57</text:p>
          </table:table-cell>
          <table:table-cell table:formula="of:=-((255-[.C116])^(1/[.$B$1]))" office:value-type="float" office:value="-59709.3677520307">
            <text:p>-59709,3677520307</text:p>
          </table:table-cell>
          <table:table-cell table:style-name="ce4" table:formula="of:=[.F116]*[.$B$6]+[.$B$7]" office:value-type="float" office:value="186.653609222972">
            <text:p>18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16]+1" office:value-type="float" office:value="115">
            <text:p>115</text:p>
          </table:table-cell>
          <table:table-cell table:style-name="ce4" table:formula="of:=[.$B$3]*([.C117]^(1/[.$B$1]))" office:value-type="float" office:value="43.451187191491">
            <text:p>43</text:p>
          </table:table-cell>
          <table:table-cell table:formula="of:=[.C117]^(1/[.$B$1])" office:value-type="float" office:value="37960.2036886352">
            <text:p>37960,20</text:p>
          </table:table-cell>
          <table:table-cell table:formula="of:=-((255-[.C117])^(1/[.$B$1]))" office:value-type="float" office:value="-58772.3982288206">
            <text:p>-58772,3982288206</text:p>
          </table:table-cell>
          <table:table-cell table:style-name="ce4" table:formula="of:=[.F117]*[.$B$6]+[.$B$7]" office:value-type="float" office:value="187.726112376002">
            <text:p>18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17]+1" office:value-type="float" office:value="116">
            <text:p>116</text:p>
          </table:table-cell>
          <table:table-cell table:style-name="ce4" table:formula="of:=[.$B$3]*([.C118]^(1/[.$B$1]))" office:value-type="float" office:value="44.2952883643842">
            <text:p>44</text:p>
          </table:table-cell>
          <table:table-cell table:formula="of:=[.C118]^(1/[.$B$1])" office:value-type="float" office:value="38697.6346894415">
            <text:p>38697,63</text:p>
          </table:table-cell>
          <table:table-cell table:formula="of:=-((255-[.C118])^(1/[.$B$1]))" office:value-type="float" office:value="-57843.5730228872">
            <text:p>-57843,5730228872</text:p>
          </table:table-cell>
          <table:table-cell table:style-name="ce4" table:formula="of:=[.F118]*[.$B$6]+[.$B$7]" office:value-type="float" office:value="188.78929312767">
            <text:p>18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18]+1" office:value-type="float" office:value="117">
            <text:p>117</text:p>
          </table:table-cell>
          <table:table-cell table:style-name="ce4" table:formula="of:=[.$B$3]*([.C119]^(1/[.$B$1]))" office:value-type="float" office:value="45.1483303861062">
            <text:p>45</text:p>
          </table:table-cell>
          <table:table-cell table:formula="of:=[.C119]^(1/[.$B$1])" office:value-type="float" office:value="39442.8766722859">
            <text:p>39442,88</text:p>
          </table:table-cell>
          <table:table-cell table:formula="of:=-((255-[.C119])^(1/[.$B$1]))" office:value-type="float" office:value="-56922.8791705941">
            <text:p>-56922,8791705941</text:p>
          </table:table-cell>
          <table:table-cell table:style-name="ce4" table:formula="of:=[.F119]*[.$B$6]+[.$B$7]" office:value-type="float" office:value="189.843166316818">
            <text:p>19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19]+1" office:value-type="float" office:value="118">
            <text:p>118</text:p>
          </table:table-cell>
          <table:table-cell table:style-name="ce4" table:formula="of:=[.$B$3]*([.C120]^(1/[.$B$1]))" office:value-type="float" office:value="46.0103303277529">
            <text:p>46</text:p>
          </table:table-cell>
          <table:table-cell table:formula="of:=[.C120]^(1/[.$B$1])" office:value-type="float" office:value="40195.9445509678">
            <text:p>40195,94</text:p>
          </table:table-cell>
          <table:table-cell table:formula="of:=-((255-[.C120])^(1/[.$B$1]))" office:value-type="float" office:value="-56010.3036355611">
            <text:p>-56010,3036355611</text:p>
          </table:table-cell>
          <table:table-cell table:style-name="ce4" table:formula="of:=[.F120]*[.$B$6]+[.$B$7]" office:value-type="float" office:value="190.887746865551">
            <text:p>19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20]+1" office:value-type="float" office:value="119">
            <text:p>119</text:p>
          </table:table-cell>
          <table:table-cell table:style-name="ce4" table:formula="of:=[.$B$3]*([.C121]^(1/[.$B$1]))" office:value-type="float" office:value="46.8813051473095">
            <text:p>47</text:p>
          </table:table-cell>
          <table:table-cell table:formula="of:=[.C121]^(1/[.$B$1])" office:value-type="float" office:value="40956.8531404692">
            <text:p>40956,85</text:p>
          </table:table-cell>
          <table:table-cell table:formula="of:=-((255-[.C121])^(1/[.$B$1]))" office:value-type="float" office:value="-55105.8333077247">
            <text:p>-55105,8333077247</text:p>
          </table:table-cell>
          <table:table-cell table:style-name="ce4" table:formula="of:=[.F121]*[.$B$6]+[.$B$7]" office:value-type="float" office:value="191.923049780318">
            <text:p>19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21]+1" office:value-type="float" office:value="120">
            <text:p>120</text:p>
          </table:table-cell>
          <table:table-cell table:style-name="ce4" table:formula="of:=[.$B$3]*([.C122]^(1/[.$B$1]))" office:value-type="float" office:value="47.7612716913484">
            <text:p>48</text:p>
          </table:table-cell>
          <table:table-cell table:formula="of:=[.C122]^(1/[.$B$1])" office:value-type="float" office:value="41725.6171584393">
            <text:p>41725,62</text:p>
          </table:table-cell>
          <table:table-cell table:formula="of:=-((255-[.C122])^(1/[.$B$1]))" office:value-type="float" office:value="-54209.4550023789">
            <text:p>-54209,4550023789</text:p>
          </table:table-cell>
          <table:table-cell table:style-name="ce4" table:formula="of:=[.F122]*[.$B$6]+[.$B$7]" office:value-type="float" office:value="192.949090153005">
            <text:p>19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22]+1" office:value-type="float" office:value="121">
            <text:p>121</text:p>
          </table:table-cell>
          <table:table-cell table:style-name="ce4" table:formula="of:=[.$B$3]*([.C123]^(1/[.$B$1]))" office:value-type="float" office:value="48.6502466966888">
            <text:p>49</text:p>
          </table:table-cell>
          <table:table-cell table:formula="of:=[.C123]^(1/[.$B$1])" office:value-type="float" office:value="42502.2512266434">
            <text:p>42502,25</text:p>
          </table:table-cell>
          <table:table-cell table:formula="of:=-((255-[.C123])^(1/[.$B$1]))" office:value-type="float" office:value="-53321.1554591969">
            <text:p>-53321,1554591969</text:p>
          </table:table-cell>
          <table:table-cell table:style-name="ce4" table:formula="of:=[.F123]*[.$B$6]+[.$B$7]" office:value-type="float" office:value="193.96588316206">
            <text:p>19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23]+1" office:value-type="float" office:value="122">
            <text:p>122</text:p>
          </table:table-cell>
          <table:table-cell table:style-name="ce4" table:formula="of:=[.$B$3]*([.C124]^(1/[.$B$1]))" office:value-type="float" office:value="49.5482467920174">
            <text:p>50</text:p>
          </table:table-cell>
          <table:table-cell table:formula="of:=[.C124]^(1/[.$B$1])" office:value-type="float" office:value="43286.7698723794">
            <text:p>43286,77</text:p>
          </table:table-cell>
          <table:table-cell table:formula="of:=-((255-[.C124])^(1/[.$B$1]))" office:value-type="float" office:value="-52440.9213412321">
            <text:p>-52440,9213412321</text:p>
          </table:table-cell>
          <table:table-cell table:style-name="ce4" table:formula="of:=[.F124]*[.$B$6]+[.$B$7]" office:value-type="float" office:value="194.973444073633">
            <text:p>19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24]+1" office:value-type="float" office:value="123">
            <text:p>123</text:p>
          </table:table-cell>
          <table:table-cell table:style-name="ce4" table:formula="of:=[.$B$3]*([.C125]^(1/[.$B$1]))" office:value-type="float" office:value="50.455288499472">
            <text:p>50</text:p>
          </table:table-cell>
          <table:table-cell table:formula="of:=[.C125]^(1/[.$B$1])" office:value-type="float" office:value="44079.1875298607">
            <text:p>44079,19</text:p>
          </table:table-cell>
          <table:table-cell table:formula="of:=-((255-[.C125])^(1/[.$B$1]))" office:value-type="float" office:value="-51568.7392338989">
            <text:p>-51568,7392338989</text:p>
          </table:table-cell>
          <table:table-cell table:style-name="ce4" table:formula="of:=[.F125]*[.$B$6]+[.$B$7]" office:value-type="float" office:value="195.971788242744">
            <text:p>19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25]+1" office:value-type="float" office:value="124">
            <text:p>124</text:p>
          </table:table-cell>
          <table:table-cell table:style-name="ce4" table:formula="of:=[.$B$3]*([.C126]^(1/[.$B$1]))" office:value-type="float" office:value="51.3713882361894">
            <text:p>51</text:p>
          </table:table-cell>
          <table:table-cell table:formula="of:=[.C126]^(1/[.$B$1])" office:value-type="float" office:value="44879.5185415691">
            <text:p>44879,52</text:p>
          </table:table-cell>
          <table:table-cell table:formula="of:=-((255-[.C126])^(1/[.$B$1]))" office:value-type="float" office:value="-50704.5956439314">
            <text:p>-50704,5956439314</text:p>
          </table:table-cell>
          <table:table-cell table:style-name="ce4" table:formula="of:=[.F126]*[.$B$6]+[.$B$7]" office:value-type="float" office:value="196.960931114473">
            <text:p>19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26]+1" office:value-type="float" office:value="125">
            <text:p>125</text:p>
          </table:table-cell>
          <table:table-cell table:style-name="ce4" table:formula="of:=[.$B$3]*([.C127]^(1/[.$B$1]))" office:value-type="float" office:value="52.2965623158182">
            <text:p>52</text:p>
          </table:table-cell>
          <table:table-cell table:formula="of:=[.C127]^(1/[.$B$1])" office:value-type="float" office:value="45687.7771595761">
            <text:p>45687,78</text:p>
          </table:table-cell>
          <table:table-cell table:formula="of:=-((255-[.C127])^(1/[.$B$1]))" office:value-type="float" office:value="-49848.4769983211">
            <text:p>-49848,4769983211</text:p>
          </table:table-cell>
          <table:table-cell table:style-name="ce4" table:formula="of:=[.F127]*[.$B$6]+[.$B$7]" office:value-type="float" office:value="197.94088822518">
            <text:p>19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27]+1" office:value-type="float" office:value="126">
            <text:p>126</text:p>
          </table:table-cell>
          <table:table-cell table:style-name="ce4" table:formula="of:=[.$B$3]*([.C128]^(1/[.$B$1]))" office:value-type="float" office:value="53.2308269499981">
            <text:p>53</text:p>
          </table:table-cell>
          <table:table-cell table:formula="of:=[.C128]^(1/[.$B$1])" office:value-type="float" office:value="46503.977546835">
            <text:p>46503,98</text:p>
          </table:table-cell>
          <table:table-cell table:formula="of:=-((255-[.C128])^(1/[.$B$1]))" office:value-type="float" office:value="-49000.3696432309">
            <text:p>-49000,3696432309</text:p>
          </table:table-cell>
          <table:table-cell table:style-name="ce4" table:formula="of:=[.F128]*[.$B$6]+[.$B$7]" office:value-type="float" office:value="198.911675203742">
            <text:p>19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28]+1" office:value-type="float" office:value="127">
            <text:p>127</text:p>
          </table:table-cell>
          <table:table-cell table:style-name="ce4" table:formula="of:=[.$B$3]*([.C129]^(1/[.$B$1]))" office:value-type="float" office:value="54.1741982498061">
            <text:p>54</text:p>
          </table:table-cell>
          <table:table-cell table:formula="of:=[.C129]^(1/[.$B$1])" office:value-type="float" office:value="47328.1337784451">
            <text:p>47328,13</text:p>
          </table:table-cell>
          <table:table-cell table:formula="of:=-((255-[.C129])^(1/[.$B$1]))" office:value-type="float" office:value="-48160.2598428868">
            <text:p>-48160,2598428868</text:p>
          </table:table-cell>
          <table:table-cell table:style-name="ce4" table:formula="of:=[.F129]*[.$B$6]+[.$B$7]" office:value-type="float" office:value="199.873307772829">
            <text:p>20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29]+1" office:value-type="float" office:value="128">
            <text:p>128</text:p>
          </table:table-cell>
          <table:table-cell table:style-name="ce4" table:formula="of:=[.$B$3]*([.C130]^(1/[.$B$1]))" office:value-type="float" office:value="55.1266922271712">
            <text:p>55</text:p>
          </table:table-cell>
          <table:table-cell table:formula="of:=[.C130]^(1/[.$B$1])" office:value-type="float" office:value="48160.2598428868">
            <text:p>48160,26</text:p>
          </table:table-cell>
          <table:table-cell table:formula="of:=-((255-[.C130])^(1/[.$B$1]))" office:value-type="float" office:value="-47328.1337784451">
            <text:p>-47328,1337784451</text:p>
          </table:table-cell>
          <table:table-cell table:style-name="ce4" table:formula="of:=[.F130]*[.$B$6]+[.$B$7]" office:value-type="float" office:value="200.825801750194">
            <text:p>20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30]+1" office:value-type="float" office:value="129">
            <text:p>129</text:p>
          </table:table-cell>
          <table:table-cell table:style-name="ce4" table:formula="of:=[.$B$3]*([.C131]^(1/[.$B$1]))" office:value-type="float" office:value="56.0883247962579">
            <text:p>56</text:p>
          </table:table-cell>
          <table:table-cell table:formula="of:=[.C131]^(1/[.$B$1])" office:value-type="float" office:value="49000.3696432309">
            <text:p>49000,37</text:p>
          </table:table-cell>
          <table:table-cell table:formula="of:=-((255-[.C131])^(1/[.$B$1]))" office:value-type="float" office:value="-46503.977546835">
            <text:p>-46503,977546835</text:p>
          </table:table-cell>
          <table:table-cell table:style-name="ce4" table:formula="of:=[.F131]*[.$B$6]+[.$B$7]" office:value-type="float" office:value="201.769173050002">
            <text:p>20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31]+1" office:value-type="float" office:value="130">
            <text:p>130</text:p>
          </table:table-cell>
          <table:table-cell table:style-name="ce4" table:formula="of:=[.$B$3]*([.C132]^(1/[.$B$1]))" office:value-type="float" office:value="57.0591117748203">
            <text:p>57</text:p>
          </table:table-cell>
          <table:table-cell table:formula="of:=[.C132]^(1/[.$B$1])" office:value-type="float" office:value="49848.4769983211">
            <text:p>49848,48</text:p>
          </table:table-cell>
          <table:table-cell table:formula="of:=-((255-[.C132])^(1/[.$B$1]))" office:value-type="float" office:value="-45687.7771595761">
            <text:p>-45687,7771595761</text:p>
          </table:table-cell>
          <table:table-cell table:style-name="ce4" table:formula="of:=[.F132]*[.$B$6]+[.$B$7]" office:value-type="float" office:value="202.703437684182">
            <text:p>20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32]+1" office:value-type="float" office:value="131">
            <text:p>131</text:p>
          </table:table-cell>
          <table:table-cell table:style-name="ce4" table:formula="of:=[.$B$3]*([.C133]^(1/[.$B$1]))" office:value-type="float" office:value="58.0390688855266">
            <text:p>58</text:p>
          </table:table-cell>
          <table:table-cell table:formula="of:=[.C133]^(1/[.$B$1])" office:value-type="float" office:value="50704.5956439314">
            <text:p>50704,60</text:p>
          </table:table-cell>
          <table:table-cell table:formula="of:=-((255-[.C133])^(1/[.$B$1]))" office:value-type="float" office:value="-44879.5185415691">
            <text:p>-44879,5185415691</text:p>
          </table:table-cell>
          <table:table-cell table:style-name="ce4" table:formula="of:=[.F133]*[.$B$6]+[.$B$7]" office:value-type="float" office:value="203.628611763811">
            <text:p>20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33]+1" office:value-type="float" office:value="132">
            <text:p>132</text:p>
          </table:table-cell>
          <table:table-cell table:style-name="ce4" table:formula="of:=[.$B$3]*([.C134]^(1/[.$B$1]))" office:value-type="float" office:value="59.0282117572559">
            <text:p>59</text:p>
          </table:table-cell>
          <table:table-cell table:formula="of:=[.C134]^(1/[.$B$1])" office:value-type="float" office:value="51568.7392338989">
            <text:p>51568,74</text:p>
          </table:table-cell>
          <table:table-cell table:formula="of:=-((255-[.C134])^(1/[.$B$1]))" office:value-type="float" office:value="-44079.1875298607">
            <text:p>-44079,1875298607</text:p>
          </table:table-cell>
          <table:table-cell table:style-name="ce4" table:formula="of:=[.F134]*[.$B$6]+[.$B$7]" office:value-type="float" office:value="204.544711500528">
            <text:p>20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34]+1" office:value-type="float" office:value="133">
            <text:p>133</text:p>
          </table:table-cell>
          <table:table-cell table:style-name="ce4" table:formula="of:=[.$B$3]*([.C135]^(1/[.$B$1]))" office:value-type="float" office:value="60.0265559263666">
            <text:p>60</text:p>
          </table:table-cell>
          <table:table-cell table:formula="of:=[.C135]^(1/[.$B$1])" office:value-type="float" office:value="52440.9213412321">
            <text:p>52440,92</text:p>
          </table:table-cell>
          <table:table-cell table:formula="of:=-((255-[.C135])^(1/[.$B$1]))" office:value-type="float" office:value="-43286.7698723794">
            <text:p>-43286,7698723794</text:p>
          </table:table-cell>
          <table:table-cell table:style-name="ce4" table:formula="of:=[.F135]*[.$B$6]+[.$B$7]" office:value-type="float" office:value="205.451753207983">
            <text:p>20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35]+1" office:value-type="float" office:value="134">
            <text:p>134</text:p>
          </table:table-cell>
          <table:table-cell table:style-name="ce4" table:formula="of:=[.$B$3]*([.C136]^(1/[.$B$1]))" office:value-type="float" office:value="61.0341168379398">
            <text:p>61</text:p>
          </table:table-cell>
          <table:table-cell table:formula="of:=[.C136]^(1/[.$B$1])" office:value-type="float" office:value="53321.1554591969">
            <text:p>53321,16</text:p>
          </table:table-cell>
          <table:table-cell table:formula="of:=-((255-[.C136])^(1/[.$B$1]))" office:value-type="float" office:value="-42502.2512266434">
            <text:p>-42502,2512266434</text:p>
          </table:table-cell>
          <table:table-cell table:style-name="ce4" table:formula="of:=[.F136]*[.$B$6]+[.$B$7]" office:value-type="float" office:value="206.349753303311">
            <text:p>20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36]+1" office:value-type="float" office:value="135">
            <text:p>135</text:p>
          </table:table-cell>
          <table:table-cell table:style-name="ce4" table:formula="of:=[.$B$3]*([.C137]^(1/[.$B$1]))" office:value-type="float" office:value="62.050909846995">
            <text:p>62</text:p>
          </table:table-cell>
          <table:table-cell table:formula="of:=[.C137]^(1/[.$B$1])" office:value-type="float" office:value="54209.4550023789">
            <text:p>54209,46</text:p>
          </table:table-cell>
          <table:table-cell table:formula="of:=-((255-[.C137])^(1/[.$B$1]))" office:value-type="float" office:value="-41725.6171584393">
            <text:p>-41725,6171584393</text:p>
          </table:table-cell>
          <table:table-cell table:style-name="ce4" table:formula="of:=[.F137]*[.$B$6]+[.$B$7]" office:value-type="float" office:value="207.238728308652">
            <text:p>20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37]+1" office:value-type="float" office:value="136">
            <text:p>136</text:p>
          </table:table-cell>
          <table:table-cell table:style-name="ce4" table:formula="of:=[.$B$3]*([.C138]^(1/[.$B$1]))" office:value-type="float" office:value="63.0769502196823">
            <text:p>63</text:p>
          </table:table-cell>
          <table:table-cell table:formula="of:=[.C138]^(1/[.$B$1])" office:value-type="float" office:value="55105.8333077247">
            <text:p>55105,83</text:p>
          </table:table-cell>
          <table:table-cell table:formula="of:=-((255-[.C138])^(1/[.$B$1]))" office:value-type="float" office:value="-40956.8531404692">
            <text:p>-40956,8531404692</text:p>
          </table:table-cell>
          <table:table-cell table:style-name="ce4" table:formula="of:=[.F138]*[.$B$6]+[.$B$7]" office:value-type="float" office:value="208.118694852691">
            <text:p>20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38]+1" office:value-type="float" office:value="137">
            <text:p>137</text:p>
          </table:table-cell>
          <table:table-cell table:style-name="ce4" table:formula="of:=[.$B$3]*([.C139]^(1/[.$B$1]))" office:value-type="float" office:value="64.1122531344487">
            <text:p>64</text:p>
          </table:table-cell>
          <table:table-cell table:formula="of:=[.C139]^(1/[.$B$1])" office:value-type="float" office:value="56010.3036355611">
            <text:p>56010,30</text:p>
          </table:table-cell>
          <table:table-cell table:formula="of:=-((255-[.C139])^(1/[.$B$1]))" office:value-type="float" office:value="-40195.9445509678">
            <text:p>-40195,9445509678</text:p>
          </table:table-cell>
          <table:table-cell table:style-name="ce4" table:formula="of:=[.F139]*[.$B$6]+[.$B$7]" office:value-type="float" office:value="208.989669672247">
            <text:p>20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39]+1" office:value-type="float" office:value="138">
            <text:p>138</text:p>
          </table:table-cell>
          <table:table-cell table:style-name="ce4" table:formula="of:=[.$B$3]*([.C140]^(1/[.$B$1]))" office:value-type="float" office:value="65.1568336831817">
            <text:p>65</text:p>
          </table:table-cell>
          <table:table-cell table:formula="of:=[.C140]^(1/[.$B$1])" office:value-type="float" office:value="56922.8791705941">
            <text:p>56922,88</text:p>
          </table:table-cell>
          <table:table-cell table:formula="of:=-((255-[.C140])^(1/[.$B$1]))" office:value-type="float" office:value="-39442.8766722859">
            <text:p>-39442,8766722859</text:p>
          </table:table-cell>
          <table:table-cell table:style-name="ce4" table:formula="of:=[.F140]*[.$B$6]+[.$B$7]" office:value-type="float" office:value="209.851669613894">
            <text:p>2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40]+1" office:value-type="float" office:value="139">
            <text:p>139</text:p>
          </table:table-cell>
          <table:table-cell table:style-name="ce4" table:formula="of:=[.$B$3]*([.C141]^(1/[.$B$1]))" office:value-type="float" office:value="66.2107068723295">
            <text:p>66</text:p>
          </table:table-cell>
          <table:table-cell table:formula="of:=[.C141]^(1/[.$B$1])" office:value-type="float" office:value="57843.5730228872">
            <text:p>57843,57</text:p>
          </table:table-cell>
          <table:table-cell table:formula="of:=-((255-[.C141])^(1/[.$B$1]))" office:value-type="float" office:value="-38697.6346894415">
            <text:p>-38697,6346894415</text:p>
          </table:table-cell>
          <table:table-cell table:style-name="ce4" table:formula="of:=[.F141]*[.$B$6]+[.$B$7]" office:value-type="float" office:value="210.704711635616">
            <text:p>2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41]+1" office:value-type="float" office:value="140">
            <text:p>140</text:p>
          </table:table-cell>
          <table:table-cell table:style-name="ce4" table:formula="of:=[.$B$3]*([.C142]^(1/[.$B$1]))" office:value-type="float" office:value="67.2738876239984">
            <text:p>67</text:p>
          </table:table-cell>
          <table:table-cell table:formula="of:=[.C142]^(1/[.$B$1])" office:value-type="float" office:value="58772.3982288206">
            <text:p>58772,40</text:p>
          </table:table-cell>
          <table:table-cell table:formula="of:=-((255-[.C142])^(1/[.$B$1]))" office:value-type="float" office:value="-37960.2036886352">
            <text:p>-37960,2036886352</text:p>
          </table:table-cell>
          <table:table-cell table:style-name="ce4" table:formula="of:=[.F142]*[.$B$6]+[.$B$7]" office:value-type="float" office:value="211.548812808509">
            <text:p>21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42]+1" office:value-type="float" office:value="141">
            <text:p>141</text:p>
          </table:table-cell>
          <table:table-cell table:style-name="ce4" table:formula="of:=[.$B$3]*([.C143]^(1/[.$B$1]))" office:value-type="float" office:value="68.3463907770285">
            <text:p>68</text:p>
          </table:table-cell>
          <table:table-cell table:formula="of:=[.C143]^(1/[.$B$1])" office:value-type="float" office:value="59709.3677520307">
            <text:p>59709,37</text:p>
          </table:table-cell>
          <table:table-cell table:formula="of:=-((255-[.C143])^(1/[.$B$1]))" office:value-type="float" office:value="-37230.5686557312">
            <text:p>-37230,5686557312</text:p>
          </table:table-cell>
          <table:table-cell table:style-name="ce4" table:formula="of:=[.F143]*[.$B$6]+[.$B$7]" office:value-type="float" office:value="212.38399031852">
            <text:p>21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43]+1" office:value-type="float" office:value="142">
            <text:p>142</text:p>
          </table:table-cell>
          <table:table-cell table:style-name="ce4" table:formula="of:=[.$B$3]*([.C144]^(1/[.$B$1]))" office:value-type="float" office:value="69.4282310880483">
            <text:p>69</text:p>
          </table:table-cell>
          <table:table-cell table:formula="of:=[.C144]^(1/[.$B$1])" office:value-type="float" office:value="60654.4944843316">
            <text:p>60654,49</text:p>
          </table:table-cell>
          <table:table-cell table:formula="of:=-((255-[.C144])^(1/[.$B$1]))" office:value-type="float" office:value="-36508.7144747004">
            <text:p>-36508,7144747004</text:p>
          </table:table-cell>
          <table:table-cell table:style-name="ce4" table:formula="of:=[.F144]*[.$B$6]+[.$B$7]" office:value-type="float" office:value="213.210261468227">
            <text:p>21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44]+1" office:value-type="float" office:value="143">
            <text:p>143</text:p>
          </table:table-cell>
          <table:table-cell table:style-name="ce4" table:formula="of:=[.$B$3]*([.C145]^(1/[.$B$1]))" office:value-type="float" office:value="70.5194232325084">
            <text:p>71</text:p>
          </table:table-cell>
          <table:table-cell table:formula="of:=[.C145]^(1/[.$B$1])" office:value-type="float" office:value="61607.791246618">
            <text:p>61607,79</text:p>
          </table:table-cell>
          <table:table-cell table:formula="of:=-((255-[.C145])^(1/[.$B$1]))" office:value-type="float" office:value="-35794.625926026">
            <text:p>-35794,625926026</text:p>
          </table:table-cell>
          <table:table-cell table:style-name="ce4" table:formula="of:=[.F145]*[.$B$6]+[.$B$7]" office:value-type="float" office:value="214.027643678667">
            <text:p>21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45]+1" office:value-type="float" office:value="144">
            <text:p>144</text:p>
          </table:table-cell>
          <table:table-cell table:style-name="ce4" table:formula="of:=[.$B$3]*([.C146]^(1/[.$B$1]))" office:value-type="float" office:value="71.6199818056953">
            <text:p>72</text:p>
          </table:table-cell>
          <table:table-cell table:formula="of:=[.C146]^(1/[.$B$1])" office:value-type="float" office:value="62569.2707897506">
            <text:p>62569,27</text:p>
          </table:table-cell>
          <table:table-cell table:formula="of:=-((255-[.C146])^(1/[.$B$1]))" office:value-type="float" office:value="-35088.2876850701">
            <text:p>-35088,2876850701</text:p>
          </table:table-cell>
          <table:table-cell table:style-name="ce4" table:formula="of:=[.F146]*[.$B$6]+[.$B$7]" office:value-type="float" office:value="214.836154491201">
            <text:p>21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46]+1" office:value-type="float" office:value="145">
            <text:p>145</text:p>
          </table:table-cell>
          <table:table-cell table:style-name="ce4" table:formula="of:=[.$B$3]*([.C147]^(1/[.$B$1]))" office:value-type="float" office:value="72.7299213237247">
            <text:p>73</text:p>
          </table:table-cell>
          <table:table-cell table:formula="of:=[.C147]^(1/[.$B$1])" office:value-type="float" office:value="63538.9457954248">
            <text:p>63538,95</text:p>
          </table:table-cell>
          <table:table-cell table:formula="of:=-((255-[.C147])^(1/[.$B$1]))" office:value-type="float" office:value="-34389.6843203985">
            <text:p>-34389,6843203985</text:p>
          </table:table-cell>
          <table:table-cell table:style-name="ce4" table:formula="of:=[.F147]*[.$B$6]+[.$B$7]" office:value-type="float" office:value="215.635811569439">
            <text:p>21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47]+1" office:value-type="float" office:value="146">
            <text:p>146</text:p>
          </table:table-cell>
          <table:table-cell table:style-name="ce4" table:formula="of:=[.$B$3]*([.C148]^(1/[.$B$1]))" office:value-type="float" office:value="73.849256224517">
            <text:p>74</text:p>
          </table:table-cell>
          <table:table-cell table:formula="of:=[.C148]^(1/[.$B$1])" office:value-type="float" office:value="64516.8288770221">
            <text:p>64516,83</text:p>
          </table:table-cell>
          <table:table-cell table:formula="of:=-((255-[.C148])^(1/[.$B$1]))" office:value-type="float" office:value="-33698.8002920644">
            <text:p>-33698,8002920644</text:p>
          </table:table-cell>
          <table:table-cell table:style-name="ce4" table:formula="of:=[.F148]*[.$B$6]+[.$B$7]" office:value-type="float" office:value="216.426632701195">
            <text:p>21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48]+1" office:value-type="float" office:value="147">
            <text:p>147</text:p>
          </table:table-cell>
          <table:table-cell table:style-name="ce4" table:formula="of:=[.$B$3]*([.C149]^(1/[.$B$1]))" office:value-type="float" office:value="74.9780008687533">
            <text:p>75</text:p>
          </table:table-cell>
          <table:table-cell table:formula="of:=[.C149]^(1/[.$B$1])" office:value-type="float" office:value="65502.9325804453">
            <text:p>65502,93</text:p>
          </table:table-cell>
          <table:table-cell table:formula="of:=-((255-[.C149])^(1/[.$B$1]))" office:value-type="float" office:value="-33015.6199498486">
            <text:p>-33015,6199498486</text:p>
          </table:table-cell>
          <table:table-cell table:style-name="ce4" table:formula="of:=[.F149]*[.$B$6]+[.$B$7]" office:value-type="float" office:value="217.208635800511">
            <text:p>21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49]+1" office:value-type="float" office:value="148">
            <text:p>148</text:p>
          </table:table-cell>
          <table:table-cell table:style-name="ce4" table:formula="of:=[.$B$3]*([.C150]^(1/[.$B$1]))" office:value-type="float" office:value="76.116169540813">
            <text:p>76</text:p>
          </table:table-cell>
          <table:table-cell table:formula="of:=[.C150]^(1/[.$B$1])" office:value-type="float" office:value="66497.2693849383">
            <text:p>66497,27</text:p>
          </table:table-cell>
          <table:table-cell table:formula="of:=-((255-[.C150])^(1/[.$B$1]))" office:value-type="float" office:value="-32340.1275314541">
            <text:p>-32340,1275314541</text:p>
          </table:table-cell>
          <table:table-cell table:style-name="ce4" table:formula="of:=[.F150]*[.$B$6]+[.$B$7]" office:value-type="float" office:value="217.981838909716">
            <text:p>21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50]+1" office:value-type="float" office:value="149">
            <text:p>149</text:p>
          </table:table-cell>
          <table:table-cell table:style-name="ce4" table:formula="of:=[.$B$3]*([.C151]^(1/[.$B$1]))" office:value-type="float" office:value="77.263776449695">
            <text:p>77</text:p>
          </table:table-cell>
          <table:table-cell table:formula="of:=[.C151]^(1/[.$B$1])" office:value-type="float" office:value="67499.8517038899">
            <text:p>67499,85</text:p>
          </table:table-cell>
          <table:table-cell table:formula="of:=-((255-[.C151])^(1/[.$B$1]))" office:value-type="float" office:value="-31672.3071606545">
            <text:p>-31672,3071606545</text:p>
          </table:table-cell>
          <table:table-cell table:style-name="ce4" table:formula="of:=[.F151]*[.$B$6]+[.$B$7]" office:value-type="float" office:value="218.746260201548">
            <text:p>21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51]+1" office:value-type="float" office:value="150">
            <text:p>150</text:p>
          </table:table-cell>
          <table:table-cell table:style-name="ce4" table:formula="of:=[.$B$3]*([.C152]^(1/[.$B$1]))" office:value-type="float" office:value="78.42083572992">
            <text:p>78</text:p>
          </table:table-cell>
          <table:table-cell table:formula="of:=[.C152]^(1/[.$B$1])" office:value-type="float" office:value="68510.691885623">
            <text:p>68510,69</text:p>
          </table:table-cell>
          <table:table-cell table:formula="of:=-((255-[.C152])^(1/[.$B$1]))" office:value-type="float" office:value="-31012.1428453942">
            <text:p>-31012,1428453942</text:p>
          </table:table-cell>
          <table:table-cell table:style-name="ce4" table:formula="of:=[.F152]*[.$B$6]+[.$B$7]" office:value-type="float" office:value="219.501917981333">
            <text:p>22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52]+1" office:value-type="float" office:value="151">
            <text:p>151</text:p>
          </table:table-cell>
          <table:table-cell table:style-name="ce4" table:formula="of:=[.$B$3]*([.C153]^(1/[.$B$1]))" office:value-type="float" office:value="79.5873614424173">
            <text:p>80</text:p>
          </table:table-cell>
          <table:table-cell table:formula="of:=[.C153]^(1/[.$B$1])" office:value-type="float" office:value="69529.8022141688">
            <text:p>69529,80</text:p>
          </table:table-cell>
          <table:table-cell table:formula="of:=-((255-[.C153])^(1/[.$B$1]))" office:value-type="float" office:value="-30359.6184758381">
            <text:p>-30359,6184758381</text:p>
          </table:table-cell>
          <table:table-cell table:style-name="ce4" table:formula="of:=[.F153]*[.$B$6]+[.$B$7]" office:value-type="float" office:value="220.248830689209">
            <text:p>22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53]+1" office:value-type="float" office:value="152">
            <text:p>152</text:p>
          </table:table-cell>
          <table:table-cell table:style-name="ce4" table:formula="of:=[.$B$3]*([.C154]^(1/[.$B$1]))" office:value-type="float" office:value="80.7633675753947">
            <text:p>81</text:p>
          </table:table-cell>
          <table:table-cell table:formula="of:=[.C154]^(1/[.$B$1])" office:value-type="float" office:value="70557.1949100271">
            <text:p>70557,19</text:p>
          </table:table-cell>
          <table:table-cell table:formula="of:=-((255-[.C154])^(1/[.$B$1]))" office:value-type="float" office:value="-29714.7178223705">
            <text:p>-29714,7178223705</text:p>
          </table:table-cell>
          <table:table-cell table:style-name="ce4" table:formula="of:=[.F154]*[.$B$6]+[.$B$7]" office:value-type="float" office:value="220.987016902422">
            <text:p>22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54]+1" office:value-type="float" office:value="153">
            <text:p>153</text:p>
          </table:table-cell>
          <table:table-cell table:style-name="ce4" table:formula="of:=[.$B$3]*([.C155]^(1/[.$B$1]))" office:value-type="float" office:value="81.9488680451925">
            <text:p>82</text:p>
          </table:table-cell>
          <table:table-cell table:formula="of:=[.C155]^(1/[.$B$1])" office:value-type="float" office:value="71592.8821309118">
            <text:p>71592,88</text:p>
          </table:table-cell>
          <table:table-cell table:formula="of:=-((255-[.C155])^(1/[.$B$1]))" office:value-type="float" office:value="-29077.4245335391">
            <text:p>-29077,4245335391</text:p>
          </table:table-cell>
          <table:table-cell table:style-name="ce4" table:formula="of:=[.F155]*[.$B$6]+[.$B$7]" office:value-type="float" office:value="221.716495337681">
            <text:p>22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55]+1" office:value-type="float" office:value="154">
            <text:p>154</text:p>
          </table:table-cell>
          <table:table-cell table:style-name="ce4" table:formula="of:=[.$B$3]*([.C156]^(1/[.$B$1]))" office:value-type="float" office:value="83.143876697122">
            <text:p>83</text:p>
          </table:table-cell>
          <table:table-cell table:formula="of:=[.C156]^(1/[.$B$1])" office:value-type="float" office:value="72636.8759724842">
            <text:p>72636,88</text:p>
          </table:table-cell>
          <table:table-cell table:formula="of:=-((255-[.C156])^(1/[.$B$1]))" office:value-type="float" office:value="-28447.7221339445">
            <text:p>-28447,7221339445</text:p>
          </table:table-cell>
          <table:table-cell table:style-name="ce4" table:formula="of:=[.F156]*[.$B$6]+[.$B$7]" office:value-type="float" office:value="222.437284853569">
            <text:p>22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56]+1" office:value-type="float" office:value="155">
            <text:p>155</text:p>
          </table:table-cell>
          <table:table-cell table:style-name="ce4" table:formula="of:=[.$B$3]*([.C157]^(1/[.$B$1]))" office:value-type="float" office:value="84.3484073062883">
            <text:p>84</text:p>
          </table:table-cell>
          <table:table-cell table:formula="of:=[.C157]^(1/[.$B$1])" office:value-type="float" office:value="73689.1884690712">
            <text:p>73689,19</text:p>
          </table:table-cell>
          <table:table-cell table:formula="of:=-((255-[.C157])^(1/[.$B$1]))" office:value-type="float" office:value="-27825.5940220713">
            <text:p>-27825,5940220713</text:p>
          </table:table-cell>
          <table:table-cell table:style-name="ce4" table:formula="of:=[.F157]*[.$B$6]+[.$B$7]" office:value-type="float" office:value="223.149404453027">
            <text:p>22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57]+1" office:value-type="float" office:value="156">
            <text:p>156</text:p>
          </table:table-cell>
          <table:table-cell table:style-name="ce4" table:formula="of:=[.$B$3]*([.C158]^(1/[.$B$1]))" office:value-type="float" office:value="85.5624735783996">
            <text:p>86</text:p>
          </table:table-cell>
          <table:table-cell table:formula="of:=[.C158]^(1/[.$B$1])" office:value-type="float" office:value="74749.8315943728">
            <text:p>74749,83</text:p>
          </table:table-cell>
          <table:table-cell table:formula="of:=-((255-[.C158])^(1/[.$B$1]))" office:value-type="float" office:value="-27211.0234680591">
            <text:p>-27211,0234680591</text:p>
          </table:table-cell>
          <table:table-cell table:style-name="ce4" table:formula="of:=[.F158]*[.$B$6]+[.$B$7]" office:value-type="float" office:value="223.852873285907">
            <text:p>22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58]+1" office:value-type="float" office:value="157">
            <text:p>157</text:p>
          </table:table-cell>
          <table:table-cell table:style-name="ce4" table:formula="of:=[.$B$3]*([.C159]^(1/[.$B$1]))" office:value-type="float" office:value="86.7860891505603">
            <text:p>87</text:p>
          </table:table-cell>
          <table:table-cell table:formula="of:=[.C159]^(1/[.$B$1])" office:value-type="float" office:value="75818.8172621546">
            <text:p>75818,82</text:p>
          </table:table-cell>
          <table:table-cell table:formula="of:=-((255-[.C159])^(1/[.$B$1]))" office:value-type="float" office:value="-26603.9936114127">
            <text:p>-26603,9936114127</text:p>
          </table:table-cell>
          <table:table-cell table:style-name="ce4" table:formula="of:=[.F159]*[.$B$6]+[.$B$7]" office:value-type="float" office:value="224.547710651595">
            <text:p>22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59]+1" office:value-type="float" office:value="158">
            <text:p>158</text:p>
          </table:table-cell>
          <table:table-cell table:style-name="ce4" table:formula="of:=[.$B$3]*([.C160]^(1/[.$B$1]))" office:value-type="float" office:value="88.0192675920516">
            <text:p>88</text:p>
          </table:table-cell>
          <table:table-cell table:formula="of:=[.C160]^(1/[.$B$1])" office:value-type="float" office:value="76896.1573269298">
            <text:p>76896,16</text:p>
          </table:table-cell>
          <table:table-cell table:formula="of:=-((255-[.C160])^(1/[.$B$1]))" office:value-type="float" office:value="-26004.4874586456">
            <text:p>-26004,4874586456</text:p>
          </table:table-cell>
          <table:table-cell table:style-name="ce4" table:formula="of:=[.F160]*[.$B$6]+[.$B$7]" office:value-type="float" office:value="225.233936001701">
            <text:p>22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60]+1" office:value-type="float" office:value="159">
            <text:p>159</text:p>
          </table:table-cell>
          <table:table-cell table:style-name="ce4" table:formula="of:=[.$B$3]*([.C161]^(1/[.$B$1]))" office:value-type="float" office:value="89.262022405097">
            <text:p>89</text:p>
          </table:table-cell>
          <table:table-cell table:formula="of:=[.C161]^(1/[.$B$1])" office:value-type="float" office:value="77981.8635846284">
            <text:p>77981,86</text:p>
          </table:table-cell>
          <table:table-cell table:formula="of:=-((255-[.C161])^(1/[.$B$1]))" office:value-type="float" office:value="-25412.4878808588">
            <text:p>-25412,4878808588</text:p>
          </table:table-cell>
          <table:table-cell table:style-name="ce4" table:formula="of:=[.F161]*[.$B$6]+[.$B$7]" office:value-type="float" office:value="225.911568942838">
            <text:p>22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61]+1" office:value-type="float" office:value="160">
            <text:p>160</text:p>
          </table:table-cell>
          <table:table-cell table:style-name="ce4" table:formula="of:=[.$B$3]*([.C162]^(1/[.$B$1]))" office:value-type="float" office:value="90.5143670256155">
            <text:p>91</text:p>
          </table:table-cell>
          <table:table-cell table:formula="of:=[.C162]^(1/[.$B$1])" office:value-type="float" office:value="79075.9477732547">
            <text:p>79075,95</text:p>
          </table:table-cell>
          <table:table-cell table:formula="of:=-((255-[.C162])^(1/[.$B$1]))" office:value-type="float" office:value="-24827.9776112478">
            <text:p>-24827,9776112478</text:p>
          </table:table-cell>
          <table:table-cell table:style-name="ce4" table:formula="of:=[.F162]*[.$B$6]+[.$B$7]" office:value-type="float" office:value="226.580629239472">
            <text:p>22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62]+1" office:value-type="float" office:value="161">
            <text:p>161</text:p>
          </table:table-cell>
          <table:table-cell table:style-name="ce4" table:formula="of:=[.$B$3]*([.C163]^(1/[.$B$1]))" office:value-type="float" office:value="91.7763148239609">
            <text:p>92</text:p>
          </table:table-cell>
          <table:table-cell table:formula="of:=[.C163]^(1/[.$B$1])" office:value-type="float" office:value="80178.4215735332">
            <text:p>80178,42</text:p>
          </table:table-cell>
          <table:table-cell table:formula="of:=-((255-[.C163])^(1/[.$B$1]))" office:value-type="float" office:value="-24250.9392425391">
            <text:p>-24250,9392425391</text:p>
          </table:table-cell>
          <table:table-cell table:style-name="ce4" table:formula="of:=[.F163]*[.$B$6]+[.$B$7]" office:value-type="float" office:value="227.241136816858">
            <text:p>22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63]+1" office:value-type="float" office:value="162">
            <text:p>162</text:p>
          </table:table-cell>
          <table:table-cell table:style-name="ce4" table:formula="of:=[.$B$3]*([.C164]^(1/[.$B$1]))" office:value-type="float" office:value="93.0478791056486">
            <text:p>93</text:p>
          </table:table-cell>
          <table:table-cell table:formula="of:=[.C164]^(1/[.$B$1])" office:value-type="float" office:value="81289.2966095439">
            <text:p>81289,30</text:p>
          </table:table-cell>
          <table:table-cell table:formula="of:=-((255-[.C164])^(1/[.$B$1]))" office:value-type="float" office:value="-23681.35522435">
            <text:p>-23681,35522435</text:p>
          </table:table-cell>
          <table:table-cell table:style-name="ce4" table:formula="of:=[.F164]*[.$B$6]+[.$B$7]" office:value-type="float" office:value="227.893111764058">
            <text:p>22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64]+1" office:value-type="float" office:value="163">
            <text:p>163</text:p>
          </table:table-cell>
          <table:table-cell table:style-name="ce4" table:formula="of:=[.$B$3]*([.C165]^(1/[.$B$1]))" office:value-type="float" office:value="94.3290731120699">
            <text:p>94</text:p>
          </table:table-cell>
          <table:table-cell table:formula="of:=[.C165]^(1/[.$B$1])" office:value-type="float" office:value="82408.5844493463">
            <text:p>82408,58</text:p>
          </table:table-cell>
          <table:table-cell table:formula="of:=-((255-[.C165])^(1/[.$B$1]))" office:value-type="float" office:value="-23119.2078604705">
            <text:p>-23119,2078604705</text:p>
          </table:table-cell>
          <table:table-cell table:style-name="ce4" table:formula="of:=[.F165]*[.$B$6]+[.$B$7]" office:value-type="float" office:value="228.536574337059">
            <text:p>22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65]+1" office:value-type="float" office:value="164">
            <text:p>164</text:p>
          </table:table-cell>
          <table:table-cell table:style-name="ce4" table:formula="of:=[.$B$3]*([.C166]^(1/[.$B$1]))" office:value-type="float" office:value="95.6199100211938">
            <text:p>96</text:p>
          </table:table-cell>
          <table:table-cell table:formula="of:=[.C166]^(1/[.$B$1])" office:value-type="float" office:value="83536.296605592">
            <text:p>83536,30</text:p>
          </table:table-cell>
          <table:table-cell table:formula="of:=-((255-[.C166])^(1/[.$B$1]))" office:value-type="float" office:value="-22564.4793060642">
            <text:p>-22564,4793060642</text:p>
          </table:table-cell>
          <table:table-cell table:style-name="ce4" table:formula="of:=[.F166]*[.$B$6]+[.$B$7]" office:value-type="float" office:value="229.171544961971">
            <text:p>22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66]+1" office:value-type="float" office:value="165">
            <text:p>165</text:p>
          </table:table-cell>
          <table:table-cell table:style-name="ce4" table:formula="of:=[.$B$3]*([.C167]^(1/[.$B$1]))" office:value-type="float" office:value="96.9204029482576">
            <text:p>97</text:p>
          </table:table-cell>
          <table:table-cell table:formula="of:=[.C167]^(1/[.$B$1])" office:value-type="float" office:value="84672.4445361286">
            <text:p>84672,44</text:p>
          </table:table-cell>
          <table:table-cell table:formula="of:=-((255-[.C167])^(1/[.$B$1]))" office:value-type="float" office:value="-22017.1515647834">
            <text:p>-22017,1515647834</text:p>
          </table:table-cell>
          <table:table-cell table:style-name="ce4" table:formula="of:=[.F167]*[.$B$6]+[.$B$7]" office:value-type="float" office:value="229.798044238334">
            <text:p>23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67]+1" office:value-type="float" office:value="166">
            <text:p>166</text:p>
          </table:table-cell>
          <table:table-cell table:style-name="ce4" table:formula="of:=[.$B$3]*([.C168]^(1/[.$B$1]))" office:value-type="float" office:value="98.2305649464447">
            <text:p>98</text:p>
          </table:table-cell>
          <table:table-cell table:formula="of:=[.C168]^(1/[.$B$1])" office:value-type="float" office:value="85817.0396445916">
            <text:p>85817,04</text:p>
          </table:table-cell>
          <table:table-cell table:formula="of:=-((255-[.C168])^(1/[.$B$1]))" office:value-type="float" office:value="-21477.2064857963">
            <text:p>-21477,2064857963</text:p>
          </table:table-cell>
          <table:table-cell table:style-name="ce4" table:formula="of:=[.F168]*[.$B$6]+[.$B$7]" office:value-type="float" office:value="230.416092942514">
            <text:p>23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68]+1" office:value-type="float" office:value="167">
            <text:p>167</text:p>
          </table:table-cell>
          <table:table-cell table:style-name="ce4" table:formula="of:=[.$B$3]*([.C169]^(1/[.$B$1]))" office:value-type="float" office:value="99.550409007552">
            <text:p>100</text:p>
          </table:table-cell>
          <table:table-cell table:formula="of:=[.C169]^(1/[.$B$1])" office:value-type="float" office:value="86970.0932809876">
            <text:p>86970,09</text:p>
          </table:table-cell>
          <table:table-cell table:formula="of:=-((255-[.C169])^(1/[.$B$1]))" office:value-type="float" office:value="-20944.6257607223">
            <text:p>-20944,6257607223</text:p>
          </table:table-cell>
          <table:table-cell table:style-name="ce4" table:formula="of:=[.F169]*[.$B$6]+[.$B$7]" office:value-type="float" office:value="231.02571203122">
            <text:p>23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69]+1" office:value-type="float" office:value="168">
            <text:p>168</text:p>
          </table:table-cell>
          <table:table-cell table:style-name="ce4" table:formula="of:=[.$B$3]*([.C170]^(1/[.$B$1]))" office:value-type="float" office:value="100.879948062646">
            <text:p>101</text:p>
          </table:table-cell>
          <table:table-cell table:formula="of:=[.C170]^(1/[.$B$1])" office:value-type="float" office:value="88131.6167422671">
            <text:p>88131,62</text:p>
          </table:table-cell>
          <table:table-cell table:formula="of:=-((255-[.C170])^(1/[.$B$1]))" office:value-type="float" office:value="-20419.3909204702">
            <text:p>-20419,3909204702</text:p>
          </table:table-cell>
          <table:table-cell table:style-name="ce4" table:formula="of:=[.F170]*[.$B$6]+[.$B$7]" office:value-type="float" office:value="231.626922645117">
            <text:p>23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70]+1" office:value-type="float" office:value="169">
            <text:p>169</text:p>
          </table:table-cell>
          <table:table-cell table:style-name="ce4" table:formula="of:=[.$B$3]*([.C171]^(1/[.$B$1]))" office:value-type="float" office:value="102.219194982707">
            <text:p>102</text:p>
          </table:table-cell>
          <table:table-cell table:formula="of:=[.C171]^(1/[.$B$1])" office:value-type="float" office:value="89301.6212728881">
            <text:p>89301,62</text:p>
          </table:table-cell>
          <table:table-cell table:formula="of:=-((255-[.C171])^(1/[.$B$1]))" office:value-type="float" office:value="-19901.4833319774">
            <text:p>-19901,4833319774</text:p>
          </table:table-cell>
          <table:table-cell table:style-name="ce4" table:formula="of:=[.F171]*[.$B$6]+[.$B$7]" office:value-type="float" office:value="232.219746112559">
            <text:p>23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71]+1" office:value-type="float" office:value="170">
            <text:p>170</text:p>
          </table:table-cell>
          <table:table-cell table:style-name="ce4" table:formula="of:=[.$B$3]*([.C172]^(1/[.$B$1]))" office:value-type="float" office:value="103.568162579266">
            <text:p>104</text:p>
          </table:table-cell>
          <table:table-cell table:formula="of:=[.C172]^(1/[.$B$1])" office:value-type="float" office:value="90480.1180653703">
            <text:p>90480,12</text:p>
          </table:table-cell>
          <table:table-cell table:formula="of:=-((255-[.C172])^(1/[.$B$1]))" office:value-type="float" office:value="-19390.8841948436">
            <text:p>-19390,8841948436</text:p>
          </table:table-cell>
          <table:table-cell table:style-name="ce4" table:formula="of:=[.F172]*[.$B$6]+[.$B$7]" office:value-type="float" office:value="232.804203953444">
            <text:p>23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72]+1" office:value-type="float" office:value="171">
            <text:p>171</text:p>
          </table:table-cell>
          <table:table-cell table:style-name="ce4" table:formula="of:=[.$B$3]*([.C173]^(1/[.$B$1]))" office:value-type="float" office:value="104.926863605023">
            <text:p>105</text:p>
          </table:table-cell>
          <table:table-cell table:formula="of:=[.C173]^(1/[.$B$1])" office:value-type="float" office:value="91667.1182608401">
            <text:p>91667,12</text:p>
          </table:table-cell>
          <table:table-cell table:formula="of:=-((255-[.C173])^(1/[.$B$1]))" office:value-type="float" office:value="-18887.5745378554">
            <text:p>-18887,5745378554</text:p>
          </table:table-cell>
          <table:table-cell table:style-name="ce4" table:formula="of:=[.F173]*[.$B$6]+[.$B$7]" office:value-type="float" office:value="233.380317883192">
            <text:p>23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73]+1" office:value-type="float" office:value="172">
            <text:p>172</text:p>
          </table:table-cell>
          <table:table-cell table:style-name="ce4" table:formula="of:=[.$B$3]*([.C174]^(1/[.$B$1]))" office:value-type="float" office:value="106.295310754467">
            <text:p>106</text:p>
          </table:table-cell>
          <table:table-cell table:formula="of:=[.C174]^(1/[.$B$1])" office:value-type="float" office:value="92862.632949567">
            <text:p>92862,63</text:p>
          </table:table-cell>
          <table:table-cell table:formula="of:=-((255-[.C174])^(1/[.$B$1]))" office:value-type="float" office:value="-18391.5352153974">
            <text:p>-18391,5352153974</text:p>
          </table:table-cell>
          <table:table-cell table:style-name="ce4" table:formula="of:=[.F174]*[.$B$6]+[.$B$7]" office:value-type="float" office:value="233.948109816851">
            <text:p>23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74]+1" office:value-type="float" office:value="173">
            <text:p>173</text:p>
          </table:table-cell>
          <table:table-cell table:style-name="ce4" table:formula="of:=[.$B$3]*([.C175]^(1/[.$B$1]))" office:value-type="float" office:value="107.673516664478">
            <text:p>108</text:p>
          </table:table-cell>
          <table:table-cell table:formula="of:=[.C175]^(1/[.$B$1])" office:value-type="float" office:value="94066.673171491">
            <text:p>94066,67</text:p>
          </table:table-cell>
          <table:table-cell table:formula="of:=-((255-[.C175])^(1/[.$B$1]))" office:value-type="float" office:value="-17902.7469037433">
            <text:p>-17902,7469037433</text:p>
          </table:table-cell>
          <table:table-cell table:style-name="ce4" table:formula="of:=[.F175]*[.$B$6]+[.$B$7]" office:value-type="float" office:value="234.507601873345">
            <text:p>23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75]+1" office:value-type="float" office:value="174">
            <text:p>174</text:p>
          </table:table-cell>
          <table:table-cell table:style-name="ce4" table:formula="of:=[.$B$3]*([.C176]^(1/[.$B$1]))" office:value-type="float" office:value="109.06149391492">
            <text:p>109</text:p>
          </table:table-cell>
          <table:table-cell table:formula="of:=[.C176]^(1/[.$B$1])" office:value-type="float" office:value="95279.2499167417">
            <text:p>95279,25</text:p>
          </table:table-cell>
          <table:table-cell table:formula="of:=-((255-[.C176])^(1/[.$B$1]))" office:value-type="float" office:value="-17421.1900972226">
            <text:p>-17421,1900972226</text:p>
          </table:table-cell>
          <table:table-cell table:style-name="ce4" table:formula="of:=[.F176]*[.$B$6]+[.$B$7]" office:value-type="float" office:value="235.058816379861">
            <text:p>23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76]+1" office:value-type="float" office:value="175">
            <text:p>175</text:p>
          </table:table-cell>
          <table:table-cell table:style-name="ce4" table:formula="of:=[.$B$3]*([.C177]^(1/[.$B$1]))" office:value-type="float" office:value="110.459255029223">
            <text:p>110</text:p>
          </table:table-cell>
          <table:table-cell table:formula="of:=[.C177]^(1/[.$B$1])" office:value-type="float" office:value="96500.3741261492">
            <text:p>96500,37</text:p>
          </table:table-cell>
          <table:table-cell table:formula="of:=-((255-[.C177])^(1/[.$B$1]))" office:value-type="float" office:value="-16946.8451042566">
            <text:p>-16946,8451042566</text:p>
          </table:table-cell>
          <table:table-cell table:style-name="ce4" table:formula="of:=[.F177]*[.$B$6]+[.$B$7]" office:value-type="float" office:value="235.601775876384">
            <text:p>23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77]+1" office:value-type="float" office:value="176">
            <text:p>176</text:p>
          </table:table-cell>
          <table:table-cell table:style-name="ce4" table:formula="of:=[.$B$3]*([.C178]^(1/[.$B$1]))" office:value-type="float" office:value="111.866812474967">
            <text:p>112</text:p>
          </table:table-cell>
          <table:table-cell table:formula="of:=[.C178]^(1/[.$B$1])" office:value-type="float" office:value="97730.0566917464">
            <text:p>97730,06</text:p>
          </table:table-cell>
          <table:table-cell table:formula="of:=-((255-[.C178])^(1/[.$B$1]))" office:value-type="float" office:value="-16479.6920432584">
            <text:p>-16479,6920432584</text:p>
          </table:table-cell>
          <table:table-cell table:style-name="ce4" table:formula="of:=[.F178]*[.$B$6]+[.$B$7]" office:value-type="float" office:value="236.136503120395">
            <text:p>23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78]+1" office:value-type="float" office:value="177">
            <text:p>177</text:p>
          </table:table-cell>
          <table:table-cell table:style-name="ce4" table:formula="of:=[.$B$3]*([.C179]^(1/[.$B$1]))" office:value-type="float" office:value="113.284178664437">
            <text:p>113</text:p>
          </table:table-cell>
          <table:table-cell table:formula="of:=[.C179]^(1/[.$B$1])" office:value-type="float" office:value="98968.3084572636">
            <text:p>98968,31</text:p>
          </table:table-cell>
          <table:table-cell table:formula="of:=-((255-[.C179])^(1/[.$B$1]))" office:value-type="float" office:value="-16019.7108383891">
            <text:p>-16019,7108383891</text:p>
          </table:table-cell>
          <table:table-cell table:style-name="ce4" table:formula="of:=[.F179]*[.$B$6]+[.$B$7]" office:value-type="float" office:value="236.663021091723">
            <text:p>23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79]+1" office:value-type="float" office:value="178">
            <text:p>178</text:p>
          </table:table-cell>
          <table:table-cell table:style-name="ce4" table:formula="of:=[.$B$3]*([.C180]^(1/[.$B$1]))" office:value-type="float" office:value="114.71136595519">
            <text:p>115</text:p>
          </table:table-cell>
          <table:table-cell table:formula="of:=[.C180]^(1/[.$B$1])" office:value-type="float" office:value="100215.140218616">
            <text:p>100215,14</text:p>
          </table:table-cell>
          <table:table-cell table:formula="of:=-((255-[.C180])^(1/[.$B$1]))" office:value-type="float" office:value="-15566.8812151642">
            <text:p>-15566,8812151642</text:p>
          </table:table-cell>
          <table:table-cell table:style-name="ce4" table:formula="of:=[.F180]*[.$B$6]+[.$B$7]" office:value-type="float" office:value="237.181352997579">
            <text:p>23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80]+1" office:value-type="float" office:value="179">
            <text:p>179</text:p>
          </table:table-cell>
          <table:table-cell table:style-name="ce4" table:formula="of:=[.$B$3]*([.C181]^(1/[.$B$1]))" office:value-type="float" office:value="116.148386650597">
            <text:p>116</text:p>
          </table:table-cell>
          <table:table-cell table:formula="of:=[.C181]^(1/[.$B$1])" office:value-type="float" office:value="101470.562724381">
            <text:p>101470,56</text:p>
          </table:table-cell>
          <table:table-cell table:formula="of:=-((255-[.C181])^(1/[.$B$1]))" office:value-type="float" office:value="-15121.182695903">
            <text:p>-15121,182695903</text:p>
          </table:table-cell>
          <table:table-cell table:style-name="ce4" table:formula="of:=[.F181]*[.$B$6]+[.$B$7]" office:value-type="float" office:value="237.69152227776">
            <text:p>23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81]+1" office:value-type="float" office:value="180">
            <text:p>180</text:p>
          </table:table-cell>
          <table:table-cell table:style-name="ce4" table:formula="of:=[.$B$3]*([.C182]^(1/[.$B$1]))" office:value-type="float" office:value="117.595253000386">
            <text:p>118</text:p>
          </table:table-cell>
          <table:table-cell table:formula="of:=[.C182]^(1/[.$B$1])" office:value-type="float" office:value="102734.586676274">
            <text:p>102734,59</text:p>
          </table:table-cell>
          <table:table-cell table:formula="of:=-((255-[.C182])^(1/[.$B$1]))" office:value-type="float" office:value="-14682.5945950128">
            <text:p>-14682,5945950128</text:p>
          </table:table-cell>
          <table:table-cell table:style-name="ce4" table:formula="of:=[.F182]*[.$B$6]+[.$B$7]" office:value-type="float" office:value="238.193552610054">
            <text:p>23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82]+1" office:value-type="float" office:value="181">
            <text:p>181</text:p>
          </table:table-cell>
          <table:table-cell table:style-name="ce4" table:formula="of:=[.$B$3]*([.C183]^(1/[.$B$1]))" office:value-type="float" office:value="119.051977201173">
            <text:p>119</text:p>
          </table:table-cell>
          <table:table-cell table:formula="of:=[.C183]^(1/[.$B$1])" office:value-type="float" office:value="104007.222729608">
            <text:p>104007,22</text:p>
          </table:table-cell>
          <table:table-cell table:formula="of:=-((255-[.C183])^(1/[.$B$1]))" office:value-type="float" office:value="-14251.0960140996">
            <text:p>-14251,0960140996</text:p>
          </table:table-cell>
          <table:table-cell table:style-name="ce4" table:formula="of:=[.F183]*[.$B$6]+[.$B$7]" office:value-type="float" office:value="238.687467915828">
            <text:p>23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83]+1" office:value-type="float" office:value="182">
            <text:p>182</text:p>
          </table:table-cell>
          <table:table-cell table:style-name="ce4" table:formula="of:=[.$B$3]*([.C184]^(1/[.$B$1]))" office:value-type="float" office:value="120.518571396985">
            <text:p>121</text:p>
          </table:table-cell>
          <table:table-cell table:formula="of:=[.C184]^(1/[.$B$1])" office:value-type="float" office:value="105288.481493753">
            <text:p>105288,48</text:p>
          </table:table-cell>
          <table:table-cell table:formula="of:=-((255-[.C184])^(1/[.$B$1]))" office:value-type="float" office:value="-13826.6658368971">
            <text:p>-13826,6658368971</text:p>
          </table:table-cell>
          <table:table-cell table:style-name="ce4" table:formula="of:=[.F184]*[.$B$6]+[.$B$7]" office:value-type="float" office:value="239.173292365839">
            <text:p>23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84]+1" office:value-type="float" office:value="183">
            <text:p>183</text:p>
          </table:table-cell>
          <table:table-cell table:style-name="ce4" table:formula="of:=[.$B$3]*([.C185]^(1/[.$B$1]))" office:value-type="float" office:value="121.995047679777">
            <text:p>122</text:p>
          </table:table-cell>
          <table:table-cell table:formula="of:=[.C185]^(1/[.$B$1])" office:value-type="float" office:value="106578.373532588">
            <text:p>106578,37</text:p>
          </table:table-cell>
          <table:table-cell table:formula="of:=-((255-[.C185])^(1/[.$B$1]))" office:value-type="float" office:value="-13409.2827240046">
            <text:p>-13409,2827240046</text:p>
          </table:table-cell>
          <table:table-cell table:style-name="ce4" table:formula="of:=[.F185]*[.$B$6]+[.$B$7]" office:value-type="float" office:value="239.651050386255">
            <text:p>24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85]+1" office:value-type="float" office:value="184">
            <text:p>184</text:p>
          </table:table-cell>
          <table:table-cell table:style-name="ce4" table:formula="of:=[.$B$3]*([.C186]^(1/[.$B$1]))" office:value-type="float" office:value="123.481418089938">
            <text:p>123</text:p>
          </table:table-cell>
          <table:table-cell table:formula="of:=[.C186]^(1/[.$B$1])" office:value-type="float" office:value="107876.909364941">
            <text:p>107876,91</text:p>
          </table:table-cell>
          <table:table-cell table:formula="of:=-((255-[.C186])^(1/[.$B$1]))" office:value-type="float" office:value="-12998.925107422">
            <text:p>-12998,925107422</text:p>
          </table:table-cell>
          <table:table-cell table:style-name="ce4" table:formula="of:=[.F186]*[.$B$6]+[.$B$7]" office:value-type="float" office:value="240.120766664909">
            <text:p>24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86]+1" office:value-type="float" office:value="185">
            <text:p>185</text:p>
          </table:table-cell>
          <table:table-cell table:style-name="ce4" table:formula="of:=[.$B$3]*([.C187]^(1/[.$B$1]))" office:value-type="float" office:value="124.977694616789">
            <text:p>125</text:p>
          </table:table-cell>
          <table:table-cell table:formula="of:=[.C187]^(1/[.$B$1])" office:value-type="float" office:value="109184.09946503">
            <text:p>109184,10</text:p>
          </table:table-cell>
          <table:table-cell table:formula="of:=-((255-[.C187])^(1/[.$B$1]))" office:value-type="float" office:value="-12595.5711848753">
            <text:p>-12595,5711848753</text:p>
          </table:table-cell>
          <table:table-cell table:style-name="ce4" table:formula="of:=[.F187]*[.$B$6]+[.$B$7]" office:value-type="float" office:value="240.582466157798">
            <text:p>24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87]+1" office:value-type="float" office:value="186">
            <text:p>186</text:p>
          </table:table-cell>
          <table:table-cell table:style-name="ce4" table:formula="of:=[.$B$3]*([.C188]^(1/[.$B$1]))" office:value-type="float" office:value="126.483889199082">
            <text:p>126</text:p>
          </table:table-cell>
          <table:table-cell table:formula="of:=[.C188]^(1/[.$B$1])" office:value-type="float" office:value="110499.954262887">
            <text:p>110499,95</text:p>
          </table:table-cell>
          <table:table-cell table:formula="of:=-((255-[.C188])^(1/[.$B$1]))" office:value-type="float" office:value="-12199.1989139161">
            <text:p>-12199,1989139161</text:p>
          </table:table-cell>
          <table:table-cell table:style-name="ce4" table:formula="of:=[.F188]*[.$B$6]+[.$B$7]" office:value-type="float" office:value="241.036174095833">
            <text:p>24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88]+1" office:value-type="float" office:value="187">
            <text:p>187</text:p>
          </table:table-cell>
          <table:table-cell table:style-name="ce4" table:formula="of:=[.$B$3]*([.C189]^(1/[.$B$1]))" office:value-type="float" office:value="128.000013725476">
            <text:p>128</text:p>
          </table:table-cell>
          <table:table-cell table:formula="of:=[.C189]^(1/[.$B$1])" office:value-type="float" office:value="111824.48414479">
            <text:p>111824,48</text:p>
          </table:table-cell>
          <table:table-cell table:formula="of:=-((255-[.C189])^(1/[.$B$1]))" office:value-type="float" office:value="-11809.7860057879">
            <text:p>-11809,7860057879</text:p>
          </table:table-cell>
          <table:table-cell table:style-name="ce4" table:formula="of:=[.F189]*[.$B$6]+[.$B$7]" office:value-type="float" office:value="241.481915991864">
            <text:p>24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89]+1" office:value-type="float" office:value="188">
            <text:p>188</text:p>
          </table:table-cell>
          <table:table-cell table:style-name="ce4" table:formula="of:=[.$B$3]*([.C190]^(1/[.$B$1]))" office:value-type="float" office:value="129.526080035024">
            <text:p>130</text:p>
          </table:table-cell>
          <table:table-cell table:formula="of:=[.C190]^(1/[.$B$1])" office:value-type="float" office:value="113157.699453672">
            <text:p>113157,70</text:p>
          </table:table-cell>
          <table:table-cell table:formula="of:=-((255-[.C190])^(1/[.$B$1]))" office:value-type="float" office:value="-11427.3099190425">
            <text:p>-11427,3099190425</text:p>
          </table:table-cell>
          <table:table-cell table:style-name="ce4" table:formula="of:=[.F190]*[.$B$6]+[.$B$7]" office:value-type="float" office:value="241.919717647981">
            <text:p>24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90]+1" office:value-type="float" office:value="189">
            <text:p>189</text:p>
          </table:table-cell>
          <table:table-cell table:style-name="ce4" table:formula="of:=[.$B$3]*([.C191]^(1/[.$B$1]))" office:value-type="float" office:value="131.062099917635">
            <text:p>131</text:p>
          </table:table-cell>
          <table:table-cell table:formula="of:=[.C191]^(1/[.$B$1])" office:value-type="float" office:value="114499.610489537">
            <text:p>114499,61</text:p>
          </table:table-cell>
          <table:table-cell table:formula="of:=-((255-[.C191])^(1/[.$B$1]))" office:value-type="float" office:value="-11051.7478528947">
            <text:p>-11051,7478528947</text:p>
          </table:table-cell>
          <table:table-cell table:style-name="ce4" table:formula="of:=[.F191]*[.$B$6]+[.$B$7]" office:value-type="float" office:value="242.349605163129">
            <text:p>24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91]+1" office:value-type="float" office:value="190">
            <text:p>190</text:p>
          </table:table-cell>
          <table:table-cell table:style-name="ce4" table:formula="of:=[.$B$3]*([.C192]^(1/[.$B$1]))" office:value-type="float" office:value="132.608085114544">
            <text:p>133</text:p>
          </table:table-cell>
          <table:table-cell table:formula="of:=[.C192]^(1/[.$B$1])" office:value-type="float" office:value="115850.227509865">
            <text:p>115850,23</text:p>
          </table:table-cell>
          <table:table-cell table:formula="of:=-((255-[.C192])^(1/[.$B$1]))" office:value-type="float" office:value="-10683.0767403001">
            <text:p>-10683,0767403001</text:p>
          </table:table-cell>
          <table:table-cell table:style-name="ce4" table:formula="of:=[.F192]*[.$B$6]+[.$B$7]" office:value-type="float" office:value="242.771604941024">
            <text:p>24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92]+1" office:value-type="float" office:value="191">
            <text:p>191</text:p>
          </table:table-cell>
          <table:table-cell table:style-name="ce4" table:formula="of:=[.$B$3]*([.C193]^(1/[.$B$1]))" office:value-type="float" office:value="134.164047318766">
            <text:p>134</text:p>
          </table:table-cell>
          <table:table-cell table:formula="of:=[.C193]^(1/[.$B$1])" office:value-type="float" office:value="117209.560730009">
            <text:p>117209,56</text:p>
          </table:table-cell>
          <table:table-cell table:formula="of:=-((255-[.C193])^(1/[.$B$1]))" office:value-type="float" office:value="-10321.2732407388">
            <text:p>-10321,2732407388</text:p>
          </table:table-cell>
          <table:table-cell table:style-name="ce4" table:formula="of:=[.F193]*[.$B$6]+[.$B$7]" office:value-type="float" office:value="243.185743698416">
            <text:p>24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93]+1" office:value-type="float" office:value="192">
            <text:p>192</text:p>
          </table:table-cell>
          <table:table-cell table:style-name="ce4" table:formula="of:=[.$B$3]*([.C194]^(1/[.$B$1]))" office:value-type="float" office:value="135.729998175549">
            <text:p>136</text:p>
          </table:table-cell>
          <table:table-cell table:formula="of:=[.C194]^(1/[.$B$1])" office:value-type="float" office:value="118577.620323591">
            <text:p>118577,62</text:p>
          </table:table-cell>
          <table:table-cell table:formula="of:=-((255-[.C194])^(1/[.$B$1]))" office:value-type="float" office:value="-9966.31373268968">
            <text:p>-9966,3137326897</text:p>
          </table:table-cell>
          <table:table-cell table:style-name="ce4" table:formula="of:=[.F194]*[.$B$6]+[.$B$7]" office:value-type="float" office:value="243.592048473705">
            <text:p>24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94]+1" office:value-type="float" office:value="193">
            <text:p>193</text:p>
          </table:table-cell>
          <table:table-cell table:style-name="ce4" table:formula="of:=[.$B$3]*([.C195]^(1/[.$B$1]))" office:value-type="float" office:value="137.305949282812">
            <text:p>137</text:p>
          </table:table-cell>
          <table:table-cell table:formula="of:=[.C195]^(1/[.$B$1])" office:value-type="float" office:value="119954.416422888">
            <text:p>119954,42</text:p>
          </table:table-cell>
          <table:table-cell table:formula="of:=-((255-[.C195])^(1/[.$B$1]))" office:value-type="float" office:value="-9618.17430577576">
            <text:p>-9618,1743057758</text:p>
          </table:table-cell>
          <table:table-cell table:style-name="ce4" table:formula="of:=[.F195]*[.$B$6]+[.$B$7]" office:value-type="float" office:value="243.990546635929">
            <text:p>24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95]+1" office:value-type="float" office:value="194">
            <text:p>194</text:p>
          </table:table-cell>
          <table:table-cell table:style-name="ce4" table:formula="of:=[.$B$3]*([.C196]^(1/[.$B$1]))" office:value-type="float" office:value="138.891912191589">
            <text:p>139</text:p>
          </table:table-cell>
          <table:table-cell table:formula="of:=[.C196]^(1/[.$B$1])" office:value-type="float" office:value="121339.959119212">
            <text:p>121339,96</text:p>
          </table:table-cell>
          <table:table-cell table:formula="of:=-((255-[.C196])^(1/[.$B$1]))" office:value-type="float" office:value="-9276.83075256072">
            <text:p>-9276,8307525607</text:p>
          </table:table-cell>
          <table:table-cell table:style-name="ce4" table:formula="of:=[.F196]*[.$B$6]+[.$B$7]" office:value-type="float" office:value="244.381265894156">
            <text:p>24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96]+1" office:value-type="float" office:value="195">
            <text:p>195</text:p>
          </table:table-cell>
          <table:table-cell table:style-name="ce4" table:formula="of:=[.$B$3]*([.C197]^(1/[.$B$1]))" office:value-type="float" office:value="140.487898406456">
            <text:p>140</text:p>
          </table:table-cell>
          <table:table-cell table:formula="of:=[.C197]^(1/[.$B$1])" office:value-type="float" office:value="122734.258463293">
            <text:p>122734,26</text:p>
          </table:table-cell>
          <table:table-cell table:formula="of:=-((255-[.C197])^(1/[.$B$1]))" office:value-type="float" office:value="-8942.25855997575">
            <text:p>-8942,2585599758</text:p>
          </table:table-cell>
          <table:table-cell table:style-name="ce4" table:formula="of:=[.F197]*[.$B$6]+[.$B$7]" office:value-type="float" office:value="244.764234307295">
            <text:p>24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97]+1" office:value-type="float" office:value="196">
            <text:p>196</text:p>
          </table:table-cell>
          <table:table-cell table:style-name="ce4" table:formula="of:=[.$B$3]*([.C198]^(1/[.$B$1]))" office:value-type="float" office:value="142.093919385957">
            <text:p>142</text:p>
          </table:table-cell>
          <table:table-cell table:formula="of:=[.C198]^(1/[.$B$1])" office:value-type="float" office:value="124137.324465642">
            <text:p>124137,32</text:p>
          </table:table-cell>
          <table:table-cell table:formula="of:=-((255-[.C198])^(1/[.$B$1]))" office:value-type="float" office:value="-8614.43290035322">
            <text:p>-8614,4329003532</text:p>
          </table:table-cell>
          <table:table-cell table:style-name="ce4" table:formula="of:=[.F198]*[.$B$6]+[.$B$7]" office:value-type="float" office:value="245.139480294363">
            <text:p>24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98]+1" office:value-type="float" office:value="197">
            <text:p>197</text:p>
          </table:table-cell>
          <table:table-cell table:style-name="ce4" table:formula="of:=[.$B$3]*([.C199]^(1/[.$B$1]))" office:value-type="float" office:value="143.709986543023">
            <text:p>144</text:p>
          </table:table-cell>
          <table:table-cell table:formula="of:=[.C199]^(1/[.$B$1])" office:value-type="float" office:value="125549.167096923">
            <text:p>125549,17</text:p>
          </table:table-cell>
          <table:table-cell table:formula="of:=-((255-[.C199])^(1/[.$B$1]))" office:value-type="float" office:value="-8293.32862204252">
            <text:p>-8293,3286220425</text:p>
          </table:table-cell>
          <table:table-cell table:style-name="ce4" table:formula="of:=[.F199]*[.$B$6]+[.$B$7]" office:value-type="float" office:value="245.507032645222">
            <text:p>24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99]+1" office:value-type="float" office:value="198">
            <text:p>198</text:p>
          </table:table-cell>
          <table:table-cell table:style-name="ce4" table:formula="of:=[.$B$3]*([.C200]^(1/[.$B$1]))" office:value-type="float" office:value="145.336111245385">
            <text:p>145</text:p>
          </table:table-cell>
          <table:table-cell table:formula="of:=[.C200]^(1/[.$B$1])" office:value-type="float" office:value="126969.796288313">
            <text:p>126969,80</text:p>
          </table:table-cell>
          <table:table-cell table:formula="of:=-((255-[.C200])^(1/[.$B$1]))" office:value-type="float" office:value="-7978.92023958094">
            <text:p>-7978,920239581</text:p>
          </table:table-cell>
          <table:table-cell table:style-name="ce4" table:formula="of:=[.F200]*[.$B$6]+[.$B$7]" office:value-type="float" office:value="245.866920531836">
            <text:p>24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00]+1" office:value-type="float" office:value="199">
            <text:p>199</text:p>
          </table:table-cell>
          <table:table-cell table:style-name="ce4" table:formula="of:=[.$B$3]*([.C201]^(1/[.$B$1]))" office:value-type="float" office:value="146.97230481598">
            <text:p>147</text:p>
          </table:table-cell>
          <table:table-cell table:formula="of:=[.C201]^(1/[.$B$1])" office:value-type="float" office:value="128399.221931854">
            <text:p>128399,22</text:p>
          </table:table-cell>
          <table:table-cell table:formula="of:=-((255-[.C201])^(1/[.$B$1]))" office:value-type="float" office:value="-7671.18192339061">
            <text:p>-7671,1819233906</text:p>
          </table:table-cell>
          <table:table-cell table:style-name="ce4" table:formula="of:=[.F201]*[.$B$6]+[.$B$7]" office:value-type="float" office:value="246.219173520056">
            <text:p>24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01]+1" office:value-type="float" office:value="200">
            <text:p>200</text:p>
          </table:table-cell>
          <table:table-cell table:style-name="ce4" table:formula="of:=[.$B$3]*([.C202]^(1/[.$B$1]))" office:value-type="float" office:value="148.618578533353">
            <text:p>149</text:p>
          </table:table-cell>
          <table:table-cell table:formula="of:=[.C202]^(1/[.$B$1])" office:value-type="float" office:value="129837.453880807">
            <text:p>129837,45</text:p>
          </table:table-cell>
          <table:table-cell table:formula="of:=-((255-[.C202])^(1/[.$B$1]))" office:value-type="float" office:value="-7370.08748896956">
            <text:p>-7370,0874889696</text:p>
          </table:table-cell>
          <table:table-cell table:style-name="ce4" table:formula="of:=[.F202]*[.$B$6]+[.$B$7]" office:value-type="float" office:value="246.563821582002">
            <text:p>24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02]+1" office:value-type="float" office:value="201">
            <text:p>201</text:p>
          </table:table-cell>
          <table:table-cell table:style-name="ce4" table:formula="of:=[.$B$3]*([.C203]^(1/[.$B$1]))" office:value-type="float" office:value="150.274943632055">
            <text:p>150</text:p>
          </table:table-cell>
          <table:table-cell table:formula="of:=[.C203]^(1/[.$B$1])" office:value-type="float" office:value="131284.501949997">
            <text:p>131284,50</text:p>
          </table:table-cell>
          <table:table-cell table:formula="of:=-((255-[.C203])^(1/[.$B$1]))" office:value-type="float" office:value="-7075.61038554289">
            <text:p>-7075,6103855429</text:p>
          </table:table-cell>
          <table:table-cell table:style-name="ce4" table:formula="of:=[.F203]*[.$B$6]+[.$B$7]" office:value-type="float" office:value="246.900895109045">
            <text:p>24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03]+1" office:value-type="float" office:value="202">
            <text:p>202</text:p>
          </table:table-cell>
          <table:table-cell table:style-name="ce4" table:formula="of:=[.$B$3]*([.C204]^(1/[.$B$1]))" office:value-type="float" office:value="151.941411303029">
            <text:p>152</text:p>
          </table:table-cell>
          <table:table-cell table:formula="of:=[.C204]^(1/[.$B$1])" office:value-type="float" office:value="132740.375916154">
            <text:p>132740,38</text:p>
          </table:table-cell>
          <table:table-cell table:formula="of:=-((255-[.C204])^(1/[.$B$1]))" office:value-type="float" office:value="-6787.72368413634">
            <text:p>-6787,7236841364</text:p>
          </table:table-cell>
          <table:table-cell table:style-name="ce4" table:formula="of:=[.F204]*[.$B$6]+[.$B$7]" office:value-type="float" office:value="247.230424925464">
            <text:p>24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04]+1" office:value-type="float" office:value="203">
            <text:p>203</text:p>
          </table:table-cell>
          <table:table-cell table:style-name="ce4" table:formula="of:=[.$B$3]*([.C205]^(1/[.$B$1]))" office:value-type="float" office:value="153.617992693999">
            <text:p>154</text:p>
          </table:table-cell>
          <table:table-cell table:formula="of:=[.C205]^(1/[.$B$1])" office:value-type="float" office:value="134205.085518249">
            <text:p>134205,09</text:p>
          </table:table-cell>
          <table:table-cell table:formula="of:=-((255-[.C205])^(1/[.$B$1]))" office:value-type="float" office:value="-6506.4000650318">
            <text:p>-6506,4000650318</text:p>
          </table:table-cell>
          <table:table-cell table:style-name="ce4" table:formula="of:=[.F205]*[.$B$6]+[.$B$7]" office:value-type="float" office:value="247.552442302804">
            <text:p>24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05]+1" office:value-type="float" office:value="204">
            <text:p>204</text:p>
          </table:table-cell>
          <table:table-cell table:style-name="ce4" table:formula="of:=[.$B$3]*([.C206]^(1/[.$B$1]))" office:value-type="float" office:value="155.304698909848">
            <text:p>155</text:p>
          </table:table-cell>
          <table:table-cell table:formula="of:=[.C206]^(1/[.$B$1])" office:value-type="float" office:value="135678.640457826">
            <text:p>135678,64</text:p>
          </table:table-cell>
          <table:table-cell table:formula="of:=-((255-[.C206])^(1/[.$B$1]))" office:value-type="float" office:value="-6231.61180456018">
            <text:p>-6231,6118045602</text:p>
          </table:table-cell>
          <table:table-cell table:style-name="ce4" table:formula="of:=[.F206]*[.$B$6]+[.$B$7]" office:value-type="float" office:value="247.866978974991">
            <text:p>24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06]+1" office:value-type="float" office:value="205">
            <text:p>205</text:p>
          </table:table-cell>
          <table:table-cell table:style-name="ce4" table:formula="of:=[.$B$3]*([.C207]^(1/[.$B$1]))" office:value-type="float" office:value="157.001541012989">
            <text:p>157</text:p>
          </table:table-cell>
          <table:table-cell table:formula="of:=[.C207]^(1/[.$B$1])" office:value-type="float" office:value="137161.050399327">
            <text:p>137161,05</text:p>
          </table:table-cell>
          <table:table-cell table:formula="of:=-((255-[.C207])^(1/[.$B$1]))" office:value-type="float" office:value="-5963.33076118325">
            <text:p>-5963,3307611833</text:p>
          </table:table-cell>
          <table:table-cell table:style-name="ce4" table:formula="of:=[.F207]*[.$B$6]+[.$B$7]" office:value-type="float" office:value="248.174067154268">
            <text:p>24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07]+1" office:value-type="float" office:value="206">
            <text:p>206</text:p>
          </table:table-cell>
          <table:table-cell table:style-name="ce4" table:formula="of:=[.$B$3]*([.C208]^(1/[.$B$1]))" office:value-type="float" office:value="158.708530023744">
            <text:p>159</text:p>
          </table:table-cell>
          <table:table-cell table:formula="of:=[.C208]^(1/[.$B$1])" office:value-type="float" office:value="138652.324970421">
            <text:p>138652,32</text:p>
          </table:table-cell>
          <table:table-cell table:formula="of:=-((255-[.C208])^(1/[.$B$1]))" office:value-type="float" office:value="-5701.52836081128">
            <text:p>-5701,5283608113</text:p>
          </table:table-cell>
          <table:table-cell table:style-name="ce4" table:formula="of:=[.F208]*[.$B$6]+[.$B$7]" office:value-type="float" office:value="248.473739547995">
            <text:p>24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08]+1" office:value-type="float" office:value="207">
            <text:p>207</text:p>
          </table:table-cell>
          <table:table-cell table:style-name="ce4" table:formula="of:=[.$B$3]*([.C209]^(1/[.$B$1]))" office:value-type="float" office:value="160.425676920696">
            <text:p>160</text:p>
          </table:table-cell>
          <table:table-cell table:formula="of:=[.C209]^(1/[.$B$1])" office:value-type="float" office:value="140152.473762313">
            <text:p>140152,47</text:p>
          </table:table-cell>
          <table:table-cell table:formula="of:=-((255-[.C209])^(1/[.$B$1]))" office:value-type="float" office:value="-5446.1755812982">
            <text:p>-5446,1755812982</text:p>
          </table:table-cell>
          <table:table-cell table:style-name="ce4" table:formula="of:=[.F209]*[.$B$6]+[.$B$7]" office:value-type="float" office:value="248.766029376403">
            <text:p>24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09]+1" office:value-type="float" office:value="208">
            <text:p>208</text:p>
          </table:table-cell>
          <table:table-cell table:style-name="ce4" table:formula="of:=[.$B$3]*([.C210]^(1/[.$B$1]))" office:value-type="float" office:value="162.152992641058">
            <text:p>162</text:p>
          </table:table-cell>
          <table:table-cell table:formula="of:=[.C210]^(1/[.$B$1])" office:value-type="float" office:value="141661.506330067">
            <text:p>141661,51</text:p>
          </table:table-cell>
          <table:table-cell table:formula="of:=-((255-[.C210])^(1/[.$B$1]))" office:value-type="float" office:value="-5197.24293605053">
            <text:p>-5197,2429360505</text:p>
          </table:table-cell>
          <table:table-cell table:style-name="ce4" table:formula="of:=[.F210]*[.$B$6]+[.$B$7]" office:value-type="float" office:value="249.050970391352">
            <text:p>24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10]+1" office:value-type="float" office:value="209">
            <text:p>209</text:p>
          </table:table-cell>
          <table:table-cell table:style-name="ce4" table:formula="of:=[.$B$3]*([.C211]^(1/[.$B$1]))" office:value-type="float" office:value="163.890488081024">
            <text:p>164</text:p>
          </table:table-cell>
          <table:table-cell table:formula="of:=[.C211]^(1/[.$B$1])" office:value-type="float" office:value="143179.43219291">
            <text:p>143179,43</text:p>
          </table:table-cell>
          <table:table-cell table:formula="of:=-((255-[.C211])^(1/[.$B$1]))" office:value-type="float" office:value="-4954.70045667945">
            <text:p>-4954,7004566795</text:p>
          </table:table-cell>
          <table:table-cell table:style-name="ce4" table:formula="of:=[.F211]*[.$B$6]+[.$B$7]" office:value-type="float" office:value="249.328596896191">
            <text:p>24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11]+1" office:value-type="float" office:value="210">
            <text:p>210</text:p>
          </table:table-cell>
          <table:table-cell table:style-name="ce4" table:formula="of:=[.$B$3]*([.C212]^(1/[.$B$1]))" office:value-type="float" office:value="165.638174096119">
            <text:p>166</text:p>
          </table:table-cell>
          <table:table-cell table:formula="of:=[.C212]^(1/[.$B$1])" office:value-type="float" office:value="144706.26083454">
            <text:p>144706,26</text:p>
          </table:table-cell>
          <table:table-cell table:formula="of:=-((255-[.C212])^(1/[.$B$1]))" office:value-type="float" office:value="-4718.51767461867">
            <text:p>-4718,5176746187</text:p>
          </table:table-cell>
          <table:table-cell table:style-name="ce4" table:formula="of:=[.F212]*[.$B$6]+[.$B$7]" office:value-type="float" office:value="249.598943766796">
            <text:p>25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12]+1" office:value-type="float" office:value="211">
            <text:p>211</text:p>
          </table:table-cell>
          <table:table-cell table:style-name="ce4" table:formula="of:=[.$B$3]*([.C213]^(1/[.$B$1]))" office:value-type="float" office:value="167.396061501545">
            <text:p>167</text:p>
          </table:table-cell>
          <table:table-cell table:formula="of:=[.C213]^(1/[.$B$1])" office:value-type="float" office:value="146242.001703427">
            <text:p>146242,00</text:p>
          </table:table-cell>
          <table:table-cell table:formula="of:=-((255-[.C213])^(1/[.$B$1]))" office:value-type="float" office:value="-4488.66360162217">
            <text:p>-4488,6636016222</text:p>
          </table:table-cell>
          <table:table-cell table:style-name="ce4" table:formula="of:=[.F213]*[.$B$6]+[.$B$7]" office:value-type="float" office:value="249.862046473894">
            <text:p>25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13]+1" office:value-type="float" office:value="212">
            <text:p>212</text:p>
          </table:table-cell>
          <table:table-cell table:style-name="ce4" table:formula="of:=[.$B$3]*([.C214]^(1/[.$B$1]))" office:value-type="float" office:value="169.16416107252">
            <text:p>169</text:p>
          </table:table-cell>
          <table:table-cell table:formula="of:=[.C214]^(1/[.$B$1])" office:value-type="float" office:value="147786.664213112">
            <text:p>147786,66</text:p>
          </table:table-cell>
          <table:table-cell table:formula="of:=-((255-[.C214])^(1/[.$B$1]))" office:value-type="float" office:value="-4265.1067090471">
            <text:p>-4265,1067090471</text:p>
          </table:table-cell>
          <table:table-cell table:style-name="ce4" table:formula="of:=[.F214]*[.$B$6]+[.$B$7]" office:value-type="float" office:value="250.117941106781">
            <text:p>25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14]+1" office:value-type="float" office:value="213">
            <text:p>213</text:p>
          </table:table-cell>
          <table:table-cell table:style-name="ce4" table:formula="of:=[.$B$3]*([.C215]^(1/[.$B$1]))" office:value-type="float" office:value="170.942483544617">
            <text:p>171</text:p>
          </table:table-cell>
          <table:table-cell table:formula="of:=[.C215]^(1/[.$B$1])" office:value-type="float" office:value="149340.257742499">
            <text:p>149340,26</text:p>
          </table:table-cell>
          <table:table-cell table:formula="of:=-((255-[.C215])^(1/[.$B$1]))" office:value-type="float" office:value="-4047.81490581636">
            <text:p>-4047,8149058164</text:p>
          </table:table-cell>
          <table:table-cell table:style-name="ce4" table:formula="of:=[.F215]*[.$B$6]+[.$B$7]" office:value-type="float" office:value="250.366664398542">
            <text:p>25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15]+1" office:value-type="float" office:value="214">
            <text:p>214</text:p>
          </table:table-cell>
          <table:table-cell table:style-name="ce4" table:formula="of:=[.$B$3]*([.C216]^(1/[.$B$1]))" office:value-type="float" office:value="172.731039614093">
            <text:p>173</text:p>
          </table:table-cell>
          <table:table-cell table:formula="of:=[.C216]^(1/[.$B$1])" office:value-type="float" office:value="150902.791636145">
            <text:p>150902,79</text:p>
          </table:table-cell>
          <table:table-cell table:formula="of:=-((255-[.C216])^(1/[.$B$1]))" office:value-type="float" office:value="-3836.75551494386">
            <text:p>-3836,7555149439</text:p>
          </table:table-cell>
          <table:table-cell table:style-name="ce4" table:formula="of:=[.F216]*[.$B$6]+[.$B$7]" office:value-type="float" office:value="250.608253752924">
            <text:p>25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16]+1" office:value-type="float" office:value="215">
            <text:p>215</text:p>
          </table:table-cell>
          <table:table-cell table:style-name="ce4" table:formula="of:=[.$B$3]*([.C217]^(1/[.$B$1]))" office:value-type="float" office:value="174.52983993822">
            <text:p>175</text:p>
          </table:table-cell>
          <table:table-cell table:formula="of:=[.C217]^(1/[.$B$1])" office:value-type="float" office:value="152474.275204548">
            <text:p>152474,28</text:p>
          </table:table-cell>
          <table:table-cell table:formula="of:=-((255-[.C217])^(1/[.$B$1]))" office:value-type="float" office:value="-3631.89524849176">
            <text:p>-3631,8952484918</text:p>
          </table:table-cell>
          <table:table-cell table:style-name="ce4" table:formula="of:=[.F217]*[.$B$6]+[.$B$7]" office:value-type="float" office:value="250.842747272999">
            <text:p>25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17]+1" office:value-type="float" office:value="216">
            <text:p>216</text:p>
          </table:table-cell>
          <table:table-cell table:style-name="ce4" table:formula="of:=[.$B$3]*([.C218]^(1/[.$B$1]))" office:value-type="float" office:value="176.338895135604">
            <text:p>176</text:p>
          </table:table-cell>
          <table:table-cell table:formula="of:=[.C218]^(1/[.$B$1])" office:value-type="float" office:value="154054.717724428">
            <text:p>154054,72</text:p>
          </table:table-cell>
          <table:table-cell table:formula="of:=-((255-[.C218])^(1/[.$B$1]))" office:value-type="float" office:value="-3433.20018081381">
            <text:p>-3433,2001808138</text:p>
          </table:table-cell>
          <table:table-cell table:style-name="ce4" table:formula="of:=[.F218]*[.$B$6]+[.$B$7]" office:value-type="float" office:value="251.070183791794">
            <text:p>25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18]+1" office:value-type="float" office:value="217">
            <text:p>217</text:p>
          </table:table-cell>
          <table:table-cell table:style-name="ce4" table:formula="of:=[.$B$3]*([.C219]^(1/[.$B$1]))" office:value-type="float" office:value="178.158215786508">
            <text:p>178</text:p>
          </table:table-cell>
          <table:table-cell table:formula="of:=[.C219]^(1/[.$B$1])" office:value-type="float" office:value="155644.128439005">
            <text:p>155644,13</text:p>
          </table:table-cell>
          <table:table-cell table:formula="of:=-((255-[.C219])^(1/[.$B$1]))" office:value-type="float" office:value="-3240.63571992122">
            <text:p>-3240,6357199212</text:p>
          </table:table-cell>
          <table:table-cell table:style-name="ce4" table:formula="of:=[.F219]*[.$B$6]+[.$B$7]" office:value-type="float" office:value="251.290602905066">
            <text:p>25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19]+1" office:value-type="float" office:value="218">
            <text:p>218</text:p>
          </table:table-cell>
          <table:table-cell table:style-name="ce4" table:formula="of:=[.$B$3]*([.C220]^(1/[.$B$1]))" office:value-type="float" office:value="179.987812433165">
            <text:p>180</text:p>
          </table:table-cell>
          <table:table-cell table:formula="of:=[.C220]^(1/[.$B$1])" office:value-type="float" office:value="157242.516558277">
            <text:p>157242,52</text:p>
          </table:table-cell>
          <table:table-cell table:formula="of:=-((255-[.C220])^(1/[.$B$1]))" office:value-type="float" office:value="-3054.16657678706">
            <text:p>-3054,1665767871</text:p>
          </table:table-cell>
          <table:table-cell table:style-name="ce4" table:formula="of:=[.F220]*[.$B$6]+[.$B$7]" office:value-type="float" office:value="251.504045006437">
            <text:p>25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20]+1" office:value-type="float" office:value="219">
            <text:p>219</text:p>
          </table:table-cell>
          <table:table-cell table:style-name="ce4" table:formula="of:=[.$B$3]*([.C221]^(1/[.$B$1]))" office:value-type="float" office:value="181.827695580089">
            <text:p>182</text:p>
          </table:table-cell>
          <table:table-cell table:formula="of:=[.C221]^(1/[.$B$1])" office:value-type="float" office:value="158849.891259288">
            <text:p>158849,89</text:p>
          </table:table-cell>
          <table:table-cell table:formula="of:=-((255-[.C221])^(1/[.$B$1]))" office:value-type="float" office:value="-2873.75673238214">
            <text:p>-2873,7567323822</text:p>
          </table:table-cell>
          <table:table-cell table:style-name="ce4" table:formula="of:=[.F221]*[.$B$6]+[.$B$7]" office:value-type="float" office:value="251.710551325126">
            <text:p>25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21]+1" office:value-type="float" office:value="220">
            <text:p>220</text:p>
          </table:table-cell>
          <table:table-cell table:style-name="ce4" table:formula="of:=[.$B$3]*([.C222]^(1/[.$B$1]))" office:value-type="float" office:value="183.677875694383">
            <text:p>184</text:p>
          </table:table-cell>
          <table:table-cell table:formula="of:=[.C222]^(1/[.$B$1])" office:value-type="float" office:value="160466.261686401">
            <text:p>160466,26</text:p>
          </table:table-cell>
          <table:table-cell table:formula="of:=-((255-[.C222])^(1/[.$B$1]))" office:value-type="float" office:value="-2699.36940220797">
            <text:p>-2699,369402208</text:p>
          </table:table-cell>
          <table:table-cell table:style-name="ce4" table:formula="of:=[.F222]*[.$B$6]+[.$B$7]" office:value-type="float" office:value="251.910163966548">
            <text:p>25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22]+1" office:value-type="float" office:value="221">
            <text:p>221</text:p>
          </table:table-cell>
          <table:table-cell table:style-name="ce4" table:formula="of:=[.$B$3]*([.C223]^(1/[.$B$1]))" office:value-type="float" office:value="185.538363206041">
            <text:p>186</text:p>
          </table:table-cell>
          <table:table-cell table:formula="of:=[.C223]^(1/[.$B$1])" office:value-type="float" office:value="162091.636951557">
            <text:p>162091,64</text:p>
          </table:table-cell>
          <table:table-cell table:formula="of:=-((255-[.C223])^(1/[.$B$1]))" office:value-type="float" office:value="-2530.96699806102">
            <text:p>-2530,966998061</text:p>
          </table:table-cell>
          <table:table-cell table:style-name="ce4" table:formula="of:=[.F223]*[.$B$6]+[.$B$7]" office:value-type="float" office:value="252.102925956081">
            <text:p>25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23]+1" office:value-type="float" office:value="222">
            <text:p>222</text:p>
          </table:table-cell>
          <table:table-cell table:style-name="ce4" table:formula="of:=[.$B$3]*([.C224]^(1/[.$B$1]))" office:value-type="float" office:value="187.409168508249">
            <text:p>187</text:p>
          </table:table-cell>
          <table:table-cell table:formula="of:=[.C224]^(1/[.$B$1])" office:value-type="float" office:value="163726.026134541">
            <text:p>163726,03</text:p>
          </table:table-cell>
          <table:table-cell table:formula="of:=-((255-[.C224])^(1/[.$B$1]))" office:value-type="float" office:value="-2368.51108672585">
            <text:p>-2368,5110867259</text:p>
          </table:table-cell>
          <table:table-cell table:style-name="ce4" table:formula="of:=[.F224]*[.$B$6]+[.$B$7]" office:value-type="float" office:value="252.288881286344">
            <text:p>25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24]+1" office:value-type="float" office:value="223">
            <text:p>223</text:p>
          </table:table-cell>
          <table:table-cell table:style-name="ce4" table:formula="of:=[.$B$3]*([.C225]^(1/[.$B$1]))" office:value-type="float" office:value="189.290301957679">
            <text:p>189</text:p>
          </table:table-cell>
          <table:table-cell table:formula="of:=[.C225]^(1/[.$B$1])" office:value-type="float" office:value="165369.43828324">
            <text:p>165369,44</text:p>
          </table:table-cell>
          <table:table-cell table:formula="of:=-((255-[.C225])^(1/[.$B$1]))" office:value-type="float" office:value="-2211.96234525144">
            <text:p>-2211,9623452515</text:p>
          </table:table-cell>
          <table:table-cell table:style-name="ce4" table:formula="of:=[.F225]*[.$B$6]+[.$B$7]" office:value-type="float" office:value="252.468074968396">
            <text:p>25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25]+1" office:value-type="float" office:value="224">
            <text:p>224</text:p>
          </table:table-cell>
          <table:table-cell table:style-name="ce4" table:formula="of:=[.$B$3]*([.C226]^(1/[.$B$1]))" office:value-type="float" office:value="191.181773874782">
            <text:p>191</text:p>
          </table:table-cell>
          <table:table-cell table:formula="of:=[.C226]^(1/[.$B$1])" office:value-type="float" office:value="167021.882413894">
            <text:p>167021,88</text:p>
          </table:table-cell>
          <table:table-cell table:formula="of:=-((255-[.C226])^(1/[.$B$1]))" office:value-type="float" office:value="-2061.28051241457">
            <text:p>-2061,2805124146</text:p>
          </table:table-cell>
          <table:table-cell table:style-name="ce4" table:formula="of:=[.F226]*[.$B$6]+[.$B$7]" office:value-type="float" office:value="252.640553087287">
            <text:p>25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26]+1" office:value-type="float" office:value="225">
            <text:p>225</text:p>
          </table:table-cell>
          <table:table-cell table:style-name="ce4" table:formula="of:=[.$B$3]*([.C227]^(1/[.$B$1]))" office:value-type="float" office:value="193.083594544073">
            <text:p>193</text:p>
          </table:table-cell>
          <table:table-cell table:formula="of:=[.C227]^(1/[.$B$1])" office:value-type="float" office:value="168683.367511353">
            <text:p>168683,37</text:p>
          </table:table-cell>
          <table:table-cell table:formula="of:=-((255-[.C227])^(1/[.$B$1]))" office:value-type="float" office:value="-1916.4243359139">
            <text:p>-1916,4243359139</text:p>
          </table:table-cell>
          <table:table-cell table:style-name="ce4" table:formula="of:=[.F227]*[.$B$6]+[.$B$7]" office:value-type="float" office:value="252.806362862509">
            <text:p>25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27]+1" office:value-type="float" office:value="226">
            <text:p>226</text:p>
          </table:table-cell>
          <table:table-cell table:style-name="ce4" table:formula="of:=[.$B$3]*([.C228]^(1/[.$B$1]))" office:value-type="float" office:value="194.995774214424">
            <text:p>195</text:p>
          </table:table-cell>
          <table:table-cell table:formula="of:=[.C228]^(1/[.$B$1])" office:value-type="float" office:value="170353.902529324">
            <text:p>170353,90</text:p>
          </table:table-cell>
          <table:table-cell table:formula="of:=-((255-[.C228])^(1/[.$B$1]))" office:value-type="float" office:value="-1777.35151476728">
            <text:p>-1777,3515147673</text:p>
          </table:table-cell>
          <table:table-cell table:style-name="ce4" table:formula="of:=[.F228]*[.$B$6]+[.$B$7]" office:value-type="float" office:value="252.965552713924">
            <text:p>25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28]+1" office:value-type="float" office:value="227">
            <text:p>227</text:p>
          </table:table-cell>
          <table:table-cell table:style-name="ce4" table:formula="of:=[.$B$3]*([.C229]^(1/[.$B$1]))" office:value-type="float" office:value="196.918323099333">
            <text:p>197</text:p>
          </table:table-cell>
          <table:table-cell table:formula="of:=[.C229]^(1/[.$B$1])" office:value-type="float" office:value="172033.496390612">
            <text:p>172033,50</text:p>
          </table:table-cell>
          <table:table-cell table:formula="of:=-((255-[.C229])^(1/[.$B$1]))" office:value-type="float" office:value="-1644.01863629947">
            <text:p>-1644,0186362995</text:p>
          </table:table-cell>
          <table:table-cell table:style-name="ce4" table:formula="of:=[.F229]*[.$B$6]+[.$B$7]" office:value-type="float" office:value="253.118172333898">
            <text:p>25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29]+1" office:value-type="float" office:value="228">
            <text:p>228</text:p>
          </table:table-cell>
          <table:table-cell table:style-name="ce4" table:formula="of:=[.$B$3]*([.C230]^(1/[.$B$1]))" office:value-type="float" office:value="198.851251377213">
            <text:p>199</text:p>
          </table:table-cell>
          <table:table-cell table:formula="of:=[.C230]^(1/[.$B$1])" office:value-type="float" office:value="173722.157987371">
            <text:p>173722,16</text:p>
          </table:table-cell>
          <table:table-cell table:formula="of:=-((255-[.C230])^(1/[.$B$1]))" office:value-type="float" office:value="-1516.38110700484">
            <text:p>-1516,3811070048</text:p>
          </table:table-cell>
          <table:table-cell table:style-name="ce4" table:formula="of:=[.F230]*[.$B$6]+[.$B$7]" office:value-type="float" office:value="253.264272766433">
            <text:p>25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30]+1" office:value-type="float" office:value="229">
            <text:p>229</text:p>
          </table:table-cell>
          <table:table-cell table:style-name="ce4" table:formula="of:=[.$B$3]*([.C231]^(1/[.$B$1]))" office:value-type="float" office:value="200.794569191661">
            <text:p>201</text:p>
          </table:table-cell>
          <table:table-cell table:formula="of:=[.C231]^(1/[.$B$1])" office:value-type="float" office:value="175419.896181338">
            <text:p>175419,90</text:p>
          </table:table-cell>
          <table:table-cell table:formula="of:=-((255-[.C231])^(1/[.$B$1]))" office:value-type="float" office:value="-1394.39307644584">
            <text:p>-1394,3930764458</text:p>
          </table:table-cell>
          <table:table-cell table:style-name="ce4" table:formula="of:=[.F231]*[.$B$6]+[.$B$7]" office:value-type="float" office:value="253.403906494282">
            <text:p>25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31]+1" office:value-type="float" office:value="230">
            <text:p>230</text:p>
          </table:table-cell>
          <table:table-cell table:style-name="ce4" table:formula="of:=[.$B$3]*([.C232]^(1/[.$B$1]))" office:value-type="float" office:value="202.748286651728">
            <text:p>203</text:p>
          </table:table-cell>
          <table:table-cell table:formula="of:=[.C232]^(1/[.$B$1])" office:value-type="float" office:value="177126.71980407">
            <text:p>177126,72</text:p>
          </table:table-cell>
          <table:table-cell table:formula="of:=-((255-[.C232])^(1/[.$B$1]))" office:value-type="float" office:value="-1278.00735319674">
            <text:p>-1278,0073531968</text:p>
          </table:table-cell>
          <table:table-cell table:style-name="ce4" table:formula="of:=[.F232]*[.$B$6]+[.$B$7]" office:value-type="float" office:value="253.537127535159">
            <text:p>25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32]+1" office:value-type="float" office:value="231">
            <text:p>231</text:p>
          </table:table-cell>
          <table:table-cell table:style-name="ce4" table:formula="of:=[.$B$3]*([.C233]^(1/[.$B$1]))" office:value-type="float" office:value="204.71241383219">
            <text:p>205</text:p>
          </table:table-cell>
          <table:table-cell table:formula="of:=[.C233]^(1/[.$B$1])" office:value-type="float" office:value="178842.63765718">
            <text:p>178842,64</text:p>
          </table:table-cell>
          <table:table-cell table:formula="of:=-((255-[.C233])^(1/[.$B$1]))" office:value-type="float" office:value="-1167.1753116573">
            <text:p>-1167,1753116573</text:p>
          </table:table-cell>
          <table:table-cell table:style-name="ce4" table:formula="of:=[.F233]*[.$B$6]+[.$B$7]" office:value-type="float" office:value="253.66399154841">
            <text:p>25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33]+1" office:value-type="float" office:value="232">
            <text:p>232</text:p>
          </table:table-cell>
          <table:table-cell table:style-name="ce4" table:formula="of:=[.$B$3]*([.C234]^(1/[.$B$1]))" office:value-type="float" office:value="206.686960773809">
            <text:p>207</text:p>
          </table:table-cell>
          <table:table-cell table:formula="of:=[.C234]^(1/[.$B$1])" office:value-type="float" office:value="180567.658512566">
            <text:p>180567,66</text:p>
          </table:table-cell>
          <table:table-cell table:formula="of:=-((255-[.C234])^(1/[.$B$1]))" office:value-type="float" office:value="-1061.84678833196">
            <text:p>-1061,846788332</text:p>
          </table:table-cell>
          <table:table-cell table:style-name="ce4" table:formula="of:=[.F234]*[.$B$6]+[.$B$7]" office:value-type="float" office:value="253.784555953731">
            <text:p>25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34]+1" office:value-type="float" office:value="233">
            <text:p>233</text:p>
          </table:table-cell>
          <table:table-cell table:style-name="ce4" table:formula="of:=[.$B$3]*([.C235]^(1/[.$B$1]))" office:value-type="float" office:value="208.671937483598">
            <text:p>209</text:p>
          </table:table-cell>
          <table:table-cell table:formula="of:=[.C235]^(1/[.$B$1])" office:value-type="float" office:value="182301.791112643">
            <text:p>182301,79</text:p>
          </table:table-cell>
          <table:table-cell table:formula="of:=-((255-[.C235])^(1/[.$B$1]))" office:value-type="float" office:value="-961.969965885551">
            <text:p>-961,9699658856</text:p>
          </table:table-cell>
          <table:table-cell table:style-name="ce4" table:formula="of:=[.F235]*[.$B$6]+[.$B$7]" office:value-type="float" office:value="253.898880063892">
            <text:p>25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35]+1" office:value-type="float" office:value="234">
            <text:p>234</text:p>
          </table:table-cell>
          <table:table-cell table:style-name="ce4" table:formula="of:=[.$B$3]*([.C236]^(1/[.$B$1]))" office:value-type="float" office:value="210.667353935078">
            <text:p>211</text:p>
          </table:table-cell>
          <table:table-cell table:formula="of:=[.C236]^(1/[.$B$1])" office:value-type="float" office:value="184045.044170564">
            <text:p>184045,04</text:p>
          </table:table-cell>
          <table:table-cell table:formula="of:=-((255-[.C236])^(1/[.$B$1]))" office:value-type="float" office:value="-867.491242928514">
            <text:p>-867,4912429285</text:p>
          </table:table-cell>
          <table:table-cell table:style-name="ce4" table:formula="of:=[.F236]*[.$B$6]+[.$B$7]" office:value-type="float" office:value="254.007025233778">
            <text:p>25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36]+1" office:value-type="float" office:value="235">
            <text:p>235</text:p>
          </table:table-cell>
          <table:table-cell table:style-name="ce4" table:formula="of:=[.$B$3]*([.C237]^(1/[.$B$1]))" office:value-type="float" office:value="212.673220068531">
            <text:p>213</text:p>
          </table:table-cell>
          <table:table-cell table:formula="of:=[.C237]^(1/[.$B$1])" office:value-type="float" office:value="185797.426370443">
            <text:p>185797,43</text:p>
          </table:table-cell>
          <table:table-cell table:formula="of:=-((255-[.C237])^(1/[.$B$1]))" office:value-type="float" office:value="-778.355087030556">
            <text:p>-778,3550870306</text:p>
          </table:table-cell>
          <table:table-cell table:style-name="ce4" table:formula="of:=[.F237]*[.$B$6]+[.$B$7]" office:value-type="float" office:value="254.109055028645">
            <text:p>25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37]+1" office:value-type="float" office:value="236">
            <text:p>236</text:p>
          </table:table-cell>
          <table:table-cell table:style-name="ce4" table:formula="of:=[.$B$3]*([.C238]^(1/[.$B$1]))" office:value-type="float" office:value="214.689545791254">
            <text:p>215</text:p>
          </table:table-cell>
          <table:table-cell table:formula="of:=[.C238]^(1/[.$B$1])" office:value-type="float" office:value="187558.946367581">
            <text:p>187558,95</text:p>
          </table:table-cell>
          <table:table-cell table:formula="of:=-((255-[.C238])^(1/[.$B$1]))" office:value-type="float" office:value="-694.503867880301">
            <text:p>-694,5038678803</text:p>
          </table:table-cell>
          <table:table-cell table:style-name="ce4" table:formula="of:=[.F238]*[.$B$6]+[.$B$7]" office:value-type="float" office:value="254.205035415089">
            <text:p>25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38]+1" office:value-type="float" office:value="237">
            <text:p>237</text:p>
          </table:table-cell>
          <table:table-cell table:style-name="ce4" table:formula="of:=[.$B$3]*([.C239]^(1/[.$B$1]))" office:value-type="float" office:value="216.716340977808">
            <text:p>217</text:p>
          </table:table-cell>
          <table:table-cell table:formula="of:=[.C239]^(1/[.$B$1])" office:value-type="float" office:value="189329.612788677">
            <text:p>189329,61</text:p>
          </table:table-cell>
          <table:table-cell table:formula="of:=-((255-[.C239])^(1/[.$B$1]))" office:value-type="float" office:value="-615.877666754525">
            <text:p>-615,8776667545</text:p>
          </table:table-cell>
          <table:table-cell table:style-name="ce4" table:formula="of:=[.F239]*[.$B$6]+[.$B$7]" office:value-type="float" office:value="254.29503497914">
            <text:p>25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39]+1" office:value-type="float" office:value="238">
            <text:p>238</text:p>
          </table:table-cell>
          <table:table-cell table:style-name="ce4" table:formula="of:=[.$B$3]*([.C240]^(1/[.$B$1]))" office:value-type="float" office:value="218.753615470263">
            <text:p>219</text:p>
          </table:table-cell>
          <table:table-cell table:formula="of:=[.C240]^(1/[.$B$1])" office:value-type="float" office:value="191109.434232046">
            <text:p>191109,43</text:p>
          </table:table-cell>
          <table:table-cell table:formula="of:=-((255-[.C240])^(1/[.$B$1]))" office:value-type="float" office:value="-542.414057471878">
            <text:p>-542,4140574719</text:p>
          </table:table-cell>
          <table:table-cell table:style-name="ce4" table:formula="of:=[.F240]*[.$B$6]+[.$B$7]" office:value-type="float" office:value="254.379125176993">
            <text:p>25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40]+1" office:value-type="float" office:value="239">
            <text:p>239</text:p>
          </table:table-cell>
          <table:table-cell table:style-name="ce4" table:formula="of:=[.$B$3]*([.C241]^(1/[.$B$1]))" office:value-type="float" office:value="220.801379078445">
            <text:p>221</text:p>
          </table:table-cell>
          <table:table-cell table:formula="of:=[.C241]^(1/[.$B$1])" office:value-type="float" office:value="192898.419267833">
            <text:p>192898,42</text:p>
          </table:table-cell>
          <table:table-cell table:formula="of:=-((255-[.C241])^(1/[.$B$1]))" office:value-type="float" office:value="-474.047852691093">
            <text:p>-474,0478526911</text:p>
          </table:table-cell>
          <table:table-cell table:style-name="ce4" table:formula="of:=[.F241]*[.$B$6]+[.$B$7]" office:value-type="float" office:value="254.457380625406">
            <text:p>25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41]+1" office:value-type="float" office:value="240">
            <text:p>240</text:p>
          </table:table-cell>
          <table:table-cell table:style-name="ce4" table:formula="of:=[.$B$3]*([.C242]^(1/[.$B$1]))" office:value-type="float" office:value="222.85964158017">
            <text:p>223</text:p>
          </table:table-cell>
          <table:table-cell table:formula="of:=[.C242]^(1/[.$B$1])" office:value-type="float" office:value="194696.57643822">
            <text:p>194696,58</text:p>
          </table:table-cell>
          <table:table-cell table:formula="of:=-((255-[.C242])^(1/[.$B$1]))" office:value-type="float" office:value="-410.710807638846">
            <text:p>-410,7108076388</text:p>
          </table:table-cell>
          <table:table-cell table:style-name="ce4" table:formula="of:=[.F242]*[.$B$6]+[.$B$7]" office:value-type="float" office:value="254.529879440831">
            <text:p>25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42]+1" office:value-type="float" office:value="241">
            <text:p>241</text:p>
          </table:table-cell>
          <table:table-cell table:style-name="ce4" table:formula="of:=[.$B$3]*([.C243]^(1/[.$B$1]))" office:value-type="float" office:value="224.92841272149">
            <text:p>225</text:p>
          </table:table-cell>
          <table:table-cell table:formula="of:=[.C243]^(1/[.$B$1])" office:value-type="float" office:value="196503.914257634">
            <text:p>196503,91</text:p>
          </table:table-cell>
          <table:table-cell table:formula="of:=-((255-[.C243])^(1/[.$B$1]))" office:value-type="float" office:value="-352.331270916508">
            <text:p>-352,3312709165</text:p>
          </table:table-cell>
          <table:table-cell table:style-name="ce4" table:formula="of:=[.F243]*[.$B$6]+[.$B$7]" office:value-type="float" office:value="254.596703639117">
            <text:p>25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43]+1" office:value-type="float" office:value="242">
            <text:p>242</text:p>
          </table:table-cell>
          <table:table-cell table:style-name="ce4" table:formula="of:=[.$B$3]*([.C244]^(1/[.$B$1]))" office:value-type="float" office:value="227.007702216918">
            <text:p>227</text:p>
          </table:table-cell>
          <table:table-cell table:formula="of:=[.C244]^(1/[.$B$1])" office:value-type="float" office:value="198320.441212957">
            <text:p>198320,44</text:p>
          </table:table-cell>
          <table:table-cell table:formula="of:=-((255-[.C244])^(1/[.$B$1]))" office:value-type="float" office:value="-298.833768628795">
            <text:p>-298,8337686288</text:p>
          </table:table-cell>
          <table:table-cell table:style-name="ce4" table:formula="of:=[.F244]*[.$B$6]+[.$B$7]" office:value-type="float" office:value="254.657939611538">
            <text:p>25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44]+1" office:value-type="float" office:value="243">
            <text:p>243</text:p>
          </table:table-cell>
          <table:table-cell table:style-name="ce4" table:formula="of:=[.$B$3]*([.C245]^(1/[.$B$1]))" office:value-type="float" office:value="229.097519749671">
            <text:p>229</text:p>
          </table:table-cell>
          <table:table-cell table:formula="of:=[.C245]^(1/[.$B$1])" office:value-type="float" office:value="200146.165763721">
            <text:p>200146,17</text:p>
          </table:table-cell>
          <table:table-cell table:formula="of:=-((255-[.C245])^(1/[.$B$1]))" office:value-type="float" office:value="-250.138503213221">
            <text:p>-250,1385032132</text:p>
          </table:table-cell>
          <table:table-cell table:style-name="ce4" table:formula="of:=[.F245]*[.$B$6]+[.$B$7]" office:value-type="float" office:value="254.713678698458">
            <text:p>25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45]+1" office:value-type="float" office:value="244">
            <text:p>244</text:p>
          </table:table-cell>
          <table:table-cell table:style-name="ce4" table:formula="of:=[.$B$3]*([.C246]^(1/[.$B$1]))" office:value-type="float" office:value="231.19787497189">
            <text:p>231</text:p>
          </table:table-cell>
          <table:table-cell table:formula="of:=[.C246]^(1/[.$B$1])" office:value-type="float" office:value="201981.096342316">
            <text:p>201981,10</text:p>
          </table:table-cell>
          <table:table-cell table:formula="of:=-((255-[.C246])^(1/[.$B$1]))" office:value-type="float" office:value="-206.160741235191">
            <text:p>-206,1607412352</text:p>
          </table:table-cell>
          <table:table-cell table:style-name="ce4" table:formula="of:=[.F246]*[.$B$6]+[.$B$7]" office:value-type="float" office:value="254.764017890093">
            <text:p>25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46]+1" office:value-type="float" office:value="245">
            <text:p>245</text:p>
          </table:table-cell>
          <table:table-cell table:style-name="ce4" table:formula="of:=[.$B$3]*([.C247]^(1/[.$B$1]))" office:value-type="float" office:value="233.308777504874">
            <text:p>233</text:p>
          </table:table-cell>
          <table:table-cell table:formula="of:=[.C247]^(1/[.$B$1])" office:value-type="float" office:value="203825.241354184">
            <text:p>203825,24</text:p>
          </table:table-cell>
          <table:table-cell table:formula="of:=-((255-[.C247])^(1/[.$B$1]))" office:value-type="float" office:value="-166.810053720006">
            <text:p>-166,81005372</text:p>
          </table:table-cell>
          <table:table-cell table:style-name="ce4" table:formula="of:=[.F247]*[.$B$6]+[.$B$7]" office:value-type="float" office:value="254.809060696063">
            <text:p>25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47]+1" office:value-type="float" office:value="246">
            <text:p>246</text:p>
          </table:table-cell>
          <table:table-cell table:style-name="ce4" table:formula="of:=[.$B$3]*([.C248]^(1/[.$B$1]))" office:value-type="float" office:value="235.4302369393">
            <text:p>235</text:p>
          </table:table-cell>
          <table:table-cell table:formula="of:=[.C248]^(1/[.$B$1])" office:value-type="float" office:value="205678.609178016">
            <text:p>205678,61</text:p>
          </table:table-cell>
          <table:table-cell table:formula="of:=-((255-[.C248])^(1/[.$B$1]))" office:value-type="float" office:value="-131.989355999727">
            <text:p>-131,9893559997</text:p>
          </table:table-cell>
          <table:table-cell table:style-name="ce4" table:formula="of:=[.F248]*[.$B$6]+[.$B$7]" office:value-type="float" office:value="254.848918244436">
            <text:p>25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48]+1" office:value-type="float" office:value="247">
            <text:p>247</text:p>
          </table:table-cell>
          <table:table-cell table:style-name="ce4" table:formula="of:=[.$B$3]*([.C249]^(1/[.$B$1]))" office:value-type="float" office:value="237.562262835447">
            <text:p>238</text:p>
          </table:table-cell>
          <table:table-cell table:formula="of:=[.C249]^(1/[.$B$1])" office:value-type="float" office:value="207541.208165945">
            <text:p>207541,21</text:p>
          </table:table-cell>
          <table:table-cell table:formula="of:=-((255-[.C249])^(1/[.$B$1]))" office:value-type="float" office:value="-101.593667325965">
            <text:p>-101,593667326</text:p>
          </table:table-cell>
          <table:table-cell table:style-name="ce4" table:formula="of:=[.F249]*[.$B$6]+[.$B$7]" office:value-type="float" office:value="254.883710701537">
            <text:p>25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49]+1" office:value-type="float" office:value="248">
            <text:p>248</text:p>
          </table:table-cell>
          <table:table-cell table:style-name="ce4" table:formula="of:=[.$B$3]*([.C250]^(1/[.$B$1]))" office:value-type="float" office:value="239.704864723415">
            <text:p>240</text:p>
          </table:table-cell>
          <table:table-cell table:formula="of:=[.C250]^(1/[.$B$1])" office:value-type="float" office:value="209413.04664374">
            <text:p>209413,05</text:p>
          </table:table-cell>
          <table:table-cell table:formula="of:=-((255-[.C250])^(1/[.$B$1]))" office:value-type="float" office:value="-75.508465491038">
            <text:p>-75,508465491</text:p>
          </table:table-cell>
          <table:table-cell table:style-name="ce4" table:formula="of:=[.F250]*[.$B$6]+[.$B$7]" office:value-type="float" office:value="254.913569155332">
            <text:p>25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50]+1" office:value-type="float" office:value="249">
            <text:p>249</text:p>
          </table:table-cell>
          <table:table-cell table:style-name="ce4" table:formula="of:=[.$B$3]*([.C251]^(1/[.$B$1]))" office:value-type="float" office:value="241.858052103342">
            <text:p>242</text:p>
          </table:table-cell>
          <table:table-cell table:formula="of:=[.C251]^(1/[.$B$1])" office:value-type="float" office:value="211294.132910995">
            <text:p>211294,13</text:p>
          </table:table-cell>
          <table:table-cell table:formula="of:=-((255-[.C251])^(1/[.$B$1]))" office:value-type="float" office:value="-53.6074316898519">
            <text:p>-53,6074316899</text:p>
          </table:table-cell>
          <table:table-cell table:style-name="ce4" table:formula="of:=[.F251]*[.$B$6]+[.$B$7]" office:value-type="float" office:value="254.938638196773">
            <text:p>25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51]+1" office:value-type="float" office:value="250">
            <text:p>250</text:p>
          </table:table-cell>
          <table:table-cell table:style-name="ce4" table:formula="of:=[.$B$3]*([.C252]^(1/[.$B$1]))" office:value-type="float" office:value="244.021834445616">
            <text:p>244</text:p>
          </table:table-cell>
          <table:table-cell table:formula="of:=[.C252]^(1/[.$B$1])" office:value-type="float" office:value="213184.475241312">
            <text:p>213184,48</text:p>
          </table:table-cell>
          <table:table-cell table:formula="of:=-((255-[.C252])^(1/[.$B$1]))" office:value-type="float" office:value="-35.7492287077182">
            <text:p>-35,7492287077</text:p>
          </table:table-cell>
          <table:table-cell table:style-name="ce4" table:formula="of:=[.F252]*[.$B$6]+[.$B$7]" office:value-type="float" office:value="254.959079607652">
            <text:p>25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52]+1" office:value-type="float" office:value="251">
            <text:p>251</text:p>
          </table:table-cell>
          <table:table-cell table:style-name="ce4" table:formula="of:=[.$B$3]*([.C253]^(1/[.$B$1]))" office:value-type="float" office:value="246.196221191091">
            <text:p>246</text:p>
          </table:table-cell>
          <table:table-cell table:formula="of:=[.C253]^(1/[.$B$1])" office:value-type="float" office:value="215084.081882492">
            <text:p>215084,08</text:p>
          </table:table-cell>
          <table:table-cell table:formula="of:=-((255-[.C253])^(1/[.$B$1]))" office:value-type="float" office:value="-21.77264000279">
            <text:p>-21,7726400028</text:p>
          </table:table-cell>
          <table:table-cell table:style-name="ce4" table:formula="of:=[.F253]*[.$B$6]+[.$B$7]" office:value-type="float" office:value="254.975077924656">
            <text:p>25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53]+1" office:value-type="float" office:value="252">
            <text:p>252</text:p>
          </table:table-cell>
          <table:table-cell table:style-name="ce4" table:formula="of:=[.$B$3]*([.C254]^(1/[.$B$1]))" office:value-type="float" office:value="248.381221751295">
            <text:p>248</text:p>
          </table:table-cell>
          <table:table-cell table:formula="of:=[.C254]^(1/[.$B$1])" office:value-type="float" office:value="216992.961056715">
            <text:p>216992,96</text:p>
          </table:table-cell>
          <table:table-cell table:formula="of:=-((255-[.C254])^(1/[.$B$1]))" office:value-type="float" office:value="-11.4886620630832">
            <text:p>-11,4886620631</text:p>
          </table:table-cell>
          <table:table-cell table:style-name="ce4" table:formula="of:=[.F254]*[.$B$6]+[.$B$7]" office:value-type="float" office:value="254.986849490852">
            <text:p>25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54]+1" office:value-type="float" office:value="253">
            <text:p>253</text:p>
          </table:table-cell>
          <table:table-cell table:style-name="ce4" table:formula="of:=[.$B$3]*([.C255]^(1/[.$B$1]))" office:value-type="float" office:value="250.576845508636">
            <text:p>251</text:p>
          </table:table-cell>
          <table:table-cell table:formula="of:=[.C255]^(1/[.$B$1])" office:value-type="float" office:value="218911.120960723">
            <text:p>218911,12</text:p>
          </table:table-cell>
          <table:table-cell table:formula="of:=-((255-[.C255])^(1/[.$B$1]))" office:value-type="float" office:value="-4.66611615830447">
            <text:p>-4,6661161583</text:p>
          </table:table-cell>
          <table:table-cell table:style-name="ce4" table:formula="of:=[.F255]*[.$B$6]+[.$B$7]" office:value-type="float" office:value="254.994658925218">
            <text:p>25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55]+1" office:value-type="float" office:value="254">
            <text:p>254</text:p>
          </table:table-cell>
          <table:table-cell table:style-name="ce4" table:formula="of:=[.$B$3]*([.C256]^(1/[.$B$1]))" office:value-type="float" office:value="252.78310181661">
            <text:p>253</text:p>
          </table:table-cell>
          <table:table-cell table:formula="of:=[.C256]^(1/[.$B$1])" office:value-type="float" office:value="220838.569765998">
            <text:p>220838,57</text:p>
          </table:table-cell>
          <table:table-cell table:formula="of:=-((255-[.C256])^(1/[.$B$1]))" office:value-type="float" office:value="-1">
            <text:p>-1</text:p>
          </table:table-cell>
          <table:table-cell table:style-name="ce4" table:formula="of:=[.F256]*[.$B$6]+[.$B$7]" office:value-type="float" office:value="254.998855348945">
            <text:p>25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56]+1" office:value-type="float" office:value="255">
            <text:p>255</text:p>
          </table:table-cell>
          <table:table-cell table:style-name="ce4" table:formula="of:=[.$B$3]*([.C257]^(1/[.$B$1]))" office:value-type="float" office:value="255">
            <text:p>255</text:p>
          </table:table-cell>
          <table:table-cell table:formula="of:=[.C257]^(1/[.$B$1])" office:value-type="float" office:value="222775.315618939">
            <text:p>222775,32</text:p>
          </table:table-cell>
          <table:table-cell table:formula="of:=-((255-[.C257])^(1/[.$B$1]))" office:value-type="float" office:value="-0">
            <text:p>0</text:p>
          </table:table-cell>
          <table:table-cell table:style-name="ce4" table:formula="of:=[.F257]*[.$B$6]+[.$B$7]" office:value-type="float" office:value="255">
            <text:p>255</text:p>
          </table:table-cell>
          <table:table-cell table:number-columns-repeated="1017"/>
        </table:table-row>
        <table:table-row table:style-name="ro1" table:number-rows-repeated="10483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uminance &amp; Gamma" table:style-name="ta2">
        <office:forms form:automatic-focus="false" form:apply-design-mode="false"/>
        <table:shapes>
          <draw:frame draw:z-index="0" draw:name=" 0" draw:style-name="gr1" draw:text-style-name="P1" svg:width="22.902cm" svg:height="14.447cm" svg:x="1.001cm" svg:y="0.497cm">
            <draw:object draw:notify-on-update-of-ranges="Feuil1.C1:Feuil1.C1 Feuil1.C2:Feuil1.C257 Feuil1.D1:Feuil1.D1 Feuil1.D2:Feuil1.D257 Feuil1.G1:Feuil1.G1 Feuil1.G2:Feuil1.G25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2" table:number-rows-repeated="1048575">
          <table:table-cell/>
        </table:table-row>
        <table:table-row table:style-name="ro2">
          <table:table-cell/>
        </table:table-row>
      </table:table>
      <table:table table:name="Feuil2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4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SHARED_FORMULA_2_131_2_131_0" table:base-cell-address="$Feuil1.$C$132" table:expression="[.C131]+1"/>
        <table:named-expression table:name="SHARED_FORMULA_2_195_2_195_0" table:base-cell-address="$Feuil1.$C$196" table:expression="[.C195]+1"/>
        <table:named-expression table:name="SHARED_FORMULA_2_3_2_3_0" table:base-cell-address="$Feuil1.$C$4" table:expression="[.C3]+1"/>
        <table:named-expression table:name="SHARED_FORMULA_2_67_2_67_0" table:base-cell-address="$Feuil1.$C$68" table:expression="[.C67]+1"/>
        <table:named-expression table:name="SHARED_FORMULA_3_130_3_130_0" table:base-cell-address="$Feuil1.$D$131" table:expression="[.$B$3]*([.C131]^(1/[.$B$1]))"/>
        <table:named-expression table:name="SHARED_FORMULA_3_194_3_194_0" table:base-cell-address="$Feuil1.$D$195" table:expression="[.$B$3]*([.C195]^(1/[.$B$1]))"/>
        <table:named-expression table:name="SHARED_FORMULA_3_2_3_2_0" table:base-cell-address="$Feuil1.$D$3" table:expression="[.$B$3]*([.C3]^(1/[.$B$1]))"/>
        <table:named-expression table:name="SHARED_FORMULA_3_66_3_66_0" table:base-cell-address="$Feuil1.$D$67" table:expression="[.$B$3]*([.C67]^(1/[.$B$1]))"/>
        <table:named-expression table:name="SHARED_FORMULA_4_130_4_130_0" table:base-cell-address="$Feuil1.$E$131" table:expression="[.C131]^(1/[.$B$1])"/>
        <table:named-expression table:name="SHARED_FORMULA_4_194_4_194_0" table:base-cell-address="$Feuil1.$E$195" table:expression="[.C195]^(1/[.$B$1])"/>
        <table:named-expression table:name="SHARED_FORMULA_4_2_4_2_0" table:base-cell-address="$Feuil1.$E$3" table:expression="[.C3]^(1/[.$B$1])"/>
        <table:named-expression table:name="SHARED_FORMULA_4_66_4_66_0" table:base-cell-address="$Feuil1.$E$67" table:expression="[.C67]^(1/[.$B$1])"/>
        <table:named-expression table:name="SHARED_FORMULA_5_130_5_130_0" table:base-cell-address="$Feuil1.$F$131" table:expression="-((255-[.C131])^(1/[.$B$1]))"/>
        <table:named-expression table:name="SHARED_FORMULA_5_194_5_194_0" table:base-cell-address="$Feuil1.$F$195" table:expression="-((255-[.C195])^(1/[.$B$1]))"/>
        <table:named-expression table:name="SHARED_FORMULA_5_2_5_2_0" table:base-cell-address="$Feuil1.$F$3" table:expression="-((255-[.C3])^(1/[.$B$1]))"/>
        <table:named-expression table:name="SHARED_FORMULA_5_66_5_66_0" table:base-cell-address="$Feuil1.$F$67" table:expression="-((255-[.C67])^(1/[.$B$1]))"/>
        <table:named-expression table:name="SHARED_FORMULA_6_130_6_130_0" table:base-cell-address="$Feuil1.$G$131" table:expression="[.F131]*[.$B$6]+[.$B$7]"/>
        <table:named-expression table:name="SHARED_FORMULA_6_194_6_194_0" table:base-cell-address="$Feuil1.$G$195" table:expression="[.F195]*[.$B$6]+[.$B$7]"/>
        <table:named-expression table:name="SHARED_FORMULA_6_2_6_2_0" table:base-cell-address="$Feuil1.$G$3" table:expression="[.F3]*[.$B$6]+[.$B$7]"/>
        <table:named-expression table:name="SHARED_FORMULA_6_66_6_66_0" table:base-cell-address="$Feuil1.$G$67" table:expression="[.F67]*[.$B$6]+[.$B$7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10P2" style:volatile="true">
      <number:text> </number:text>
      <number:fill-character> </number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11P2" style:volatile="true">
      <number:text> </number:text>
      <number:fill-character> </number:fill-character>
      <number:text>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">
      <number:number number:decimal-places="2" number:min-integer-digits="1" number:decimal-replacement="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uminance_20__26__20_Gamma" style:display-name="PageStyle_Luminance &amp; Gamm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SA</meta:initial-creator>
    <meta:creation-date>2013-09-30T13:46:55</meta:creation-date>
    <dc:date>2013-10-03T21:50:28.18</dc:date>
    <meta:document-statistic meta:table-count="4" meta:cell-count="1297" meta:object-count="1"/>
    <meta:generator>LibreOffice/4.0.5.2$Windows_x86 LibreOffice_project/5464147a081647a250913f19c0715bca595af2f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auto-position="true"/>
      <style:text-properties fo:color="#000000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size="10pt" style:font-size-asian="10pt" style:font-family-complex="Arial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text-properties fo:color="#000000" fo:font-size="8pt" style:font-size-asian="8pt" style:font-family-complex="Arial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1" chart:tick-mark-position="at-axis"/>
      <style:text-properties fo:color="#000000" fo:font-size="8pt" style:font-size-asian="8pt" style:font-family-complex="Arial" style:font-size-complex="8pt"/>
    </style:style>
    <style:style style:name="ch7" style:family="chart" style:data-style-name="N0">
      <style:chart-properties chart:symbol-type="non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35cm" svg:stroke-color="#ffff00" draw:fill-color="#ffff00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2.903cm" svg:height="14.448cm" xlink:href=".." xlink:type="simple" chart:class="chart:line" chart:style-name="ch1">
        <chart:title svg:x="8.53cm" svg:y="0.424cm" chart:style-name="ch2">
          <text:p>Graphe luminance &amp; gamma</text:p>
        </chart:title>
        <chart:legend svg:x="13.602cm" svg:y="7.238cm" style:legend-expansion="custom" chartooo:width="3.175cm" chartooo:height="1.128cm" style:legend-expansion-aspect-ratio="2.81471631205674" chart:style-name="ch3"/>
        <chart:plot-area chart:style-name="ch4" table:cell-range-address="Feuil1.C1:Feuil1.D257 Feuil1.G1:Feuil1.G257" chart:data-source-has-labels="row" svg:x="0.485cm" svg:y="1.722cm" svg:width="12.404cm" svg:height="12.489cm">
          <chartooo:coordinate-region svg:x="1.212cm" svg:y="1.908cm" svg:width="11.437cm" svg:height="11.683cm"/>
          <chart:axis chart:dimension="x" chart:name="primary-x" chart:style-name="ch5"/>
          <chart:axis chart:dimension="y" chart:name="primary-y" chart:style-name="ch6">
            <chart:grid chart:class="major"/>
          </chart:axis>
          <chart:series chart:style-name="ch7" chart:values-cell-range-address="Feuil1.C2:Feuil1.C257" chart:label-cell-address="Feuil1.C1:Feuil1.C1" chart:class="chart:line">
            <chart:data-point chart:repeated="256"/>
          </chart:series>
          <chart:series chart:style-name="ch8" chart:values-cell-range-address="Feuil1.D2:Feuil1.D257" chart:label-cell-address="Feuil1.D1:Feuil1.D1" chart:class="chart:line">
            <chart:data-point chart:repeated="256"/>
          </chart:series>
          <chart:series chart:style-name="ch9" chart:values-cell-range-address="Feuil1.G2:Feuil1.G257" chart:label-cell-address="Feuil1.G1:Feuil1.G1" chart:class="chart:line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minance</text:p>
                <draw:g>
                  <svg:desc>Feuil1.C1:Feuil1.C1</svg:desc>
                </draw:g>
              </table:table-cell>
              <table:table-cell office:value-type="string">
                <text:p>GAMMA</text:p>
                <draw:g>
                  <svg:desc>Feuil1.D1:Feuil1.D1</svg:desc>
                </draw:g>
              </table:table-cell>
              <table:table-cell office:value-type="string">
                <text:p>AnteGAMMA</text:p>
                <draw:g>
                  <svg:desc>Feuil1.G1:Feuil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1.C2:Feuil1.C257</svg:desc>
                </draw:g>
              </table:table-cell>
              <table:table-cell office:value-type="float" office:value="0">
                <text:p>0</text:p>
                <draw:g>
                  <svg:desc>Feuil1.D2:Feuil1.D257</svg:desc>
                </draw:g>
              </table:table-cell>
              <table:table-cell office:value-type="float" office:value="0">
                <text:p>0</text:p>
                <draw:g>
                  <svg:desc>Feuil1.G2:Feuil1.G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114465105477028">
                <text:p>0.00114465105477028</text:p>
              </table:table-cell>
              <table:table-cell office:value-type="float" office:value="2.21689818339004">
                <text:p>2.21689818339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534107478228385">
                <text:p>0.00534107478228385</text:p>
              </table:table-cell>
              <table:table-cell office:value-type="float" office:value="4.42315449136356">
                <text:p>4.423154491363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131505091484075">
                <text:p>0.0131505091484075</text:p>
              </table:table-cell>
              <table:table-cell office:value-type="float" office:value="6.61877824870481">
                <text:p>6.61877824870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249220753443272">
                <text:p>0.0249220753443272</text:p>
              </table:table-cell>
              <table:table-cell office:value-type="float" office:value="8.80377880890879">
                <text:p>8.803778808908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409203923475136">
                <text:p>0.0409203923475136</text:p>
              </table:table-cell>
              <table:table-cell office:value-type="float" office:value="10.9781655543841">
                <text:p>10.97816555438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613618032273147">
                <text:p>0.0613618032273147</text:p>
              </table:table-cell>
              <table:table-cell office:value-type="float" office:value="13.1419478966582">
                <text:p>13.14194789665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864308446684019">
                <text:p>0.0864308446684019</text:p>
              </table:table-cell>
              <table:table-cell office:value-type="float" office:value="15.2951352765847">
                <text:p>15.29513527658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16289298462646">
                <text:p>0.116289298462646</text:p>
              </table:table-cell>
              <table:table-cell office:value-type="float" office:value="17.4377371645529">
                <text:p>17.43773716455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51081755563537">
                <text:p>0.151081755563537</text:p>
              </table:table-cell>
              <table:table-cell office:value-type="float" office:value="19.5697630607002">
                <text:p>19.5697630607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90939303936892">
                <text:p>0.190939303936892</text:p>
              </table:table-cell>
              <table:table-cell office:value-type="float" office:value="21.6912224951263">
                <text:p>21.69122249512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35982109907084">
                <text:p>0.235982109907084</text:p>
              </table:table-cell>
              <table:table-cell office:value-type="float" office:value="23.8021250281102">
                <text:p>23.80212502811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86321301541672">
                <text:p>0.286321301541672</text:p>
              </table:table-cell>
              <table:table-cell office:value-type="float" office:value="25.9024802503294">
                <text:p>25.90248025032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342060388461928">
                <text:p>0.342060388461928</text:p>
              </table:table-cell>
              <table:table-cell office:value-type="float" office:value="27.9922977830819">
                <text:p>27.99229778308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403296360883134">
                <text:p>0.403296360883134</text:p>
              </table:table-cell>
              <table:table-cell office:value-type="float" office:value="30.0715872785104">
                <text:p>30.07158727851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470120559169359">
                <text:p>0.470120559169359</text:p>
              </table:table-cell>
              <table:table-cell office:value-type="float" office:value="32.1403584198295">
                <text:p>32.14035841982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542619374594446">
                <text:p>0.542619374594446</text:p>
              </table:table-cell>
              <table:table-cell office:value-type="float" office:value="34.1986209215552">
                <text:p>34.19862092155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620874823007412">
                <text:p>0.620874823007412</text:p>
              </table:table-cell>
              <table:table-cell office:value-type="float" office:value="36.2463845297367">
                <text:p>36.24638452973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704965020860026">
                <text:p>0.704965020860026</text:p>
              </table:table-cell>
              <table:table-cell office:value-type="float" office:value="38.2836590221923">
                <text:p>38.28365902219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794964584911225">
                <text:p>0.794964584911225</text:p>
              </table:table-cell>
              <table:table-cell office:value-type="float" office:value="40.310454208746">
                <text:p>40.3104542087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890944971355338">
                <text:p>0.890944971355338</text:p>
              </table:table-cell>
              <table:table-cell office:value-type="float" office:value="42.3267799314687">
                <text:p>42.32677993146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992974766222104">
                <text:p>0.992974766222104</text:p>
              </table:table-cell>
              <table:table-cell office:value-type="float" office:value="44.3326460649215">
                <text:p>44.33264606492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.10111993610823">
                <text:p>1.10111993610823</text:p>
              </table:table-cell>
              <table:table-cell office:value-type="float" office:value="46.3280625164015">
                <text:p>46.32806251640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.21544404626861">
                <text:p>1.21544404626861</text:p>
              </table:table-cell>
              <table:table-cell office:value-type="float" office:value="48.3130392261912">
                <text:p>48.31303922619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.33600845159036">
                <text:p>1.33600845159036</text:p>
              </table:table-cell>
              <table:table-cell office:value-type="float" office:value="50.2875861678105">
                <text:p>50.28758616781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.46287246484083">
                <text:p>1.46287246484083</text:p>
              </table:table-cell>
              <table:table-cell office:value-type="float" office:value="52.251713348272">
                <text:p>52.2517133482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.5960935057181">
                <text:p>1.5960935057181</text:p>
              </table:table-cell>
              <table:table-cell office:value-type="float" office:value="54.2054308083388">
                <text:p>54.20543080833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.73572723356681">
                <text:p>1.73572723356681</text:p>
              </table:table-cell>
              <table:table-cell office:value-type="float" office:value="56.1487486227865">
                <text:p>56.14874862278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.88182766610218">
                <text:p>1.88182766610218</text:p>
              </table:table-cell>
              <table:table-cell office:value-type="float" office:value="58.081676900667">
                <text:p>58.081676900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.03444728607592">
                <text:p>2.03444728607592</text:p>
              </table:table-cell>
              <table:table-cell office:value-type="float" office:value="60.0042257855764">
                <text:p>60.00422578557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.19363713749128">
                <text:p>2.19363713749128</text:p>
              </table:table-cell>
              <table:table-cell office:value-type="float" office:value="61.9164054559265">
                <text:p>61.91640545592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.35944691271276">
                <text:p>2.35944691271276</text:p>
              </table:table-cell>
              <table:table-cell office:value-type="float" office:value="63.8182261252184">
                <text:p>63.81822612521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.53192503160421">
                <text:p>2.53192503160421</text:p>
              </table:table-cell>
              <table:table-cell office:value-type="float" office:value="65.7096980423208">
                <text:p>65.70969804232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.71111871365584">
                <text:p>2.71111871365584</text:p>
              </table:table-cell>
              <table:table-cell office:value-type="float" office:value="67.5908314917508">
                <text:p>67.59083149175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.89707404391931">
                <text:p>2.89707404391931</text:p>
              </table:table-cell>
              <table:table-cell office:value-type="float" office:value="69.461636793959">
                <text:p>69.4616367939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.08983603345197">
                <text:p>3.08983603345197</text:p>
              </table:table-cell>
              <table:table-cell office:value-type="float" office:value="71.3221243056173">
                <text:p>71.32212430561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.28944867487441">
                <text:p>3.28944867487441</text:p>
              </table:table-cell>
              <table:table-cell office:value-type="float" office:value="73.1723044199113">
                <text:p>73.17230441991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.49595499356344">
                <text:p>3.49595499356344</text:p>
              </table:table-cell>
              <table:table-cell office:value-type="float" office:value="75.0121875668352">
                <text:p>75.01218756683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.70939709493407">
                <text:p>3.70939709493407</text:p>
              </table:table-cell>
              <table:table-cell office:value-type="float" office:value="76.841784213492">
                <text:p>76.8417842134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.92981620820604">
                <text:p>3.92981620820604</text:p>
              </table:table-cell>
              <table:table-cell office:value-type="float" office:value="78.661104864396">
                <text:p>78.6611048643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.15725272700125">
                <text:p>4.15725272700125</text:p>
              </table:table-cell>
              <table:table-cell office:value-type="float" office:value="80.4701600617801">
                <text:p>80.47016006178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.39174624707618">
                <text:p>4.39174624707618</text:p>
              </table:table-cell>
              <table:table-cell office:value-type="float" office:value="82.2689603859068">
                <text:p>82.26896038590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.63333560145756">
                <text:p>4.63333560145756</text:p>
              </table:table-cell>
              <table:table-cell office:value-type="float" office:value="84.0575164553831">
                <text:p>84.05751645538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.88205889321856">
                <text:p>4.88205889321856</text:p>
              </table:table-cell>
              <table:table-cell office:value-type="float" office:value="85.8358389274799">
                <text:p>85.83583892747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.13795352610578">
                <text:p>5.13795352610578</text:p>
              </table:table-cell>
              <table:table-cell office:value-type="float" office:value="87.6039384984549">
                <text:p>87.60393849845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.40105623320446">
                <text:p>5.40105623320446</text:p>
              </table:table-cell>
              <table:table-cell office:value-type="float" office:value="89.3618259038805">
                <text:p>89.36182590388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.67140310380892">
                <text:p>5.67140310380892</text:p>
              </table:table-cell>
              <table:table-cell office:value-type="float" office:value="91.1095119189758">
                <text:p>91.10951191897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.94902960864762">
                <text:p>5.94902960864762</text:p>
              </table:table-cell>
              <table:table-cell office:value-type="float" office:value="92.8470073589421">
                <text:p>92.84700735894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6.23397062359713">
                <text:p>6.23397062359713</text:p>
              </table:table-cell>
              <table:table-cell office:value-type="float" office:value="94.5743230793044">
                <text:p>94.57432307930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6.52626045200529">
                <text:p>6.52626045200529</text:p>
              </table:table-cell>
              <table:table-cell office:value-type="float" office:value="96.2914699762564">
                <text:p>96.29146997625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6.82593284573247">
                <text:p>6.82593284573247</text:p>
              </table:table-cell>
              <table:table-cell office:value-type="float" office:value="97.9984589870105">
                <text:p>97.99845898701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7.13302102500874">
                <text:p>7.13302102500874</text:p>
              </table:table-cell>
              <table:table-cell office:value-type="float" office:value="99.6953010901524">
                <text:p>99.69530109015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7.44755769719607">
                <text:p>7.44755769719607</text:p>
              </table:table-cell>
              <table:table-cell office:value-type="float" office:value="101.382007306001">
                <text:p>101.382007306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7.76957507453588">
                <text:p>7.76957507453588</text:p>
              </table:table-cell>
              <table:table-cell office:value-type="float" office:value="103.058588696971">
                <text:p>103.0585886969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8.09910489095522">
                <text:p>8.09910489095522</text:p>
              </table:table-cell>
              <table:table-cell office:value-type="float" office:value="104.725056367945">
                <text:p>104.7250563679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8.43617841799825">
                <text:p>8.43617841799825</text:p>
              </table:table-cell>
              <table:table-cell office:value-type="float" office:value="106.381421466647">
                <text:p>106.3814214666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8.78082647994376">
                <text:p>8.78082647994376</text:p>
              </table:table-cell>
              <table:table-cell office:value-type="float" office:value="108.02769518402">
                <text:p>108.027695184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9.13307946816426">
                <text:p>9.13307946816426</text:p>
              </table:table-cell>
              <table:table-cell office:value-type="float" office:value="109.663888754615">
                <text:p>109.6638887546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9.49296735477752">
                <text:p>9.49296735477752</text:p>
              </table:table-cell>
              <table:table-cell office:value-type="float" office:value="111.290013456977">
                <text:p>111.2900134569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9.86051970563711">
                <text:p>9.86051970563711</text:p>
              </table:table-cell>
              <table:table-cell office:value-type="float" office:value="112.906080614043">
                <text:p>112.9060806140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0.2357656927048">
                <text:p>10.2357656927048</text:p>
              </table:table-cell>
              <table:table-cell office:value-type="float" office:value="114.512101593544">
                <text:p>114.5121015935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0.618734105844">
                <text:p>10.618734105844</text:p>
              </table:table-cell>
              <table:table-cell office:value-type="float" office:value="116.108087808411">
                <text:p>116.108087808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1.0094533640706">
                <text:p>11.0094533640706</text:p>
              </table:table-cell>
              <table:table-cell office:value-type="float" office:value="117.694050717188">
                <text:p>117.6940507171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1.4079515262948">
                <text:p>11.4079515262948</text:p>
              </table:table-cell>
              <table:table-cell office:value-type="float" office:value="119.270001824451">
                <text:p>119.2700018244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1.8142563015839">
                <text:p>11.8142563015839</text:p>
              </table:table-cell>
              <table:table-cell office:value-type="float" office:value="120.835952681234">
                <text:p>120.8359526812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2.2283950589764">
                <text:p>12.2283950589764</text:p>
              </table:table-cell>
              <table:table-cell office:value-type="float" office:value="122.391914885456">
                <text:p>122.3919148854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2.6503948368711">
                <text:p>12.6503948368711</text:p>
              </table:table-cell>
              <table:table-cell office:value-type="float" office:value="123.937900082365">
                <text:p>123.9379000823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3.0802823520188">
                <text:p>13.0802823520188</text:p>
              </table:table-cell>
              <table:table-cell office:value-type="float" office:value="125.473919964976">
                <text:p>125.4739199649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3.5180840081364">
                <text:p>13.5180840081364</text:p>
              </table:table-cell>
              <table:table-cell office:value-type="float" office:value="126.999986274524">
                <text:p>126.9999862745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3.9638259041665">
                <text:p>13.9638259041665</text:p>
              </table:table-cell>
              <table:table-cell office:value-type="float" office:value="128.516110800918">
                <text:p>128.5161108009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4.4175338422016">
                <text:p>14.4175338422016</text:p>
              </table:table-cell>
              <table:table-cell office:value-type="float" office:value="130.022305383211">
                <text:p>130.0223053832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4.8792333350905">
                <text:p>14.8792333350905</text:p>
              </table:table-cell>
              <table:table-cell office:value-type="float" office:value="131.518581910062">
                <text:p>131.5185819100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5.3489496137447">
                <text:p>15.3489496137447</text:p>
              </table:table-cell>
              <table:table-cell office:value-type="float" office:value="133.004952320223">
                <text:p>133.0049523202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5.8267076341605">
                <text:p>15.8267076341605</text:p>
              </table:table-cell>
              <table:table-cell office:value-type="float" office:value="134.481428603015">
                <text:p>134.4814286030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6.3125320841716">
                <text:p>16.3125320841716</text:p>
              </table:table-cell>
              <table:table-cell office:value-type="float" office:value="135.948022798827">
                <text:p>135.9480227988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6.8064473899458">
                <text:p>16.8064473899458</text:p>
              </table:table-cell>
              <table:table-cell office:value-type="float" office:value="137.404746999614">
                <text:p>137.4047469996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7.3084777222395">
                <text:p>17.3084777222395</text:p>
              </table:table-cell>
              <table:table-cell office:value-type="float" office:value="138.851613349403">
                <text:p>138.8516133494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7.8186470024214">
                <text:p>17.8186470024214</text:p>
              </table:table-cell>
              <table:table-cell office:value-type="float" office:value="140.28863404481">
                <text:p>140.288634044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8.336978908277">
                <text:p>18.336978908277</text:p>
              </table:table-cell>
              <table:table-cell office:value-type="float" office:value="141.715821335563">
                <text:p>141.7158213355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8.8634968796052">
                <text:p>18.8634968796052</text:p>
              </table:table-cell>
              <table:table-cell office:value-type="float" office:value="143.133187525033">
                <text:p>143.1331875250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9.3982241236159">
                <text:p>19.3982241236159</text:p>
              </table:table-cell>
              <table:table-cell office:value-type="float" office:value="144.540744970777">
                <text:p>144.5407449707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9.9411836201394">
                <text:p>19.9411836201394</text:p>
              </table:table-cell>
              <table:table-cell office:value-type="float" office:value="145.938506085081">
                <text:p>145.9385060850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0.4923981266552">
                <text:p>20.4923981266552</text:p>
              </table:table-cell>
              <table:table-cell office:value-type="float" office:value="147.326483335522">
                <text:p>147.3264833355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1.0518901831494">
                <text:p>21.0518901831494</text:p>
              </table:table-cell>
              <table:table-cell office:value-type="float" office:value="148.704689245533">
                <text:p>148.7046892455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1.6196821168085">
                <text:p>21.6196821168085</text:p>
              </table:table-cell>
              <table:table-cell office:value-type="float" office:value="150.073136394977">
                <text:p>150.0731363949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2.195796046556">
                <text:p>22.195796046556</text:p>
              </table:table-cell>
              <table:table-cell office:value-type="float" office:value="151.431837420734">
                <text:p>151.4318374207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2.7802538874411">
                <text:p>22.7802538874411</text:p>
              </table:table-cell>
              <table:table-cell office:value-type="float" office:value="152.780805017293">
                <text:p>152.7808050172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3.3730773548829">
                <text:p>23.3730773548829</text:p>
              </table:table-cell>
              <table:table-cell office:value-type="float" office:value="154.120051937354">
                <text:p>154.1200519373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3.9742879687796">
                <text:p>23.9742879687796</text:p>
              </table:table-cell>
              <table:table-cell office:value-type="float" office:value="155.449590992448">
                <text:p>155.4495909924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4.5839070574859">
                <text:p>24.5839070574859</text:p>
              </table:table-cell>
              <table:table-cell office:value-type="float" office:value="156.769435053555">
                <text:p>156.7694350535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5.2019557616664">
                <text:p>25.2019557616664</text:p>
              </table:table-cell>
              <table:table-cell office:value-type="float" office:value="158.079597051742">
                <text:p>158.0795970517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5.8284550380285">
                <text:p>25.8284550380285</text:p>
              </table:table-cell>
              <table:table-cell office:value-type="float" office:value="159.380089978806">
                <text:p>159.3800899788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6.4634256629409">
                <text:p>26.4634256629409</text:p>
              </table:table-cell>
              <table:table-cell office:value-type="float" office:value="160.67092688793">
                <text:p>160.670926887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7.1068882359419">
                <text:p>27.1068882359419</text:p>
              </table:table-cell>
              <table:table-cell office:value-type="float" office:value="161.952120894351">
                <text:p>161.9521208943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7.7588631831424">
                <text:p>27.7588631831424</text:p>
              </table:table-cell>
              <table:table-cell office:value-type="float" office:value="163.223685176039">
                <text:p>163.2236851760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8.4193707605277">
                <text:p>28.4193707605277</text:p>
              </table:table-cell>
              <table:table-cell office:value-type="float" office:value="164.485632974385">
                <text:p>164.4856329743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9.0884310571619">
                <text:p>29.0884310571619</text:p>
              </table:table-cell>
              <table:table-cell office:value-type="float" office:value="165.737977594903">
                <text:p>165.7379775949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9.7660639982992">
                <text:p>29.7660639982992</text:p>
              </table:table-cell>
              <table:table-cell office:value-type="float" office:value="166.980732407948">
                <text:p>166.9807324079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30.4522893484053">
                <text:p>30.4522893484053</text:p>
              </table:table-cell>
              <table:table-cell office:value-type="float" office:value="168.21391084944">
                <text:p>168.213910849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31.1471267140927">
                <text:p>31.1471267140927</text:p>
              </table:table-cell>
              <table:table-cell office:value-type="float" office:value="169.4375264216">
                <text:p>169.43752642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31.8505955469735">
                <text:p>31.8505955469735</text:p>
              </table:table-cell>
              <table:table-cell office:value-type="float" office:value="170.651592693712">
                <text:p>170.6515926937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32.5627151464314">
                <text:p>32.5627151464314</text:p>
              </table:table-cell>
              <table:table-cell office:value-type="float" office:value="171.856123302878">
                <text:p>171.8561233028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33.2835046623188">
                <text:p>33.2835046623188</text:p>
              </table:table-cell>
              <table:table-cell office:value-type="float" office:value="173.051131954807">
                <text:p>173.0511319548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34.0129830975776">
                <text:p>34.0129830975776</text:p>
              </table:table-cell>
              <table:table-cell office:value-type="float" office:value="174.236632424605">
                <text:p>174.2366324246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34.7511693107914">
                <text:p>34.7511693107914</text:p>
              </table:table-cell>
              <table:table-cell office:value-type="float" office:value="175.412638557583">
                <text:p>175.4126385575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35.498082018667">
                <text:p>35.498082018667</text:p>
              </table:table-cell>
              <table:table-cell office:value-type="float" office:value="176.57916427008">
                <text:p>176.579164270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36.2537397984515">
                <text:p>36.2537397984515</text:p>
              </table:table-cell>
              <table:table-cell office:value-type="float" office:value="177.736223550305">
                <text:p>177.7362235503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37.0181610902843">
                <text:p>37.0181610902843</text:p>
              </table:table-cell>
              <table:table-cell office:value-type="float" office:value="178.883830459187">
                <text:p>178.8838304591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37.7913641994889">
                <text:p>37.7913641994889</text:p>
              </table:table-cell>
              <table:table-cell office:value-type="float" office:value="180.021999131247">
                <text:p>180.0219991312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38.5733672988045">
                <text:p>38.5733672988045</text:p>
              </table:table-cell>
              <table:table-cell office:value-type="float" office:value="181.150743775483">
                <text:p>181.1507437754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39.3641884305611">
                <text:p>39.3641884305611</text:p>
              </table:table-cell>
              <table:table-cell office:value-type="float" office:value="182.270078676275">
                <text:p>182.2700786762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40.1638455087985">
                <text:p>40.1638455087985</text:p>
              </table:table-cell>
              <table:table-cell office:value-type="float" office:value="183.380018194305">
                <text:p>183.3800181943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40.9723563213333">
                <text:p>40.9723563213333</text:p>
              </table:table-cell>
              <table:table-cell office:value-type="float" office:value="184.480576767492">
                <text:p>184.4805767674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41.7897385317727">
                <text:p>41.7897385317727</text:p>
              </table:table-cell>
              <table:table-cell office:value-type="float" office:value="185.571768911952">
                <text:p>185.5717689119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42.61600968148">
                <text:p>42.61600968148</text:p>
              </table:table-cell>
              <table:table-cell office:value-type="float" office:value="186.653609222972">
                <text:p>186.6536092229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43.451187191491">
                <text:p>43.451187191491</text:p>
              </table:table-cell>
              <table:table-cell office:value-type="float" office:value="187.726112376002">
                <text:p>187.7261123760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44.2952883643842">
                <text:p>44.2952883643842</text:p>
              </table:table-cell>
              <table:table-cell office:value-type="float" office:value="188.78929312767">
                <text:p>188.789293127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45.1483303861062">
                <text:p>45.1483303861062</text:p>
              </table:table-cell>
              <table:table-cell office:value-type="float" office:value="189.843166316818">
                <text:p>189.8431663168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46.0103303277529">
                <text:p>46.0103303277529</text:p>
              </table:table-cell>
              <table:table-cell office:value-type="float" office:value="190.887746865551">
                <text:p>190.8877468655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46.8813051473095">
                <text:p>46.8813051473095</text:p>
              </table:table-cell>
              <table:table-cell office:value-type="float" office:value="191.923049780318">
                <text:p>191.9230497803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47.7612716913484">
                <text:p>47.7612716913484</text:p>
              </table:table-cell>
              <table:table-cell office:value-type="float" office:value="192.949090153005">
                <text:p>192.9490901530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48.6502466966888">
                <text:p>48.6502466966888</text:p>
              </table:table-cell>
              <table:table-cell office:value-type="float" office:value="193.96588316206">
                <text:p>193.965883162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49.5482467920174">
                <text:p>49.5482467920174</text:p>
              </table:table-cell>
              <table:table-cell office:value-type="float" office:value="194.973444073633">
                <text:p>194.9734440736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50.455288499472">
                <text:p>50.455288499472</text:p>
              </table:table-cell>
              <table:table-cell office:value-type="float" office:value="195.971788242744">
                <text:p>195.9717882427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51.3713882361894">
                <text:p>51.3713882361894</text:p>
              </table:table-cell>
              <table:table-cell office:value-type="float" office:value="196.960931114473">
                <text:p>196.9609311144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52.2965623158182">
                <text:p>52.2965623158182</text:p>
              </table:table-cell>
              <table:table-cell office:value-type="float" office:value="197.94088822518">
                <text:p>197.940888225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53.2308269499981">
                <text:p>53.2308269499981</text:p>
              </table:table-cell>
              <table:table-cell office:value-type="float" office:value="198.911675203742">
                <text:p>198.9116752037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54.1741982498061">
                <text:p>54.1741982498061</text:p>
              </table:table-cell>
              <table:table-cell office:value-type="float" office:value="199.873307772829">
                <text:p>199.8733077728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55.1266922271712">
                <text:p>55.1266922271712</text:p>
              </table:table-cell>
              <table:table-cell office:value-type="float" office:value="200.825801750194">
                <text:p>200.8258017501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56.0883247962579">
                <text:p>56.0883247962579</text:p>
              </table:table-cell>
              <table:table-cell office:value-type="float" office:value="201.769173050002">
                <text:p>201.7691730500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57.0591117748203">
                <text:p>57.0591117748203</text:p>
              </table:table-cell>
              <table:table-cell office:value-type="float" office:value="202.703437684182">
                <text:p>202.7034376841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58.0390688855266">
                <text:p>58.0390688855266</text:p>
              </table:table-cell>
              <table:table-cell office:value-type="float" office:value="203.628611763811">
                <text:p>203.6286117638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59.0282117572559">
                <text:p>59.0282117572559</text:p>
              </table:table-cell>
              <table:table-cell office:value-type="float" office:value="204.544711500528">
                <text:p>204.5447115005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60.0265559263666">
                <text:p>60.0265559263666</text:p>
              </table:table-cell>
              <table:table-cell office:value-type="float" office:value="205.451753207983">
                <text:p>205.4517532079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61.0341168379398">
                <text:p>61.0341168379398</text:p>
              </table:table-cell>
              <table:table-cell office:value-type="float" office:value="206.349753303311">
                <text:p>206.3497533033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62.050909846995">
                <text:p>62.050909846995</text:p>
              </table:table-cell>
              <table:table-cell office:value-type="float" office:value="207.238728308652">
                <text:p>207.2387283086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63.0769502196823">
                <text:p>63.0769502196823</text:p>
              </table:table-cell>
              <table:table-cell office:value-type="float" office:value="208.118694852691">
                <text:p>208.1186948526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64.1122531344487">
                <text:p>64.1122531344487</text:p>
              </table:table-cell>
              <table:table-cell office:value-type="float" office:value="208.989669672247">
                <text:p>208.9896696722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65.1568336831817">
                <text:p>65.1568336831817</text:p>
              </table:table-cell>
              <table:table-cell office:value-type="float" office:value="209.851669613894">
                <text:p>209.8516696138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66.2107068723295">
                <text:p>66.2107068723295</text:p>
              </table:table-cell>
              <table:table-cell office:value-type="float" office:value="210.704711635616">
                <text:p>210.7047116356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67.2738876239984">
                <text:p>67.2738876239984</text:p>
              </table:table-cell>
              <table:table-cell office:value-type="float" office:value="211.548812808509">
                <text:p>211.54881280850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68.3463907770285">
                <text:p>68.3463907770285</text:p>
              </table:table-cell>
              <table:table-cell office:value-type="float" office:value="212.38399031852">
                <text:p>212.383990318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69.4282310880483">
                <text:p>69.4282310880483</text:p>
              </table:table-cell>
              <table:table-cell office:value-type="float" office:value="213.210261468227">
                <text:p>213.2102614682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70.5194232325084">
                <text:p>70.5194232325084</text:p>
              </table:table-cell>
              <table:table-cell office:value-type="float" office:value="214.027643678667">
                <text:p>214.0276436786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71.6199818056953">
                <text:p>71.6199818056953</text:p>
              </table:table-cell>
              <table:table-cell office:value-type="float" office:value="214.836154491201">
                <text:p>214.8361544912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72.7299213237247">
                <text:p>72.7299213237247</text:p>
              </table:table-cell>
              <table:table-cell office:value-type="float" office:value="215.635811569439">
                <text:p>215.6358115694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73.849256224517">
                <text:p>73.849256224517</text:p>
              </table:table-cell>
              <table:table-cell office:value-type="float" office:value="216.426632701195">
                <text:p>216.4266327011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74.9780008687533">
                <text:p>74.9780008687533</text:p>
              </table:table-cell>
              <table:table-cell office:value-type="float" office:value="217.208635800511">
                <text:p>217.2086358005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76.116169540813">
                <text:p>76.116169540813</text:p>
              </table:table-cell>
              <table:table-cell office:value-type="float" office:value="217.981838909716">
                <text:p>217.9818389097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77.263776449695">
                <text:p>77.263776449695</text:p>
              </table:table-cell>
              <table:table-cell office:value-type="float" office:value="218.746260201548">
                <text:p>218.7462602015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78.42083572992">
                <text:p>78.42083572992</text:p>
              </table:table-cell>
              <table:table-cell office:value-type="float" office:value="219.501917981333">
                <text:p>219.501917981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79.5873614424173">
                <text:p>79.5873614424173</text:p>
              </table:table-cell>
              <table:table-cell office:value-type="float" office:value="220.248830689209">
                <text:p>220.2488306892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80.7633675753947">
                <text:p>80.7633675753947</text:p>
              </table:table-cell>
              <table:table-cell office:value-type="float" office:value="220.987016902422">
                <text:p>220.9870169024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81.9488680451925">
                <text:p>81.9488680451925</text:p>
              </table:table-cell>
              <table:table-cell office:value-type="float" office:value="221.716495337681">
                <text:p>221.7164953376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83.143876697122">
                <text:p>83.143876697122</text:p>
              </table:table-cell>
              <table:table-cell office:value-type="float" office:value="222.437284853569">
                <text:p>222.4372848535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84.3484073062883">
                <text:p>84.3484073062883</text:p>
              </table:table-cell>
              <table:table-cell office:value-type="float" office:value="223.149404453027">
                <text:p>223.1494044530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85.5624735783996">
                <text:p>85.5624735783996</text:p>
              </table:table-cell>
              <table:table-cell office:value-type="float" office:value="223.852873285907">
                <text:p>223.8528732859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86.7860891505603">
                <text:p>86.7860891505603</text:p>
              </table:table-cell>
              <table:table-cell office:value-type="float" office:value="224.547710651595">
                <text:p>224.5477106515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88.0192675920516">
                <text:p>88.0192675920516</text:p>
              </table:table-cell>
              <table:table-cell office:value-type="float" office:value="225.233936001701">
                <text:p>225.2339360017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89.262022405097">
                <text:p>89.262022405097</text:p>
              </table:table-cell>
              <table:table-cell office:value-type="float" office:value="225.911568942838">
                <text:p>225.9115689428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90.5143670256155">
                <text:p>90.5143670256155</text:p>
              </table:table-cell>
              <table:table-cell office:value-type="float" office:value="226.580629239472">
                <text:p>226.5806292394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91.7763148239609">
                <text:p>91.7763148239609</text:p>
              </table:table-cell>
              <table:table-cell office:value-type="float" office:value="227.241136816858">
                <text:p>227.2411368168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93.0478791056486">
                <text:p>93.0478791056486</text:p>
              </table:table-cell>
              <table:table-cell office:value-type="float" office:value="227.893111764058">
                <text:p>227.8931117640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94.3290731120699">
                <text:p>94.3290731120699</text:p>
              </table:table-cell>
              <table:table-cell office:value-type="float" office:value="228.536574337059">
                <text:p>228.5365743370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95.6199100211938">
                <text:p>95.6199100211938</text:p>
              </table:table-cell>
              <table:table-cell office:value-type="float" office:value="229.171544961971">
                <text:p>229.1715449619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96.9204029482576">
                <text:p>96.9204029482576</text:p>
              </table:table-cell>
              <table:table-cell office:value-type="float" office:value="229.798044238334">
                <text:p>229.7980442383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98.2305649464447">
                <text:p>98.2305649464447</text:p>
              </table:table-cell>
              <table:table-cell office:value-type="float" office:value="230.416092942514">
                <text:p>230.4160929425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99.550409007552">
                <text:p>99.550409007552</text:p>
              </table:table-cell>
              <table:table-cell office:value-type="float" office:value="231.02571203122">
                <text:p>231.025712031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00.879948062646">
                <text:p>100.879948062646</text:p>
              </table:table-cell>
              <table:table-cell office:value-type="float" office:value="231.626922645117">
                <text:p>231.6269226451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02.219194982707">
                <text:p>102.219194982707</text:p>
              </table:table-cell>
              <table:table-cell office:value-type="float" office:value="232.219746112559">
                <text:p>232.2197461125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03.568162579266">
                <text:p>103.568162579266</text:p>
              </table:table-cell>
              <table:table-cell office:value-type="float" office:value="232.804203953444">
                <text:p>232.8042039534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04.926863605023">
                <text:p>104.926863605023</text:p>
              </table:table-cell>
              <table:table-cell office:value-type="float" office:value="233.380317883192">
                <text:p>233.3803178831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06.295310754467">
                <text:p>106.295310754467</text:p>
              </table:table-cell>
              <table:table-cell office:value-type="float" office:value="233.948109816851">
                <text:p>233.9481098168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07.673516664478">
                <text:p>107.673516664478</text:p>
              </table:table-cell>
              <table:table-cell office:value-type="float" office:value="234.507601873345">
                <text:p>234.5076018733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09.06149391492">
                <text:p>109.06149391492</text:p>
              </table:table-cell>
              <table:table-cell office:value-type="float" office:value="235.058816379861">
                <text:p>235.0588163798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10.459255029223">
                <text:p>110.459255029223</text:p>
              </table:table-cell>
              <table:table-cell office:value-type="float" office:value="235.601775876384">
                <text:p>235.6017758763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11.866812474967">
                <text:p>111.866812474967</text:p>
              </table:table-cell>
              <table:table-cell office:value-type="float" office:value="236.136503120395">
                <text:p>236.1365031203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13.284178664437">
                <text:p>113.284178664437</text:p>
              </table:table-cell>
              <table:table-cell office:value-type="float" office:value="236.663021091723">
                <text:p>236.6630210917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14.71136595519">
                <text:p>114.71136595519</text:p>
              </table:table-cell>
              <table:table-cell office:value-type="float" office:value="237.181352997579">
                <text:p>237.1813529975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16.148386650597">
                <text:p>116.148386650597</text:p>
              </table:table-cell>
              <table:table-cell office:value-type="float" office:value="237.69152227776">
                <text:p>237.691522277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17.595253000386">
                <text:p>117.595253000386</text:p>
              </table:table-cell>
              <table:table-cell office:value-type="float" office:value="238.193552610054">
                <text:p>238.1935526100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19.051977201173">
                <text:p>119.051977201173</text:p>
              </table:table-cell>
              <table:table-cell office:value-type="float" office:value="238.687467915828">
                <text:p>238.6874679158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20.518571396985">
                <text:p>120.518571396985</text:p>
              </table:table-cell>
              <table:table-cell office:value-type="float" office:value="239.173292365839">
                <text:p>239.1732923658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21.995047679777">
                <text:p>121.995047679777</text:p>
              </table:table-cell>
              <table:table-cell office:value-type="float" office:value="239.651050386255">
                <text:p>239.6510503862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23.481418089938">
                <text:p>123.481418089938</text:p>
              </table:table-cell>
              <table:table-cell office:value-type="float" office:value="240.120766664909">
                <text:p>240.1207666649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24.977694616789">
                <text:p>124.977694616789</text:p>
              </table:table-cell>
              <table:table-cell office:value-type="float" office:value="240.582466157798">
                <text:p>240.5824661577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26.483889199082">
                <text:p>126.483889199082</text:p>
              </table:table-cell>
              <table:table-cell office:value-type="float" office:value="241.036174095833">
                <text:p>241.0361740958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28.000013725476">
                <text:p>128.000013725476</text:p>
              </table:table-cell>
              <table:table-cell office:value-type="float" office:value="241.481915991864">
                <text:p>241.4819159918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29.526080035024">
                <text:p>129.526080035024</text:p>
              </table:table-cell>
              <table:table-cell office:value-type="float" office:value="241.919717647981">
                <text:p>241.9197176479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31.062099917635">
                <text:p>131.062099917635</text:p>
              </table:table-cell>
              <table:table-cell office:value-type="float" office:value="242.349605163129">
                <text:p>242.34960516312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32.608085114544">
                <text:p>132.608085114544</text:p>
              </table:table-cell>
              <table:table-cell office:value-type="float" office:value="242.771604941024">
                <text:p>242.7716049410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34.164047318766">
                <text:p>134.164047318766</text:p>
              </table:table-cell>
              <table:table-cell office:value-type="float" office:value="243.185743698416">
                <text:p>243.1857436984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35.729998175549">
                <text:p>135.729998175549</text:p>
              </table:table-cell>
              <table:table-cell office:value-type="float" office:value="243.592048473705">
                <text:p>243.5920484737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37.305949282812">
                <text:p>137.305949282812</text:p>
              </table:table-cell>
              <table:table-cell office:value-type="float" office:value="243.990546635929">
                <text:p>243.9905466359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38.891912191589">
                <text:p>138.891912191589</text:p>
              </table:table-cell>
              <table:table-cell office:value-type="float" office:value="244.381265894156">
                <text:p>244.3812658941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40.487898406456">
                <text:p>140.487898406456</text:p>
              </table:table-cell>
              <table:table-cell office:value-type="float" office:value="244.764234307295">
                <text:p>244.7642343072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42.093919385957">
                <text:p>142.093919385957</text:p>
              </table:table-cell>
              <table:table-cell office:value-type="float" office:value="245.139480294363">
                <text:p>245.1394802943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43.709986543023">
                <text:p>143.709986543023</text:p>
              </table:table-cell>
              <table:table-cell office:value-type="float" office:value="245.507032645222">
                <text:p>245.5070326452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45.336111245385">
                <text:p>145.336111245385</text:p>
              </table:table-cell>
              <table:table-cell office:value-type="float" office:value="245.866920531836">
                <text:p>245.8669205318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46.97230481598">
                <text:p>146.97230481598</text:p>
              </table:table-cell>
              <table:table-cell office:value-type="float" office:value="246.219173520056">
                <text:p>246.2191735200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48.618578533353">
                <text:p>148.618578533353</text:p>
              </table:table-cell>
              <table:table-cell office:value-type="float" office:value="246.563821582002">
                <text:p>246.5638215820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50.274943632055">
                <text:p>150.274943632055</text:p>
              </table:table-cell>
              <table:table-cell office:value-type="float" office:value="246.900895109045">
                <text:p>246.9008951090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51.941411303029">
                <text:p>151.941411303029</text:p>
              </table:table-cell>
              <table:table-cell office:value-type="float" office:value="247.230424925464">
                <text:p>247.2304249254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53.617992693999">
                <text:p>153.617992693999</text:p>
              </table:table-cell>
              <table:table-cell office:value-type="float" office:value="247.552442302804">
                <text:p>247.5524423028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55.304698909848">
                <text:p>155.304698909848</text:p>
              </table:table-cell>
              <table:table-cell office:value-type="float" office:value="247.866978974991">
                <text:p>247.8669789749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57.001541012989">
                <text:p>157.001541012989</text:p>
              </table:table-cell>
              <table:table-cell office:value-type="float" office:value="248.174067154268">
                <text:p>248.1740671542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58.708530023744">
                <text:p>158.708530023744</text:p>
              </table:table-cell>
              <table:table-cell office:value-type="float" office:value="248.473739547995">
                <text:p>248.4737395479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60.425676920696">
                <text:p>160.425676920696</text:p>
              </table:table-cell>
              <table:table-cell office:value-type="float" office:value="248.766029376403">
                <text:p>248.7660293764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62.152992641058">
                <text:p>162.152992641058</text:p>
              </table:table-cell>
              <table:table-cell office:value-type="float" office:value="249.050970391352">
                <text:p>249.0509703913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63.890488081024">
                <text:p>163.890488081024</text:p>
              </table:table-cell>
              <table:table-cell office:value-type="float" office:value="249.328596896191">
                <text:p>249.3285968961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65.638174096119">
                <text:p>165.638174096119</text:p>
              </table:table-cell>
              <table:table-cell office:value-type="float" office:value="249.598943766796">
                <text:p>249.5989437667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67.396061501545">
                <text:p>167.396061501545</text:p>
              </table:table-cell>
              <table:table-cell office:value-type="float" office:value="249.862046473894">
                <text:p>249.8620464738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69.16416107252">
                <text:p>169.16416107252</text:p>
              </table:table-cell>
              <table:table-cell office:value-type="float" office:value="250.117941106781">
                <text:p>250.11794110678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70.942483544617">
                <text:p>170.942483544617</text:p>
              </table:table-cell>
              <table:table-cell office:value-type="float" office:value="250.366664398542">
                <text:p>250.3666643985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72.731039614093">
                <text:p>172.731039614093</text:p>
              </table:table-cell>
              <table:table-cell office:value-type="float" office:value="250.608253752924">
                <text:p>250.6082537529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74.52983993822">
                <text:p>174.52983993822</text:p>
              </table:table-cell>
              <table:table-cell office:value-type="float" office:value="250.842747272999">
                <text:p>250.8427472729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76.338895135604">
                <text:p>176.338895135604</text:p>
              </table:table-cell>
              <table:table-cell office:value-type="float" office:value="251.070183791794">
                <text:p>251.0701837917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78.158215786508">
                <text:p>178.158215786508</text:p>
              </table:table-cell>
              <table:table-cell office:value-type="float" office:value="251.290602905066">
                <text:p>251.29060290506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79.987812433165">
                <text:p>179.987812433165</text:p>
              </table:table-cell>
              <table:table-cell office:value-type="float" office:value="251.504045006437">
                <text:p>251.5040450064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81.827695580089">
                <text:p>181.827695580089</text:p>
              </table:table-cell>
              <table:table-cell office:value-type="float" office:value="251.710551325126">
                <text:p>251.7105513251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83.677875694383">
                <text:p>183.677875694383</text:p>
              </table:table-cell>
              <table:table-cell office:value-type="float" office:value="251.910163966548">
                <text:p>251.9101639665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85.538363206041">
                <text:p>185.538363206041</text:p>
              </table:table-cell>
              <table:table-cell office:value-type="float" office:value="252.102925956081">
                <text:p>252.1029259560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87.409168508249">
                <text:p>187.409168508249</text:p>
              </table:table-cell>
              <table:table-cell office:value-type="float" office:value="252.288881286344">
                <text:p>252.2888812863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89.290301957679">
                <text:p>189.290301957679</text:p>
              </table:table-cell>
              <table:table-cell office:value-type="float" office:value="252.468074968396">
                <text:p>252.46807496839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91.181773874782">
                <text:p>191.181773874782</text:p>
              </table:table-cell>
              <table:table-cell office:value-type="float" office:value="252.640553087287">
                <text:p>252.64055308728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93.083594544073">
                <text:p>193.083594544073</text:p>
              </table:table-cell>
              <table:table-cell office:value-type="float" office:value="252.806362862509">
                <text:p>252.8063628625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94.995774214424">
                <text:p>194.995774214424</text:p>
              </table:table-cell>
              <table:table-cell office:value-type="float" office:value="252.965552713924">
                <text:p>252.9655527139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96.918323099333">
                <text:p>196.918323099333</text:p>
              </table:table-cell>
              <table:table-cell office:value-type="float" office:value="253.118172333898">
                <text:p>253.1181723338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98.851251377213">
                <text:p>198.851251377213</text:p>
              </table:table-cell>
              <table:table-cell office:value-type="float" office:value="253.264272766433">
                <text:p>253.2642727664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200.794569191661">
                <text:p>200.794569191661</text:p>
              </table:table-cell>
              <table:table-cell office:value-type="float" office:value="253.403906494282">
                <text:p>253.40390649428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202.748286651728">
                <text:p>202.748286651728</text:p>
              </table:table-cell>
              <table:table-cell office:value-type="float" office:value="253.537127535159">
                <text:p>253.5371275351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204.71241383219">
                <text:p>204.71241383219</text:p>
              </table:table-cell>
              <table:table-cell office:value-type="float" office:value="253.66399154841">
                <text:p>253.6639915484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206.686960773809">
                <text:p>206.686960773809</text:p>
              </table:table-cell>
              <table:table-cell office:value-type="float" office:value="253.784555953731">
                <text:p>253.7845559537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208.671937483598">
                <text:p>208.671937483598</text:p>
              </table:table-cell>
              <table:table-cell office:value-type="float" office:value="253.898880063892">
                <text:p>253.8988800638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210.667353935078">
                <text:p>210.667353935078</text:p>
              </table:table-cell>
              <table:table-cell office:value-type="float" office:value="254.007025233778">
                <text:p>254.0070252337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212.673220068531">
                <text:p>212.673220068531</text:p>
              </table:table-cell>
              <table:table-cell office:value-type="float" office:value="254.109055028645">
                <text:p>254.10905502864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14.689545791254">
                <text:p>214.689545791254</text:p>
              </table:table-cell>
              <table:table-cell office:value-type="float" office:value="254.205035415089">
                <text:p>254.20503541508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16.716340977808">
                <text:p>216.716340977808</text:p>
              </table:table-cell>
              <table:table-cell office:value-type="float" office:value="254.29503497914">
                <text:p>254.295034979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18.753615470263">
                <text:p>218.753615470263</text:p>
              </table:table-cell>
              <table:table-cell office:value-type="float" office:value="254.379125176993">
                <text:p>254.37912517699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20.801379078445">
                <text:p>220.801379078445</text:p>
              </table:table-cell>
              <table:table-cell office:value-type="float" office:value="254.457380625406">
                <text:p>254.4573806254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222.85964158017">
                <text:p>222.85964158017</text:p>
              </table:table-cell>
              <table:table-cell office:value-type="float" office:value="254.529879440831">
                <text:p>254.52987944083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224.92841272149">
                <text:p>224.92841272149</text:p>
              </table:table-cell>
              <table:table-cell office:value-type="float" office:value="254.596703639117">
                <text:p>254.59670363911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227.007702216918">
                <text:p>227.007702216918</text:p>
              </table:table-cell>
              <table:table-cell office:value-type="float" office:value="254.657939611538">
                <text:p>254.65793961153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229.097519749671">
                <text:p>229.097519749671</text:p>
              </table:table-cell>
              <table:table-cell office:value-type="float" office:value="254.713678698458">
                <text:p>254.7136786984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231.19787497189">
                <text:p>231.19787497189</text:p>
              </table:table-cell>
              <table:table-cell office:value-type="float" office:value="254.764017890093">
                <text:p>254.76401789009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233.308777504874">
                <text:p>233.308777504874</text:p>
              </table:table-cell>
              <table:table-cell office:value-type="float" office:value="254.809060696063">
                <text:p>254.8090606960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235.4302369393">
                <text:p>235.4302369393</text:p>
              </table:table-cell>
              <table:table-cell office:value-type="float" office:value="254.848918244436">
                <text:p>254.84891824443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237.562262835447">
                <text:p>237.562262835447</text:p>
              </table:table-cell>
              <table:table-cell office:value-type="float" office:value="254.883710701537">
                <text:p>254.88371070153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239.704864723415">
                <text:p>239.704864723415</text:p>
              </table:table-cell>
              <table:table-cell office:value-type="float" office:value="254.913569155332">
                <text:p>254.9135691553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241.858052103342">
                <text:p>241.858052103342</text:p>
              </table:table-cell>
              <table:table-cell office:value-type="float" office:value="254.938638196773">
                <text:p>254.93863819677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244.021834445616">
                <text:p>244.021834445616</text:p>
              </table:table-cell>
              <table:table-cell office:value-type="float" office:value="254.959079607652">
                <text:p>254.95907960765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246.196221191091">
                <text:p>246.196221191091</text:p>
              </table:table-cell>
              <table:table-cell office:value-type="float" office:value="254.975077924656">
                <text:p>254.9750779246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248.381221751295">
                <text:p>248.381221751295</text:p>
              </table:table-cell>
              <table:table-cell office:value-type="float" office:value="254.986849490852">
                <text:p>254.98684949085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250.576845508636">
                <text:p>250.576845508636</text:p>
              </table:table-cell>
              <table:table-cell office:value-type="float" office:value="254.994658925218">
                <text:p>254.99465892521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52.78310181661">
                <text:p>252.78310181661</text:p>
              </table:table-cell>
              <table:table-cell office:value-type="float" office:value="254.998855348945">
                <text:p>254.9988553489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5.2$Windows_x86 LibreOffice_project/5464147a081647a250913f19c0715bca595af2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